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Sans-Bold" svg:font-family="NimbusSans-Bold"/>
    <style:font-face style:name="NimbusSans-Regular" svg:font-family="NimbusSans-Regular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solid" draw:fill-color="#dcdcdc" loext:decorative="false"/>
    </style:style>
    <style:style style:name="gr4" style:family="graphic" style:parent-style-name="standard">
      <style:graphic-properties draw:stroke="solid" svg:stroke-width="0.019cm" svg:stroke-color="#000000" draw:stroke-linejoin="miter" svg:stroke-linecap="square" draw:fill="none" fo:padding-top="0.009cm" fo:padding-bottom="0.009cm" fo:padding-left="0.009cm" fo:padding-right="0.009cm" loext:decorative="fals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4pt" style:font-size-asian="14pt" style:font-size-complex="14pt"/>
    </style:style>
    <style:style style:name="P4" style:family="paragraph">
      <loext:graphic-properties draw:fill="solid" draw:fill-color="#dcdcdc"/>
    </style:style>
    <style:style style:name="P5" style:family="paragraph">
      <loext:graphic-properties draw:fill="none"/>
    </style:style>
    <style:style style:name="P6" style:family="paragraph">
      <loext:graphic-properties draw:fill="none"/>
      <style:text-properties fo:font-size="12pt" style:font-size-asian="12pt" style:font-size-complex="12pt"/>
    </style:style>
    <style:style style:name="P7" style:family="paragraph">
      <loext:graphic-properties draw:fill="none"/>
      <style:text-properties fo:font-size="10pt" style:font-size-asian="10pt" style:font-size-complex="10pt"/>
    </style:style>
    <style:style style:name="T1" style:family="text">
      <style:text-properties fo:color="#000000" loext:opacity="100%" style:font-name="NimbusSans-Bold" fo:font-size="14pt" fo:font-weight="bold" style:font-name-asian="NimbusSans-Bold" style:font-size-asian="14pt" style:font-weight-asian="bold" style:font-name-complex="NimbusSans-Bold" style:font-size-complex="14pt" style:font-weight-complex="bold"/>
    </style:style>
    <style:style style:name="T2" style:family="text">
      <style:text-properties fo:color="#000000" loext:opacity="100%" style:font-name="NimbusSans-Bold" fo:font-size="12pt" fo:font-weight="bold" style:font-name-asian="NimbusSans-Bold" style:font-size-asian="12pt" style:font-weight-asian="bold" style:font-name-complex="NimbusSans-Bold" style:font-size-complex="12pt" style:font-weight-complex="bold"/>
    </style:style>
    <style:style style:name="T3" style:family="text">
      <style:text-properties fo:color="#000000" loext:opacity="100%" style:font-name="NimbusSans-Regular" fo:font-size="10pt" fo:font-weight="normal" style:font-name-asian="NimbusSans-Regular" style:font-size-asian="10pt" style:font-weight-asian="normal" style:font-name-complex="NimbusSans-Regular" style:font-size-complex="10pt" style:font-weight-complex="normal"/>
    </style:style>
    <style:style style:name="T4" style:family="text">
      <style:text-properties fo:color="#000000" loext:opacity="100%" style:font-name="NimbusSans-Bold" fo:font-size="10pt" fo:font-weight="bold" style:font-name-asian="NimbusSans-Bold" style:font-size-asian="10pt" style:font-weight-asian="bold" style:font-name-complex="NimbusSans-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0.998cm" svg:height="29.699cm" svg:x="0cm" svg:y="0cm" svg:viewBox="0 0 20999 29700" draw:points="0,0 20999,0 20999,29700 0,29700">
          <text:p/>
        </draw:polygon>
        <draw:frame draw:style-name="gr2" draw:text-style-name="P3" draw:layer="layout" svg:width="10.636cm" svg:height="0.674cm" svg:x="5.368cm" svg:y="1.12cm">
          <draw:text-box>
            <text:p text:style-name="P2"><text:span text:style-name="T1">Yearly Absence Summary 40 or More Hours</text:span></text:p>
          </draw:text-box>
        </draw:frame>
        <draw:polygon draw:style-name="gr3" draw:text-style-name="P4" draw:layer="layout" svg:width="10cm" svg:height="0.801cm" svg:x="0.999cm" svg:y="3.3cm" svg:viewBox="0 0 10001 802" draw:points="0,0 10001,0 10001,802 0,802">
          <text:p/>
        </draw:polygon>
        <draw:polygon draw:style-name="gr4" draw:text-style-name="P5" draw:layer="layout" svg:width="10cm" svg:height="0.801cm" svg:x="0.999cm" svg:y="3.3cm" svg:viewBox="0 0 10001 802" draw:points="0,0 10001,0 10001,802 0,802">
          <text:p/>
        </draw:polygon>
        <draw:frame draw:style-name="gr5" draw:text-style-name="P6" draw:layer="layout" svg:width="4.693cm" svg:height="0.577cm" svg:x="1.1cm" svg:y="2.576cm">
          <draw:text-box>
            <text:p text:style-name="P2"><text:span text:style-name="T2">URBANA ELEMENTARY</text:span></text:p>
          </draw:text-box>
        </draw:frame>
        <draw:polygon draw:style-name="gr3" draw:text-style-name="P4" draw:layer="layout" svg:width="2.2cm" svg:height="0.801cm" svg:x="10.999cm" svg:y="3.3cm" svg:viewBox="0 0 2201 802" draw:points="0,0 2201,0 2201,802 0,802">
          <text:p/>
        </draw:polygon>
        <draw:polygon draw:style-name="gr4" draw:text-style-name="P5" draw:layer="layout" svg:width="2.2cm" svg:height="0.801cm" svg:x="10.999cm" svg:y="3.3cm" svg:viewBox="0 0 2201 802" draw:points="0,0 2201,0 2201,802 0,802">
          <text:p/>
        </draw:polygon>
        <draw:frame draw:style-name="gr6" draw:text-style-name="P7" draw:layer="layout" svg:width="1.723cm" svg:height="0.48cm" svg:x="18.214cm" svg:y="2.63cm">
          <draw:text-box>
            <text:p text:style-name="P2"><text:span text:style-name="T3">2024-2025</text:span></text:p>
          </draw:text-box>
        </draw:frame>
        <draw:polygon draw:style-name="gr3" draw:text-style-name="P4" draw:layer="layout" svg:width="2.202cm" svg:height="0.801cm" svg:x="13.199cm" svg:y="3.3cm" svg:viewBox="0 0 2203 802" draw:points="0,0 2203,0 2203,802 0,802">
          <text:p/>
        </draw:polygon>
        <draw:polygon draw:style-name="gr4" draw:text-style-name="P5" draw:layer="layout" svg:width="2.202cm" svg:height="0.801cm" svg:x="13.199cm" svg:y="3.3cm" svg:viewBox="0 0 2203 802" draw:points="0,0 2203,0 2203,802 0,802">
          <text:p/>
        </draw:polygon>
        <draw:frame draw:style-name="gr6" draw:text-style-name="P7" draw:layer="layout" svg:width="3.188cm" svg:height="0.48cm" svg:x="1.1cm" svg:y="3.43cm">
          <draw:text-box>
            <text:p text:style-name="P2"><text:span text:style-name="T4">John Doe <text:s/>#115936</text:span></text:p>
          </draw:text-box>
        </draw:frame>
        <draw:polygon draw:style-name="gr3" draw:text-style-name="P4" draw:layer="layout" svg:width="2.202cm" svg:height="0.801cm" svg:x="15.399cm" svg:y="3.3cm" svg:viewBox="0 0 2203 802" draw:points="0,0 2203,0 2203,802 0,802">
          <text:p/>
        </draw:polygon>
        <draw:polygon draw:style-name="gr4" draw:text-style-name="P5" draw:layer="layout" svg:width="2.202cm" svg:height="0.801cm" svg:x="15.399cm" svg:y="3.3cm" svg:viewBox="0 0 2203 802" draw:points="0,0 2203,0 2203,802 0,802">
          <text:p/>
        </draw:polygon>
        <draw:frame draw:style-name="gr6" draw:text-style-name="P7" draw:layer="layout" svg:width="0.88cm" svg:height="0.48cm" svg:x="11.679cm" svg:y="3.43cm">
          <draw:text-box>
            <text:p text:style-name="P2"><text:span text:style-name="T4">Daily</text:span></text:p>
          </draw:text-box>
        </draw:frame>
        <draw:polygon draw:style-name="gr3" draw:text-style-name="P4" draw:layer="layout" svg:width="2.2cm" svg:height="0.801cm" svg:x="17.6cm" svg:y="3.3cm" svg:viewBox="0 0 2201 802" draw:points="0,0 2201,0 2201,802 0,802">
          <text:p/>
        </draw:polygon>
        <draw:polygon draw:style-name="gr4" draw:text-style-name="P5" draw:layer="layout" svg:width="2.2cm" svg:height="0.801cm" svg:x="17.6cm" svg:y="3.3cm" svg:viewBox="0 0 2201 802" draw:points="0,0 2201,0 2201,802 0,802">
          <text:p/>
        </draw:polygon>
        <draw:frame draw:style-name="gr6" draw:text-style-name="P7" draw:layer="layout" svg:width="2.139cm" svg:height="0.48cm" svg:x="13.251cm" svg:y="3.43cm">
          <draw:text-box>
            <text:p text:style-name="P2"><text:span text:style-name="T4">Consecutive</text:span></text:p>
          </draw:text-box>
        </draw:frame>
        <draw:polygon draw:style-name="gr3" draw:text-style-name="P4" draw:layer="layout" svg:width="6.301cm" svg:height="0.802cm" svg:x="0.999cm" svg:y="4.099cm" svg:viewBox="0 0 6302 803" draw:points="0,0 6302,0 6302,803 0,803">
          <text:p/>
        </draw:polygon>
        <draw:polygon draw:style-name="gr4" draw:text-style-name="P5" draw:layer="layout" svg:width="6.301cm" svg:height="0.802cm" svg:x="0.999cm" svg:y="4.099cm" svg:viewBox="0 0 6302 803" draw:points="0,0 6302,0 6302,803 0,803">
          <text:p/>
        </draw:polygon>
        <draw:frame draw:style-name="gr6" draw:text-style-name="P7" draw:layer="layout" svg:width="1.468cm" svg:height="0.48cm" svg:x="15.824cm" svg:y="3.43cm">
          <draw:text-box>
            <text:p text:style-name="P2"><text:span text:style-name="T4">Monthly</text:span></text:p>
          </draw:text-box>
        </draw:frame>
        <draw:polygon draw:style-name="gr3" draw:text-style-name="P4" draw:layer="layout" svg:width="6.402cm" svg:height="0.802cm" svg:x="7.299cm" svg:y="4.099cm" svg:viewBox="0 0 6403 803" draw:points="0,0 6403,0 6403,803 0,803">
          <text:p/>
        </draw:polygon>
        <draw:polygon draw:style-name="gr4" draw:text-style-name="P5" draw:layer="layout" svg:width="6.402cm" svg:height="0.802cm" svg:x="7.299cm" svg:y="4.099cm" svg:viewBox="0 0 6403 803" draw:points="0,0 6403,0 6403,803 0,803">
          <text:p/>
        </draw:polygon>
        <draw:frame draw:style-name="gr6" draw:text-style-name="P7" draw:layer="layout" svg:width="1.927cm" svg:height="0.48cm" svg:x="17.749cm" svg:y="3.43cm">
          <draw:text-box>
            <text:p text:style-name="P2"><text:span text:style-name="T4">Thresholds</text:span></text:p>
          </draw:text-box>
        </draw:frame>
        <draw:polygon draw:style-name="gr3" draw:text-style-name="P4" draw:layer="layout" svg:width="6.301cm" svg:height="0.802cm" svg:x="13.699cm" svg:y="4.099cm" svg:viewBox="0 0 6302 803" draw:points="0,0 6302,0 6302,803 0,803">
          <text:p/>
        </draw:polygon>
        <draw:polygon draw:style-name="gr4" draw:text-style-name="P5" draw:layer="layout" svg:width="6.301cm" svg:height="0.802cm" svg:x="13.699cm" svg:y="4.099cm" svg:viewBox="0 0 6302 803" draw:points="0,0 6302,0 6302,803 0,803">
          <text:p/>
        </draw:polygon>
        <draw:frame draw:style-name="gr6" draw:text-style-name="P7" draw:layer="layout" svg:width="1.027cm" svg:height="0.48cm" svg:x="1.1cm" svg:y="4.23cm">
          <draw:text-box>
            <text:p text:style-name="P2"><text:span text:style-name="T3">Age: 8</text:span></text:p>
          </draw:text-box>
        </draw:frame>
        <draw:polygon draw:style-name="gr3" draw:text-style-name="P4" draw:layer="layout" svg:width="6.301cm" svg:height="0.801cm" svg:x="0.999cm" svg:y="4.9cm" svg:viewBox="0 0 6302 802" draw:points="0,0 6302,0 6302,802 0,802">
          <text:p/>
        </draw:polygon>
        <draw:polygon draw:style-name="gr4" draw:text-style-name="P5" draw:layer="layout" svg:width="6.301cm" svg:height="0.801cm" svg:x="0.999cm" svg:y="4.9cm" svg:viewBox="0 0 6302 802" draw:points="0,0 6302,0 6302,802 0,802">
          <text:p/>
        </draw:polygon>
        <draw:frame draw:style-name="gr6" draw:text-style-name="P7" draw:layer="layout" svg:width="3.863cm" svg:height="0.48cm" svg:x="8.628cm" svg:y="4.23cm">
          <draw:text-box>
            <text:p text:style-name="P2"><text:span text:style-name="T3">Calendar: Elementary A</text:span></text:p>
          </draw:text-box>
        </draw:frame>
        <draw:polygon draw:style-name="gr3" draw:text-style-name="P4" draw:layer="layout" svg:width="6.402cm" svg:height="0.801cm" svg:x="7.299cm" svg:y="4.9cm" svg:viewBox="0 0 6403 802" draw:points="0,0 6403,0 6403,802 0,802">
          <text:p/>
        </draw:polygon>
        <draw:polygon draw:style-name="gr4" draw:text-style-name="P5" draw:layer="layout" svg:width="6.402cm" svg:height="0.801cm" svg:x="7.299cm" svg:y="4.9cm" svg:viewBox="0 0 6403 802" draw:points="0,0 6403,0 6403,802 0,802">
          <text:p/>
        </draw:polygon>
        <draw:frame draw:style-name="gr6" draw:text-style-name="P7" draw:layer="layout" svg:width="1.602cm" svg:height="0.48cm" svg:x="18.331cm" svg:y="4.23cm">
          <draw:text-box>
            <text:p text:style-name="P2"><text:span text:style-name="T3">Grade: 02</text:span></text:p>
          </draw:text-box>
        </draw:frame>
        <draw:polygon draw:style-name="gr3" draw:text-style-name="P4" draw:layer="layout" svg:width="6.301cm" svg:height="0.801cm" svg:x="13.699cm" svg:y="4.9cm" svg:viewBox="0 0 6302 802" draw:points="0,0 6302,0 6302,802 0,802">
          <text:p/>
        </draw:polygon>
        <draw:polygon draw:style-name="gr4" draw:text-style-name="P5" draw:layer="layout" svg:width="6.301cm" svg:height="0.801cm" svg:x="13.699cm" svg:y="4.9cm" svg:viewBox="0 0 6302 802" draw:points="0,0 6302,0 6302,802 0,802">
          <text:p/>
        </draw:polygon>
        <draw:frame draw:style-name="gr6" draw:text-style-name="P7" draw:layer="layout" svg:width="4.83cm" svg:height="0.48cm" svg:x="1.1cm" svg:y="5.03cm">
          <draw:text-box>
            <text:p text:style-name="P2"><text:span text:style-name="T3">HR Teacher: JACOBS, MRS. M.</text:span></text:p>
          </draw:text-box>
        </draw:frame>
        <draw:polygon draw:style-name="gr3" draw:text-style-name="P4" draw:layer="layout" svg:width="2.401cm" svg:height="0.801cm" svg:x="0.999cm" svg:y="5.9cm" svg:viewBox="0 0 2402 802" draw:points="0,0 2402,0 2402,802 0,802">
          <text:p/>
        </draw:polygon>
        <draw:polygon draw:style-name="gr4" draw:text-style-name="P5" draw:layer="layout" svg:width="2.401cm" svg:height="0.801cm" svg:x="0.999cm" svg:y="5.9cm" svg:viewBox="0 0 2402 802" draw:points="0,0 2402,0 2402,802 0,802">
          <text:p/>
        </draw:polygon>
        <draw:frame draw:style-name="gr6" draw:text-style-name="P7" draw:layer="layout" svg:width="5.234cm" svg:height="0.48cm" svg:x="7.981cm" svg:y="5.03cm">
          <draw:text-box>
            <text:p text:style-name="P2"><text:span text:style-name="T3">5 - Resident Attending Full Time</text:span></text:p>
          </draw:text-box>
        </draw:frame>
        <draw:polygon draw:style-name="gr3" draw:text-style-name="P4" draw:layer="layout" svg:width="2.401cm" svg:height="0.801cm" svg:x="3.4cm" svg:y="5.9cm" svg:viewBox="0 0 2402 802" draw:points="0,0 2402,0 2402,802 0,802">
          <text:p/>
        </draw:polygon>
        <draw:polygon draw:style-name="gr4" draw:text-style-name="P5" draw:layer="layout" svg:width="2.401cm" svg:height="0.801cm" svg:x="3.4cm" svg:y="5.9cm" svg:viewBox="0 0 2402 802" draw:points="0,0 2402,0 2402,802 0,802">
          <text:p/>
        </draw:polygon>
        <draw:frame draw:style-name="gr6" draw:text-style-name="P7" draw:layer="layout" svg:width="4.991cm" svg:height="0.48cm" svg:x="14.568cm" svg:y="5.03cm">
          <draw:text-box>
            <text:p text:style-name="P2"><text:span text:style-name="T3">ACTIVE RES - Active <text:s/>% FS - 100</text:span></text:p>
          </draw:text-box>
        </draw:frame>
        <draw:polygon draw:style-name="gr3" draw:text-style-name="P4" draw:layer="layout" svg:width="2.401cm" svg:height="0.801cm" svg:x="5.799cm" svg:y="5.9cm" svg:viewBox="0 0 2402 802" draw:points="0,0 2402,0 2402,802 0,802">
          <text:p/>
        </draw:polygon>
        <draw:polygon draw:style-name="gr4" draw:text-style-name="P5" draw:layer="layout" svg:width="2.401cm" svg:height="0.801cm" svg:x="5.799cm" svg:y="5.9cm" svg:viewBox="0 0 2402 802" draw:points="0,0 2402,0 2402,802 0,802">
          <text:p/>
        </draw:polygon>
        <draw:frame draw:style-name="gr6" draw:text-style-name="P7" draw:layer="layout" svg:width="2.038cm" svg:height="0.48cm" svg:x="1.1cm" svg:y="6.03cm">
          <draw:text-box>
            <text:p text:style-name="P2"><text:span text:style-name="T4">School Year</text:span></text:p>
          </draw:text-box>
        </draw:frame>
        <draw:polygon draw:style-name="gr3" draw:text-style-name="P4" draw:layer="layout" svg:width="2.4cm" svg:height="0.801cm" svg:x="8.199cm" svg:y="5.9cm" svg:viewBox="0 0 2401 802" draw:points="0,0 2401,0 2401,802 0,802">
          <text:p/>
        </draw:polygon>
        <draw:polygon draw:style-name="gr4" draw:text-style-name="P5" draw:layer="layout" svg:width="2.4cm" svg:height="0.801cm" svg:x="8.199cm" svg:y="5.9cm" svg:viewBox="0 0 2401 802" draw:points="0,0 2401,0 2401,802 0,802">
          <text:p/>
        </draw:polygon>
        <draw:frame draw:style-name="gr6" draw:text-style-name="P7" draw:layer="layout" svg:width="1.42cm" svg:height="0.48cm" svg:x="3.5cm" svg:y="6.03cm">
          <draw:text-box>
            <text:p text:style-name="P2"><text:span text:style-name="T4">Excused</text:span></text:p>
          </draw:text-box>
        </draw:frame>
        <draw:polygon draw:style-name="gr3" draw:text-style-name="P4" draw:layer="layout" svg:width="2.401cm" svg:height="0.801cm" svg:x="10.599cm" svg:y="5.9cm" svg:viewBox="0 0 2402 802" draw:points="0,0 2402,0 2402,802 0,802">
          <text:p/>
        </draw:polygon>
        <draw:polygon draw:style-name="gr4" draw:text-style-name="P5" draw:layer="layout" svg:width="2.401cm" svg:height="0.801cm" svg:x="10.599cm" svg:y="5.9cm" svg:viewBox="0 0 2402 802" draw:points="0,0 2402,0 2402,802 0,802">
          <text:p/>
        </draw:polygon>
        <draw:frame draw:style-name="gr6" draw:text-style-name="P7" draw:layer="layout" svg:width="1.927cm" svg:height="0.48cm" svg:x="5.9cm" svg:y="6.03cm">
          <draw:text-box>
            <text:p text:style-name="P2"><text:span text:style-name="T4">Unexcused</text:span></text:p>
          </draw:text-box>
        </draw:frame>
        <draw:polygon draw:style-name="gr3" draw:text-style-name="P4" draw:layer="layout" svg:width="2.401cm" svg:height="0.801cm" svg:x="13cm" svg:y="5.9cm" svg:viewBox="0 0 2402 802" draw:points="0,0 2402,0 2402,802 0,802">
          <text:p/>
        </draw:polygon>
        <draw:polygon draw:style-name="gr4" draw:text-style-name="P5" draw:layer="layout" svg:width="2.401cm" svg:height="0.801cm" svg:x="13cm" svg:y="5.9cm" svg:viewBox="0 0 2402 802" draw:points="0,0 2402,0 2402,802 0,802">
          <text:p/>
        </draw:polygon>
        <draw:frame draw:style-name="gr6" draw:text-style-name="P7" draw:layer="layout" svg:width="2.138cm" svg:height="0.48cm" svg:x="8.3cm" svg:y="6.03cm">
          <draw:text-box>
            <text:p text:style-name="P2"><text:span text:style-name="T4">Medical Exc.</text:span></text:p>
          </draw:text-box>
        </draw:frame>
        <draw:polygon draw:style-name="gr3" draw:text-style-name="P4" draw:layer="layout" svg:width="2.401cm" svg:height="0.801cm" svg:x="15.399cm" svg:y="5.9cm" svg:viewBox="0 0 2402 802" draw:points="0,0 2402,0 2402,802 0,802">
          <text:p/>
        </draw:polygon>
        <draw:polygon draw:style-name="gr4" draw:text-style-name="P5" draw:layer="layout" svg:width="2.401cm" svg:height="0.801cm" svg:x="15.399cm" svg:y="5.9cm" svg:viewBox="0 0 2402 802" draw:points="0,0 2402,0 2402,802 0,802">
          <text:p/>
        </draw:polygon>
        <draw:frame draw:style-name="gr6" draw:text-style-name="P7" draw:layer="layout" svg:width="1.99cm" svg:height="0.48cm" svg:x="10.7cm" svg:y="6.03cm">
          <draw:text-box>
            <text:p text:style-name="P2"><text:span text:style-name="T4">Suspension</text:span></text:p>
          </draw:text-box>
        </draw:frame>
        <draw:polygon draw:style-name="gr3" draw:text-style-name="P4" draw:layer="layout" svg:width="2.401cm" svg:height="0.801cm" svg:x="17.8cm" svg:y="5.9cm" svg:viewBox="0 0 2402 802" draw:points="0,0 2402,0 2402,802 0,802">
          <text:p/>
        </draw:polygon>
        <draw:polygon draw:style-name="gr4" draw:text-style-name="P5" draw:layer="layout" svg:width="2.401cm" svg:height="0.801cm" svg:x="17.8cm" svg:y="5.9cm" svg:viewBox="0 0 2402 802" draw:points="0,0 2402,0 2402,802 0,802">
          <text:p/>
        </draw:polygon>
        <draw:frame draw:style-name="gr6" draw:text-style-name="P7" draw:layer="layout" svg:width="2.034cm" svg:height="0.48cm" svg:x="13.1cm" svg:y="6.03cm">
          <draw:text-box>
            <text:p text:style-name="P2"><text:span text:style-name="T4">Total Hours</text:span></text:p>
          </draw:text-box>
        </draw:frame>
        <draw:polygon draw:style-name="gr4" draw:text-style-name="P5" draw:layer="layout" svg:width="2.401cm" svg:height="0.802cm" svg:x="0.999cm" svg:y="6.699cm" svg:viewBox="0 0 2402 803" draw:points="0,0 2402,0 2402,803 0,803">
          <text:p/>
        </draw:polygon>
        <draw:frame draw:style-name="gr6" draw:text-style-name="P7" draw:layer="layout" svg:width="1.766cm" svg:height="0.48cm" svg:x="15.5cm" svg:y="6.03cm">
          <draw:text-box>
            <text:p text:style-name="P2"><text:span text:style-name="T4">Attending</text:span></text:p>
          </draw:text-box>
        </draw:frame>
        <draw:polygon draw:style-name="gr4" draw:text-style-name="P5" draw:layer="layout" svg:width="2.401cm" svg:height="0.802cm" svg:x="3.4cm" svg:y="6.699cm" svg:viewBox="0 0 2402 803" draw:points="0,0 2402,0 2402,803 0,803">
          <text:p/>
        </draw:polygon>
        <draw:frame draw:style-name="gr6" draw:text-style-name="P7" draw:layer="layout" svg:width="1.724cm" svg:height="0.48cm" svg:x="17.9cm" svg:y="6.03cm">
          <draw:text-box>
            <text:p text:style-name="P2"><text:span text:style-name="T4">Total Abs.</text:span></text:p>
          </draw:text-box>
        </draw:frame>
        <draw:polygon draw:style-name="gr4" draw:text-style-name="P5" draw:layer="layout" svg:width="2.401cm" svg:height="0.802cm" svg:x="5.799cm" svg:y="6.699cm" svg:viewBox="0 0 2402 803" draw:points="0,0 2402,0 2402,803 0,803">
          <text:p/>
        </draw:polygon>
        <draw:frame draw:style-name="gr6" draw:text-style-name="P7" draw:layer="layout" svg:width="1.723cm" svg:height="0.48cm" svg:x="1.1cm" svg:y="6.83cm">
          <draw:text-box>
            <text:p text:style-name="P2"><text:span text:style-name="T3">2024-2025</text:span></text:p>
          </draw:text-box>
        </draw:frame>
        <draw:polygon draw:style-name="gr4" draw:text-style-name="P5" draw:layer="layout" svg:width="2.4cm" svg:height="0.802cm" svg:x="8.199cm" svg:y="6.699cm" svg:viewBox="0 0 2401 803" draw:points="0,0 2401,0 2401,803 0,803">
          <text:p/>
        </draw:polygon>
        <draw:frame draw:style-name="gr6" draw:text-style-name="P7" draw:layer="layout" svg:width="0.9cm" svg:height="0.48cm" svg:x="3.5cm" svg:y="6.83cm">
          <draw:text-box>
            <text:p text:style-name="P2"><text:span text:style-name="T3">42.00</text:span></text:p>
          </draw:text-box>
        </draw:frame>
        <draw:polygon draw:style-name="gr4" draw:text-style-name="P5" draw:layer="layout" svg:width="2.401cm" svg:height="0.802cm" svg:x="10.599cm" svg:y="6.699cm" svg:viewBox="0 0 2402 803" draw:points="0,0 2402,0 2402,803 0,803">
          <text:p/>
        </draw:polygon>
        <draw:frame draw:style-name="gr6" draw:text-style-name="P7" draw:layer="layout" svg:width="0.699cm" svg:height="0.48cm" svg:x="5.9cm" svg:y="6.83cm">
          <draw:text-box>
            <text:p text:style-name="P2"><text:span text:style-name="T3">0.00</text:span></text:p>
          </draw:text-box>
        </draw:frame>
        <draw:polygon draw:style-name="gr4" draw:text-style-name="P5" draw:layer="layout" svg:width="2.401cm" svg:height="0.802cm" svg:x="13cm" svg:y="6.699cm" svg:viewBox="0 0 2402 803" draw:points="0,0 2402,0 2402,803 0,803">
          <text:p/>
        </draw:polygon>
        <draw:frame draw:style-name="gr6" draw:text-style-name="P7" draw:layer="layout" svg:width="0.9cm" svg:height="0.48cm" svg:x="8.3cm" svg:y="6.83cm">
          <draw:text-box>
            <text:p text:style-name="P2"><text:span text:style-name="T3">31.17</text:span></text:p>
          </draw:text-box>
        </draw:frame>
        <draw:polygon draw:style-name="gr4" draw:text-style-name="P5" draw:layer="layout" svg:width="2.401cm" svg:height="0.802cm" svg:x="15.399cm" svg:y="6.699cm" svg:viewBox="0 0 2402 803" draw:points="0,0 2402,0 2402,803 0,803">
          <text:p/>
        </draw:polygon>
        <draw:frame draw:style-name="gr6" draw:text-style-name="P7" draw:layer="layout" svg:width="0.699cm" svg:height="0.48cm" svg:x="10.7cm" svg:y="6.83cm">
          <draw:text-box>
            <text:p text:style-name="P2"><text:span text:style-name="T3">0.00</text:span></text:p>
          </draw:text-box>
        </draw:frame>
        <draw:polygon draw:style-name="gr4" draw:text-style-name="P5" draw:layer="layout" svg:width="2.401cm" svg:height="0.802cm" svg:x="17.8cm" svg:y="6.699cm" svg:viewBox="0 0 2402 803" draw:points="0,0 2402,0 2402,803 0,803">
          <text:p/>
        </draw:polygon>
        <draw:frame draw:style-name="gr6" draw:text-style-name="P7" draw:layer="layout" svg:width="1.101cm" svg:height="0.48cm" svg:x="13.1cm" svg:y="6.83cm">
          <draw:text-box>
            <text:p text:style-name="P2"><text:span text:style-name="T3">628.00</text:span></text:p>
          </draw:text-box>
        </draw:frame>
        <draw:polygon draw:style-name="gr3" draw:text-style-name="P4" draw:layer="layout" svg:width="10cm" svg:height="0.801cm" svg:x="0.999cm" svg:y="7.9cm" svg:viewBox="0 0 10001 802" draw:points="0,0 10001,0 10001,802 0,802">
          <text:p/>
        </draw:polygon>
        <draw:polygon draw:style-name="gr4" draw:text-style-name="P5" draw:layer="layout" svg:width="10cm" svg:height="0.801cm" svg:x="0.999cm" svg:y="7.9cm" svg:viewBox="0 0 10001 802" draw:points="0,0 10001,0 10001,802 0,802">
          <text:p/>
        </draw:polygon>
        <draw:frame draw:style-name="gr6" draw:text-style-name="P7" draw:layer="layout" svg:width="1.101cm" svg:height="0.48cm" svg:x="15.5cm" svg:y="6.83cm">
          <draw:text-box>
            <text:p text:style-name="P2"><text:span text:style-name="T3">554.83</text:span></text:p>
          </draw:text-box>
        </draw:frame>
        <draw:polygon draw:style-name="gr3" draw:text-style-name="P4" draw:layer="layout" svg:width="2.2cm" svg:height="0.801cm" svg:x="10.999cm" svg:y="7.9cm" svg:viewBox="0 0 2201 802" draw:points="0,0 2201,0 2201,802 0,802">
          <text:p/>
        </draw:polygon>
        <draw:polygon draw:style-name="gr4" draw:text-style-name="P5" draw:layer="layout" svg:width="2.2cm" svg:height="0.801cm" svg:x="10.999cm" svg:y="7.9cm" svg:viewBox="0 0 2201 802" draw:points="0,0 2201,0 2201,802 0,802">
          <text:p/>
        </draw:polygon>
        <draw:frame draw:style-name="gr6" draw:text-style-name="P7" draw:layer="layout" svg:width="0.9cm" svg:height="0.48cm" svg:x="17.9cm" svg:y="6.83cm">
          <draw:text-box>
            <text:p text:style-name="P2"><text:span text:style-name="T3">42.00</text:span></text:p>
          </draw:text-box>
        </draw:frame>
        <draw:polygon draw:style-name="gr3" draw:text-style-name="P4" draw:layer="layout" svg:width="2.202cm" svg:height="0.801cm" svg:x="13.199cm" svg:y="7.9cm" svg:viewBox="0 0 2203 802" draw:points="0,0 2203,0 2203,802 0,802">
          <text:p/>
        </draw:polygon>
        <draw:polygon draw:style-name="gr4" draw:text-style-name="P5" draw:layer="layout" svg:width="2.202cm" svg:height="0.801cm" svg:x="13.199cm" svg:y="7.9cm" svg:viewBox="0 0 2203 802" draw:points="0,0 2203,0 2203,802 0,802">
          <text:p/>
        </draw:polygon>
        <draw:frame draw:style-name="gr6" draw:text-style-name="P7" draw:layer="layout" svg:width="3.496cm" svg:height="0.48cm" svg:x="1.1cm" svg:y="8.03cm">
          <draw:text-box>
            <text:p text:style-name="P2"><text:span text:style-name="T4">Jane Smith <text:s/>#116157</text:span></text:p>
          </draw:text-box>
        </draw:frame>
        <draw:polygon draw:style-name="gr3" draw:text-style-name="P4" draw:layer="layout" svg:width="2.202cm" svg:height="0.801cm" svg:x="15.399cm" svg:y="7.9cm" svg:viewBox="0 0 2203 802" draw:points="0,0 2203,0 2203,802 0,802">
          <text:p/>
        </draw:polygon>
        <draw:polygon draw:style-name="gr4" draw:text-style-name="P5" draw:layer="layout" svg:width="2.202cm" svg:height="0.801cm" svg:x="15.399cm" svg:y="7.9cm" svg:viewBox="0 0 2203 802" draw:points="0,0 2203,0 2203,802 0,802">
          <text:p/>
        </draw:polygon>
        <draw:frame draw:style-name="gr6" draw:text-style-name="P7" draw:layer="layout" svg:width="0.88cm" svg:height="0.48cm" svg:x="11.679cm" svg:y="8.03cm">
          <draw:text-box>
            <text:p text:style-name="P2"><text:span text:style-name="T4">Daily</text:span></text:p>
          </draw:text-box>
        </draw:frame>
        <draw:polygon draw:style-name="gr3" draw:text-style-name="P4" draw:layer="layout" svg:width="2.2cm" svg:height="0.801cm" svg:x="17.6cm" svg:y="7.9cm" svg:viewBox="0 0 2201 802" draw:points="0,0 2201,0 2201,802 0,802">
          <text:p/>
        </draw:polygon>
        <draw:polygon draw:style-name="gr4" draw:text-style-name="P5" draw:layer="layout" svg:width="2.2cm" svg:height="0.801cm" svg:x="17.6cm" svg:y="7.9cm" svg:viewBox="0 0 2201 802" draw:points="0,0 2201,0 2201,802 0,802">
          <text:p/>
        </draw:polygon>
        <draw:frame draw:style-name="gr6" draw:text-style-name="P7" draw:layer="layout" svg:width="2.139cm" svg:height="0.48cm" svg:x="13.251cm" svg:y="8.03cm">
          <draw:text-box>
            <text:p text:style-name="P2"><text:span text:style-name="T4">Consecutive</text:span></text:p>
          </draw:text-box>
        </draw:frame>
        <draw:polygon draw:style-name="gr3" draw:text-style-name="P4" draw:layer="layout" svg:width="6.301cm" svg:height="0.801cm" svg:x="0.999cm" svg:y="8.7cm" svg:viewBox="0 0 6302 802" draw:points="0,0 6302,0 6302,802 0,802">
          <text:p/>
        </draw:polygon>
        <draw:polygon draw:style-name="gr4" draw:text-style-name="P5" draw:layer="layout" svg:width="6.301cm" svg:height="0.801cm" svg:x="0.999cm" svg:y="8.7cm" svg:viewBox="0 0 6302 802" draw:points="0,0 6302,0 6302,802 0,802">
          <text:p/>
        </draw:polygon>
        <draw:frame draw:style-name="gr6" draw:text-style-name="P7" draw:layer="layout" svg:width="1.468cm" svg:height="0.48cm" svg:x="15.824cm" svg:y="8.03cm">
          <draw:text-box>
            <text:p text:style-name="P2"><text:span text:style-name="T4">Monthly</text:span></text:p>
          </draw:text-box>
        </draw:frame>
        <draw:polygon draw:style-name="gr3" draw:text-style-name="P4" draw:layer="layout" svg:width="6.402cm" svg:height="0.801cm" svg:x="7.299cm" svg:y="8.7cm" svg:viewBox="0 0 6403 802" draw:points="0,0 6403,0 6403,802 0,802">
          <text:p/>
        </draw:polygon>
        <draw:polygon draw:style-name="gr4" draw:text-style-name="P5" draw:layer="layout" svg:width="6.402cm" svg:height="0.801cm" svg:x="7.299cm" svg:y="8.7cm" svg:viewBox="0 0 6403 802" draw:points="0,0 6403,0 6403,802 0,802">
          <text:p/>
        </draw:polygon>
        <draw:frame draw:style-name="gr6" draw:text-style-name="P7" draw:layer="layout" svg:width="1.927cm" svg:height="0.48cm" svg:x="17.749cm" svg:y="8.03cm">
          <draw:text-box>
            <text:p text:style-name="P2"><text:span text:style-name="T4">Thresholds</text:span></text:p>
          </draw:text-box>
        </draw:frame>
        <draw:polygon draw:style-name="gr3" draw:text-style-name="P4" draw:layer="layout" svg:width="6.301cm" svg:height="0.801cm" svg:x="13.699cm" svg:y="8.7cm" svg:viewBox="0 0 6302 802" draw:points="0,0 6302,0 6302,802 0,802">
          <text:p/>
        </draw:polygon>
        <draw:polygon draw:style-name="gr4" draw:text-style-name="P5" draw:layer="layout" svg:width="6.301cm" svg:height="0.801cm" svg:x="13.699cm" svg:y="8.7cm" svg:viewBox="0 0 6302 802" draw:points="0,0 6302,0 6302,802 0,802">
          <text:p/>
        </draw:polygon>
        <draw:frame draw:style-name="gr6" draw:text-style-name="P7" draw:layer="layout" svg:width="1.228cm" svg:height="0.48cm" svg:x="1.1cm" svg:y="8.83cm">
          <draw:text-box>
            <text:p text:style-name="P2"><text:span text:style-name="T3">Age: 12</text:span></text:p>
          </draw:text-box>
        </draw:frame>
        <draw:polygon draw:style-name="gr3" draw:text-style-name="P4" draw:layer="layout" svg:width="6.301cm" svg:height="0.802cm" svg:x="0.999cm" svg:y="9.499cm" svg:viewBox="0 0 6302 803" draw:points="0,0 6302,0 6302,803 0,803">
          <text:p/>
        </draw:polygon>
        <draw:polygon draw:style-name="gr4" draw:text-style-name="P5" draw:layer="layout" svg:width="6.301cm" svg:height="0.802cm" svg:x="0.999cm" svg:y="9.499cm" svg:viewBox="0 0 6302 803" draw:points="0,0 6302,0 6302,803 0,803">
          <text:p/>
        </draw:polygon>
        <draw:frame draw:style-name="gr6" draw:text-style-name="P7" draw:layer="layout" svg:width="3.867cm" svg:height="0.48cm" svg:x="8.628cm" svg:y="8.83cm">
          <draw:text-box>
            <text:p text:style-name="P2"><text:span text:style-name="T3">Calendar: Elementary B</text:span></text:p>
          </draw:text-box>
        </draw:frame>
        <draw:polygon draw:style-name="gr3" draw:text-style-name="P4" draw:layer="layout" svg:width="6.402cm" svg:height="0.802cm" svg:x="7.299cm" svg:y="9.499cm" svg:viewBox="0 0 6403 803" draw:points="0,0 6403,0 6403,803 0,803">
          <text:p/>
        </draw:polygon>
        <draw:polygon draw:style-name="gr4" draw:text-style-name="P5" draw:layer="layout" svg:width="6.402cm" svg:height="0.802cm" svg:x="7.299cm" svg:y="9.499cm" svg:viewBox="0 0 6403 803" draw:points="0,0 6403,0 6403,803 0,803">
          <text:p/>
        </draw:polygon>
        <draw:frame draw:style-name="gr6" draw:text-style-name="P7" draw:layer="layout" svg:width="1.602cm" svg:height="0.48cm" svg:x="18.331cm" svg:y="8.83cm">
          <draw:text-box>
            <text:p text:style-name="P2"><text:span text:style-name="T3">Grade: 05</text:span></text:p>
          </draw:text-box>
        </draw:frame>
        <draw:polygon draw:style-name="gr3" draw:text-style-name="P4" draw:layer="layout" svg:width="6.301cm" svg:height="0.802cm" svg:x="13.699cm" svg:y="9.499cm" svg:viewBox="0 0 6302 803" draw:points="0,0 6302,0 6302,803 0,803">
          <text:p/>
        </draw:polygon>
        <draw:polygon draw:style-name="gr4" draw:text-style-name="P5" draw:layer="layout" svg:width="6.301cm" svg:height="0.802cm" svg:x="13.699cm" svg:y="9.499cm" svg:viewBox="0 0 6302 803" draw:points="0,0 6302,0 6302,803 0,803">
          <text:p/>
        </draw:polygon>
        <draw:frame draw:style-name="gr6" draw:text-style-name="P7" draw:layer="layout" svg:width="4.95cm" svg:height="0.48cm" svg:x="1.1cm" svg:y="9.63cm">
          <draw:text-box>
            <text:p text:style-name="P2"><text:span text:style-name="T3">HR Teacher: HOLETON, MR. R.</text:span></text:p>
          </draw:text-box>
        </draw:frame>
        <draw:polygon draw:style-name="gr3" draw:text-style-name="P4" draw:layer="layout" svg:width="2.401cm" svg:height="0.801cm" svg:x="0.999cm" svg:y="10.5cm" svg:viewBox="0 0 2402 802" draw:points="0,0 2402,0 2402,802 0,802">
          <text:p/>
        </draw:polygon>
        <draw:polygon draw:style-name="gr4" draw:text-style-name="P5" draw:layer="layout" svg:width="2.401cm" svg:height="0.801cm" svg:x="0.999cm" svg:y="10.5cm" svg:viewBox="0 0 2402 802" draw:points="0,0 2402,0 2402,802 0,802">
          <text:p/>
        </draw:polygon>
        <draw:frame draw:style-name="gr6" draw:text-style-name="P7" draw:layer="layout" svg:width="5.234cm" svg:height="0.48cm" svg:x="7.981cm" svg:y="9.63cm">
          <draw:text-box>
            <text:p text:style-name="P2"><text:span text:style-name="T3">5 - Resident Attending Full Time</text:span></text:p>
          </draw:text-box>
        </draw:frame>
        <draw:polygon draw:style-name="gr3" draw:text-style-name="P4" draw:layer="layout" svg:width="2.401cm" svg:height="0.801cm" svg:x="3.4cm" svg:y="10.5cm" svg:viewBox="0 0 2402 802" draw:points="0,0 2402,0 2402,802 0,802">
          <text:p/>
        </draw:polygon>
        <draw:polygon draw:style-name="gr4" draw:text-style-name="P5" draw:layer="layout" svg:width="2.401cm" svg:height="0.801cm" svg:x="3.4cm" svg:y="10.5cm" svg:viewBox="0 0 2402 802" draw:points="0,0 2402,0 2402,802 0,802">
          <text:p/>
        </draw:polygon>
        <draw:frame draw:style-name="gr6" draw:text-style-name="P7" draw:layer="layout" svg:width="4.991cm" svg:height="0.48cm" svg:x="14.568cm" svg:y="9.63cm">
          <draw:text-box>
            <text:p text:style-name="P2"><text:span text:style-name="T3">ACTIVE RES - Active <text:s/>% FS - 100</text:span></text:p>
          </draw:text-box>
        </draw:frame>
        <draw:polygon draw:style-name="gr3" draw:text-style-name="P4" draw:layer="layout" svg:width="2.401cm" svg:height="0.801cm" svg:x="5.799cm" svg:y="10.5cm" svg:viewBox="0 0 2402 802" draw:points="0,0 2402,0 2402,802 0,802">
          <text:p/>
        </draw:polygon>
        <draw:polygon draw:style-name="gr4" draw:text-style-name="P5" draw:layer="layout" svg:width="2.401cm" svg:height="0.801cm" svg:x="5.799cm" svg:y="10.5cm" svg:viewBox="0 0 2402 802" draw:points="0,0 2402,0 2402,802 0,802">
          <text:p/>
        </draw:polygon>
        <draw:frame draw:style-name="gr6" draw:text-style-name="P7" draw:layer="layout" svg:width="2.038cm" svg:height="0.48cm" svg:x="1.1cm" svg:y="10.63cm">
          <draw:text-box>
            <text:p text:style-name="P2"><text:span text:style-name="T4">School Year</text:span></text:p>
          </draw:text-box>
        </draw:frame>
        <draw:polygon draw:style-name="gr3" draw:text-style-name="P4" draw:layer="layout" svg:width="2.4cm" svg:height="0.801cm" svg:x="8.199cm" svg:y="10.5cm" svg:viewBox="0 0 2401 802" draw:points="0,0 2401,0 2401,802 0,802">
          <text:p/>
        </draw:polygon>
        <draw:polygon draw:style-name="gr4" draw:text-style-name="P5" draw:layer="layout" svg:width="2.4cm" svg:height="0.801cm" svg:x="8.199cm" svg:y="10.5cm" svg:viewBox="0 0 2401 802" draw:points="0,0 2401,0 2401,802 0,802">
          <text:p/>
        </draw:polygon>
        <draw:frame draw:style-name="gr6" draw:text-style-name="P7" draw:layer="layout" svg:width="1.42cm" svg:height="0.48cm" svg:x="3.5cm" svg:y="10.63cm">
          <draw:text-box>
            <text:p text:style-name="P2"><text:span text:style-name="T4">Excused</text:span></text:p>
          </draw:text-box>
        </draw:frame>
        <draw:polygon draw:style-name="gr3" draw:text-style-name="P4" draw:layer="layout" svg:width="2.401cm" svg:height="0.801cm" svg:x="10.599cm" svg:y="10.5cm" svg:viewBox="0 0 2402 802" draw:points="0,0 2402,0 2402,802 0,802">
          <text:p/>
        </draw:polygon>
        <draw:polygon draw:style-name="gr4" draw:text-style-name="P5" draw:layer="layout" svg:width="2.401cm" svg:height="0.801cm" svg:x="10.599cm" svg:y="10.5cm" svg:viewBox="0 0 2402 802" draw:points="0,0 2402,0 2402,802 0,802">
          <text:p/>
        </draw:polygon>
        <draw:frame draw:style-name="gr6" draw:text-style-name="P7" draw:layer="layout" svg:width="1.927cm" svg:height="0.48cm" svg:x="5.9cm" svg:y="10.63cm">
          <draw:text-box>
            <text:p text:style-name="P2"><text:span text:style-name="T4">Unexcused</text:span></text:p>
          </draw:text-box>
        </draw:frame>
        <draw:polygon draw:style-name="gr3" draw:text-style-name="P4" draw:layer="layout" svg:width="2.401cm" svg:height="0.801cm" svg:x="13cm" svg:y="10.5cm" svg:viewBox="0 0 2402 802" draw:points="0,0 2402,0 2402,802 0,802">
          <text:p/>
        </draw:polygon>
        <draw:polygon draw:style-name="gr4" draw:text-style-name="P5" draw:layer="layout" svg:width="2.401cm" svg:height="0.801cm" svg:x="13cm" svg:y="10.5cm" svg:viewBox="0 0 2402 802" draw:points="0,0 2402,0 2402,802 0,802">
          <text:p/>
        </draw:polygon>
        <draw:frame draw:style-name="gr6" draw:text-style-name="P7" draw:layer="layout" svg:width="2.138cm" svg:height="0.48cm" svg:x="8.3cm" svg:y="10.63cm">
          <draw:text-box>
            <text:p text:style-name="P2"><text:span text:style-name="T4">Medical Exc.</text:span></text:p>
          </draw:text-box>
        </draw:frame>
        <draw:polygon draw:style-name="gr3" draw:text-style-name="P4" draw:layer="layout" svg:width="2.401cm" svg:height="0.801cm" svg:x="15.399cm" svg:y="10.5cm" svg:viewBox="0 0 2402 802" draw:points="0,0 2402,0 2402,802 0,802">
          <text:p/>
        </draw:polygon>
        <draw:polygon draw:style-name="gr4" draw:text-style-name="P5" draw:layer="layout" svg:width="2.401cm" svg:height="0.801cm" svg:x="15.399cm" svg:y="10.5cm" svg:viewBox="0 0 2402 802" draw:points="0,0 2402,0 2402,802 0,802">
          <text:p/>
        </draw:polygon>
        <draw:frame draw:style-name="gr6" draw:text-style-name="P7" draw:layer="layout" svg:width="1.99cm" svg:height="0.48cm" svg:x="10.7cm" svg:y="10.63cm">
          <draw:text-box>
            <text:p text:style-name="P2"><text:span text:style-name="T4">Suspension</text:span></text:p>
          </draw:text-box>
        </draw:frame>
        <draw:polygon draw:style-name="gr3" draw:text-style-name="P4" draw:layer="layout" svg:width="2.401cm" svg:height="0.801cm" svg:x="17.8cm" svg:y="10.5cm" svg:viewBox="0 0 2402 802" draw:points="0,0 2402,0 2402,802 0,802">
          <text:p/>
        </draw:polygon>
        <draw:polygon draw:style-name="gr4" draw:text-style-name="P5" draw:layer="layout" svg:width="2.401cm" svg:height="0.801cm" svg:x="17.8cm" svg:y="10.5cm" svg:viewBox="0 0 2402 802" draw:points="0,0 2402,0 2402,802 0,802">
          <text:p/>
        </draw:polygon>
        <draw:frame draw:style-name="gr6" draw:text-style-name="P7" draw:layer="layout" svg:width="2.034cm" svg:height="0.48cm" svg:x="13.1cm" svg:y="10.63cm">
          <draw:text-box>
            <text:p text:style-name="P2"><text:span text:style-name="T4">Total Hours</text:span></text:p>
          </draw:text-box>
        </draw:frame>
        <draw:polygon draw:style-name="gr4" draw:text-style-name="P5" draw:layer="layout" svg:width="2.401cm" svg:height="0.801cm" svg:x="0.999cm" svg:y="11.3cm" svg:viewBox="0 0 2402 802" draw:points="0,0 2402,0 2402,802 0,802">
          <text:p/>
        </draw:polygon>
        <draw:frame draw:style-name="gr6" draw:text-style-name="P7" draw:layer="layout" svg:width="1.766cm" svg:height="0.48cm" svg:x="15.5cm" svg:y="10.63cm">
          <draw:text-box>
            <text:p text:style-name="P2"><text:span text:style-name="T4">Attending</text:span></text:p>
          </draw:text-box>
        </draw:frame>
        <draw:polygon draw:style-name="gr4" draw:text-style-name="P5" draw:layer="layout" svg:width="2.401cm" svg:height="0.801cm" svg:x="3.4cm" svg:y="11.3cm" svg:viewBox="0 0 2402 802" draw:points="0,0 2402,0 2402,802 0,802">
          <text:p/>
        </draw:polygon>
        <draw:frame draw:style-name="gr6" draw:text-style-name="P7" draw:layer="layout" svg:width="1.724cm" svg:height="0.48cm" svg:x="17.9cm" svg:y="10.63cm">
          <draw:text-box>
            <text:p text:style-name="P2"><text:span text:style-name="T4">Total Abs.</text:span></text:p>
          </draw:text-box>
        </draw:frame>
        <draw:polygon draw:style-name="gr4" draw:text-style-name="P5" draw:layer="layout" svg:width="2.401cm" svg:height="0.801cm" svg:x="5.799cm" svg:y="11.3cm" svg:viewBox="0 0 2402 802" draw:points="0,0 2402,0 2402,802 0,802">
          <text:p/>
        </draw:polygon>
        <draw:frame draw:style-name="gr6" draw:text-style-name="P7" draw:layer="layout" svg:width="1.723cm" svg:height="0.48cm" svg:x="1.1cm" svg:y="11.43cm">
          <draw:text-box>
            <text:p text:style-name="P2"><text:span text:style-name="T3">2024-2025</text:span></text:p>
          </draw:text-box>
        </draw:frame>
        <draw:polygon draw:style-name="gr4" draw:text-style-name="P5" draw:layer="layout" svg:width="2.4cm" svg:height="0.801cm" svg:x="8.199cm" svg:y="11.3cm" svg:viewBox="0 0 2401 802" draw:points="0,0 2401,0 2401,802 0,802">
          <text:p/>
        </draw:polygon>
        <draw:frame draw:style-name="gr6" draw:text-style-name="P7" draw:layer="layout" svg:width="0.699cm" svg:height="0.48cm" svg:x="3.5cm" svg:y="11.43cm">
          <draw:text-box>
            <text:p text:style-name="P2"><text:span text:style-name="T3">6.00</text:span></text:p>
          </draw:text-box>
        </draw:frame>
        <draw:polygon draw:style-name="gr4" draw:text-style-name="P5" draw:layer="layout" svg:width="2.401cm" svg:height="0.801cm" svg:x="10.599cm" svg:y="11.3cm" svg:viewBox="0 0 2402 802" draw:points="0,0 2402,0 2402,802 0,802">
          <text:p/>
        </draw:polygon>
        <draw:frame draw:style-name="gr6" draw:text-style-name="P7" draw:layer="layout" svg:width="0.9cm" svg:height="0.48cm" svg:x="5.9cm" svg:y="11.43cm">
          <draw:text-box>
            <text:p text:style-name="P2"><text:span text:style-name="T3">50.00</text:span></text:p>
          </draw:text-box>
        </draw:frame>
        <draw:polygon draw:style-name="gr4" draw:text-style-name="P5" draw:layer="layout" svg:width="2.401cm" svg:height="0.801cm" svg:x="13cm" svg:y="11.3cm" svg:viewBox="0 0 2402 802" draw:points="0,0 2402,0 2402,802 0,802">
          <text:p/>
        </draw:polygon>
        <draw:frame draw:style-name="gr6" draw:text-style-name="P7" draw:layer="layout" svg:width="0.699cm" svg:height="0.48cm" svg:x="8.3cm" svg:y="11.43cm">
          <draw:text-box>
            <text:p text:style-name="P2"><text:span text:style-name="T3">0.00</text:span></text:p>
          </draw:text-box>
        </draw:frame>
        <draw:polygon draw:style-name="gr4" draw:text-style-name="P5" draw:layer="layout" svg:width="2.401cm" svg:height="0.801cm" svg:x="15.399cm" svg:y="11.3cm" svg:viewBox="0 0 2402 802" draw:points="0,0 2402,0 2402,802 0,802">
          <text:p/>
        </draw:polygon>
        <draw:frame draw:style-name="gr6" draw:text-style-name="P7" draw:layer="layout" svg:width="0.699cm" svg:height="0.48cm" svg:x="10.7cm" svg:y="11.43cm">
          <draw:text-box>
            <text:p text:style-name="P2"><text:span text:style-name="T3">0.00</text:span></text:p>
          </draw:text-box>
        </draw:frame>
        <draw:polygon draw:style-name="gr4" draw:text-style-name="P5" draw:layer="layout" svg:width="2.401cm" svg:height="0.801cm" svg:x="17.8cm" svg:y="11.3cm" svg:viewBox="0 0 2402 802" draw:points="0,0 2402,0 2402,802 0,802">
          <text:p/>
        </draw:polygon>
        <draw:frame draw:style-name="gr6" draw:text-style-name="P7" draw:layer="layout" svg:width="1.101cm" svg:height="0.48cm" svg:x="13.1cm" svg:y="11.43cm">
          <draw:text-box>
            <text:p text:style-name="P2"><text:span text:style-name="T3">628.00</text:span></text:p>
          </draw:text-box>
        </draw:frame>
        <draw:polygon draw:style-name="gr3" draw:text-style-name="P4" draw:layer="layout" svg:width="10cm" svg:height="0.802cm" svg:x="0.999cm" svg:y="12.499cm" svg:viewBox="0 0 10001 803" draw:points="0,0 10001,0 10001,803 0,803">
          <text:p/>
        </draw:polygon>
        <draw:polygon draw:style-name="gr4" draw:text-style-name="P5" draw:layer="layout" svg:width="10cm" svg:height="0.802cm" svg:x="0.999cm" svg:y="12.499cm" svg:viewBox="0 0 10001 803" draw:points="0,0 10001,0 10001,803 0,803">
          <text:p/>
        </draw:polygon>
        <draw:frame draw:style-name="gr6" draw:text-style-name="P7" draw:layer="layout" svg:width="1.101cm" svg:height="0.48cm" svg:x="15.5cm" svg:y="11.43cm">
          <draw:text-box>
            <text:p text:style-name="P2"><text:span text:style-name="T3">572.00</text:span></text:p>
          </draw:text-box>
        </draw:frame>
        <draw:polygon draw:style-name="gr3" draw:text-style-name="P4" draw:layer="layout" svg:width="2.2cm" svg:height="0.802cm" svg:x="10.999cm" svg:y="12.499cm" svg:viewBox="0 0 2201 803" draw:points="0,0 2201,0 2201,803 0,803">
          <text:p/>
        </draw:polygon>
        <draw:polygon draw:style-name="gr4" draw:text-style-name="P5" draw:layer="layout" svg:width="2.2cm" svg:height="0.802cm" svg:x="10.999cm" svg:y="12.499cm" svg:viewBox="0 0 2201 803" draw:points="0,0 2201,0 2201,803 0,803">
          <text:p/>
        </draw:polygon>
        <draw:frame draw:style-name="gr6" draw:text-style-name="P7" draw:layer="layout" svg:width="0.9cm" svg:height="0.48cm" svg:x="17.9cm" svg:y="11.43cm">
          <draw:text-box>
            <text:p text:style-name="P2"><text:span text:style-name="T3">56.00</text:span></text:p>
          </draw:text-box>
        </draw:frame>
        <draw:polygon draw:style-name="gr3" draw:text-style-name="P4" draw:layer="layout" svg:width="2.202cm" svg:height="0.802cm" svg:x="13.199cm" svg:y="12.499cm" svg:viewBox="0 0 2203 803" draw:points="0,0 2203,0 2203,803 0,803">
          <text:p/>
        </draw:polygon>
        <draw:polygon draw:style-name="gr4" draw:text-style-name="P5" draw:layer="layout" svg:width="2.202cm" svg:height="0.802cm" svg:x="13.199cm" svg:y="12.499cm" svg:viewBox="0 0 2203 803" draw:points="0,0 2203,0 2203,803 0,803">
          <text:p/>
        </draw:polygon>
        <draw:frame draw:style-name="gr6" draw:text-style-name="P7" draw:layer="layout" svg:width="4.497cm" svg:height="0.48cm" svg:x="1.1cm" svg:y="12.63cm">
          <draw:text-box>
            <text:p text:style-name="P2"><text:span text:style-name="T4">Michael Johnson <text:s/>#117031</text:span></text:p>
          </draw:text-box>
        </draw:frame>
        <draw:polygon draw:style-name="gr3" draw:text-style-name="P4" draw:layer="layout" svg:width="2.202cm" svg:height="0.802cm" svg:x="15.399cm" svg:y="12.499cm" svg:viewBox="0 0 2203 803" draw:points="0,0 2203,0 2203,803 0,803">
          <text:p/>
        </draw:polygon>
        <draw:polygon draw:style-name="gr4" draw:text-style-name="P5" draw:layer="layout" svg:width="2.202cm" svg:height="0.802cm" svg:x="15.399cm" svg:y="12.499cm" svg:viewBox="0 0 2203 803" draw:points="0,0 2203,0 2203,803 0,803">
          <text:p/>
        </draw:polygon>
        <draw:frame draw:style-name="gr6" draw:text-style-name="P7" draw:layer="layout" svg:width="0.88cm" svg:height="0.48cm" svg:x="11.679cm" svg:y="12.63cm">
          <draw:text-box>
            <text:p text:style-name="P2"><text:span text:style-name="T4">Daily</text:span></text:p>
          </draw:text-box>
        </draw:frame>
        <draw:polygon draw:style-name="gr3" draw:text-style-name="P4" draw:layer="layout" svg:width="2.2cm" svg:height="0.802cm" svg:x="17.6cm" svg:y="12.499cm" svg:viewBox="0 0 2201 803" draw:points="0,0 2201,0 2201,803 0,803">
          <text:p/>
        </draw:polygon>
        <draw:polygon draw:style-name="gr4" draw:text-style-name="P5" draw:layer="layout" svg:width="2.2cm" svg:height="0.802cm" svg:x="17.6cm" svg:y="12.499cm" svg:viewBox="0 0 2201 803" draw:points="0,0 2201,0 2201,803 0,803">
          <text:p/>
        </draw:polygon>
        <draw:frame draw:style-name="gr6" draw:text-style-name="P7" draw:layer="layout" svg:width="2.139cm" svg:height="0.48cm" svg:x="13.251cm" svg:y="12.63cm">
          <draw:text-box>
            <text:p text:style-name="P2"><text:span text:style-name="T4">Consecutive</text:span></text:p>
          </draw:text-box>
        </draw:frame>
        <draw:polygon draw:style-name="gr3" draw:text-style-name="P4" draw:layer="layout" svg:width="6.301cm" svg:height="0.801cm" svg:x="0.999cm" svg:y="13.3cm" svg:viewBox="0 0 6302 802" draw:points="0,0 6302,0 6302,802 0,802">
          <text:p/>
        </draw:polygon>
        <draw:polygon draw:style-name="gr4" draw:text-style-name="P5" draw:layer="layout" svg:width="6.301cm" svg:height="0.801cm" svg:x="0.999cm" svg:y="13.3cm" svg:viewBox="0 0 6302 802" draw:points="0,0 6302,0 6302,802 0,802">
          <text:p/>
        </draw:polygon>
        <draw:frame draw:style-name="gr6" draw:text-style-name="P7" draw:layer="layout" svg:width="1.468cm" svg:height="0.48cm" svg:x="15.824cm" svg:y="12.63cm">
          <draw:text-box>
            <text:p text:style-name="P2"><text:span text:style-name="T4">Monthly</text:span></text:p>
          </draw:text-box>
        </draw:frame>
        <draw:polygon draw:style-name="gr3" draw:text-style-name="P4" draw:layer="layout" svg:width="6.402cm" svg:height="0.801cm" svg:x="7.299cm" svg:y="13.3cm" svg:viewBox="0 0 6403 802" draw:points="0,0 6403,0 6403,802 0,802">
          <text:p/>
        </draw:polygon>
        <draw:polygon draw:style-name="gr4" draw:text-style-name="P5" draw:layer="layout" svg:width="6.402cm" svg:height="0.801cm" svg:x="7.299cm" svg:y="13.3cm" svg:viewBox="0 0 6403 802" draw:points="0,0 6403,0 6403,802 0,802">
          <text:p/>
        </draw:polygon>
        <draw:frame draw:style-name="gr6" draw:text-style-name="P7" draw:layer="layout" svg:width="1.927cm" svg:height="0.48cm" svg:x="17.749cm" svg:y="12.63cm">
          <draw:text-box>
            <text:p text:style-name="P2"><text:span text:style-name="T4">Thresholds</text:span></text:p>
          </draw:text-box>
        </draw:frame>
        <draw:polygon draw:style-name="gr3" draw:text-style-name="P4" draw:layer="layout" svg:width="6.301cm" svg:height="0.801cm" svg:x="13.699cm" svg:y="13.3cm" svg:viewBox="0 0 6302 802" draw:points="0,0 6302,0 6302,802 0,802">
          <text:p/>
        </draw:polygon>
        <draw:polygon draw:style-name="gr4" draw:text-style-name="P5" draw:layer="layout" svg:width="6.301cm" svg:height="0.801cm" svg:x="13.699cm" svg:y="13.3cm" svg:viewBox="0 0 6302 802" draw:points="0,0 6302,0 6302,802 0,802">
          <text:p/>
        </draw:polygon>
        <draw:frame draw:style-name="gr6" draw:text-style-name="P7" draw:layer="layout" svg:width="1.228cm" svg:height="0.48cm" svg:x="1.1cm" svg:y="13.43cm">
          <draw:text-box>
            <text:p text:style-name="P2"><text:span text:style-name="T3">Age: 10</text:span></text:p>
          </draw:text-box>
        </draw:frame>
        <draw:polygon draw:style-name="gr3" draw:text-style-name="P4" draw:layer="layout" svg:width="6.301cm" svg:height="0.801cm" svg:x="0.999cm" svg:y="14.1cm" svg:viewBox="0 0 6302 802" draw:points="0,0 6302,0 6302,802 0,802">
          <text:p/>
        </draw:polygon>
        <draw:polygon draw:style-name="gr4" draw:text-style-name="P5" draw:layer="layout" svg:width="6.301cm" svg:height="0.801cm" svg:x="0.999cm" svg:y="14.1cm" svg:viewBox="0 0 6302 802" draw:points="0,0 6302,0 6302,802 0,802">
          <text:p/>
        </draw:polygon>
        <draw:frame draw:style-name="gr6" draw:text-style-name="P7" draw:layer="layout" svg:width="3.867cm" svg:height="0.48cm" svg:x="8.628cm" svg:y="13.43cm">
          <draw:text-box>
            <text:p text:style-name="P2"><text:span text:style-name="T3">Calendar: Elementary B</text:span></text:p>
          </draw:text-box>
        </draw:frame>
        <draw:polygon draw:style-name="gr3" draw:text-style-name="P4" draw:layer="layout" svg:width="6.402cm" svg:height="0.801cm" svg:x="7.299cm" svg:y="14.1cm" svg:viewBox="0 0 6403 802" draw:points="0,0 6403,0 6403,802 0,802">
          <text:p/>
        </draw:polygon>
        <draw:polygon draw:style-name="gr4" draw:text-style-name="P5" draw:layer="layout" svg:width="6.402cm" svg:height="0.801cm" svg:x="7.299cm" svg:y="14.1cm" svg:viewBox="0 0 6403 802" draw:points="0,0 6403,0 6403,802 0,802">
          <text:p/>
        </draw:polygon>
        <draw:frame draw:style-name="gr6" draw:text-style-name="P7" draw:layer="layout" svg:width="1.602cm" svg:height="0.48cm" svg:x="18.331cm" svg:y="13.43cm">
          <draw:text-box>
            <text:p text:style-name="P2"><text:span text:style-name="T3">Grade: 03</text:span></text:p>
          </draw:text-box>
        </draw:frame>
        <draw:polygon draw:style-name="gr3" draw:text-style-name="P4" draw:layer="layout" svg:width="6.301cm" svg:height="0.801cm" svg:x="13.699cm" svg:y="14.1cm" svg:viewBox="0 0 6302 802" draw:points="0,0 6302,0 6302,802 0,802">
          <text:p/>
        </draw:polygon>
        <draw:polygon draw:style-name="gr4" draw:text-style-name="P5" draw:layer="layout" svg:width="6.301cm" svg:height="0.801cm" svg:x="13.699cm" svg:y="14.1cm" svg:viewBox="0 0 6302 802" draw:points="0,0 6302,0 6302,802 0,802">
          <text:p/>
        </draw:polygon>
        <draw:frame draw:style-name="gr6" draw:text-style-name="P7" draw:layer="layout" svg:width="5.166cm" svg:height="0.48cm" svg:x="1.1cm" svg:y="14.23cm">
          <draw:text-box>
            <text:p text:style-name="P2"><text:span text:style-name="T3">HR Teacher: EDWARDS, MRS. C.</text:span></text:p>
          </draw:text-box>
        </draw:frame>
        <draw:polygon draw:style-name="gr3" draw:text-style-name="P4" draw:layer="layout" svg:width="2.401cm" svg:height="0.801cm" svg:x="0.999cm" svg:y="15.1cm" svg:viewBox="0 0 2402 802" draw:points="0,0 2402,0 2402,802 0,802">
          <text:p/>
        </draw:polygon>
        <draw:polygon draw:style-name="gr4" draw:text-style-name="P5" draw:layer="layout" svg:width="2.401cm" svg:height="0.801cm" svg:x="0.999cm" svg:y="15.1cm" svg:viewBox="0 0 2402 802" draw:points="0,0 2402,0 2402,802 0,802">
          <text:p/>
        </draw:polygon>
        <draw:frame draw:style-name="gr6" draw:text-style-name="P7" draw:layer="layout" svg:width="5.234cm" svg:height="0.48cm" svg:x="7.981cm" svg:y="14.23cm">
          <draw:text-box>
            <text:p text:style-name="P2"><text:span text:style-name="T3">5 - Resident Attending Full Time</text:span></text:p>
          </draw:text-box>
        </draw:frame>
        <draw:polygon draw:style-name="gr3" draw:text-style-name="P4" draw:layer="layout" svg:width="2.401cm" svg:height="0.801cm" svg:x="3.4cm" svg:y="15.1cm" svg:viewBox="0 0 2402 802" draw:points="0,0 2402,0 2402,802 0,802">
          <text:p/>
        </draw:polygon>
        <draw:polygon draw:style-name="gr4" draw:text-style-name="P5" draw:layer="layout" svg:width="2.401cm" svg:height="0.801cm" svg:x="3.4cm" svg:y="15.1cm" svg:viewBox="0 0 2402 802" draw:points="0,0 2402,0 2402,802 0,802">
          <text:p/>
        </draw:polygon>
        <draw:frame draw:style-name="gr6" draw:text-style-name="P7" draw:layer="layout" svg:width="4.991cm" svg:height="0.48cm" svg:x="14.568cm" svg:y="14.23cm">
          <draw:text-box>
            <text:p text:style-name="P2"><text:span text:style-name="T3">ACTIVE RES - Active <text:s/>% FS - 100</text:span></text:p>
          </draw:text-box>
        </draw:frame>
        <draw:polygon draw:style-name="gr3" draw:text-style-name="P4" draw:layer="layout" svg:width="2.401cm" svg:height="0.801cm" svg:x="5.799cm" svg:y="15.1cm" svg:viewBox="0 0 2402 802" draw:points="0,0 2402,0 2402,802 0,802">
          <text:p/>
        </draw:polygon>
        <draw:polygon draw:style-name="gr4" draw:text-style-name="P5" draw:layer="layout" svg:width="2.401cm" svg:height="0.801cm" svg:x="5.799cm" svg:y="15.1cm" svg:viewBox="0 0 2402 802" draw:points="0,0 2402,0 2402,802 0,802">
          <text:p/>
        </draw:polygon>
        <draw:frame draw:style-name="gr6" draw:text-style-name="P7" draw:layer="layout" svg:width="2.038cm" svg:height="0.48cm" svg:x="1.1cm" svg:y="15.23cm">
          <draw:text-box>
            <text:p text:style-name="P2"><text:span text:style-name="T4">School Year</text:span></text:p>
          </draw:text-box>
        </draw:frame>
        <draw:polygon draw:style-name="gr3" draw:text-style-name="P4" draw:layer="layout" svg:width="2.4cm" svg:height="0.801cm" svg:x="8.199cm" svg:y="15.1cm" svg:viewBox="0 0 2401 802" draw:points="0,0 2401,0 2401,802 0,802">
          <text:p/>
        </draw:polygon>
        <draw:polygon draw:style-name="gr4" draw:text-style-name="P5" draw:layer="layout" svg:width="2.4cm" svg:height="0.801cm" svg:x="8.199cm" svg:y="15.1cm" svg:viewBox="0 0 2401 802" draw:points="0,0 2401,0 2401,802 0,802">
          <text:p/>
        </draw:polygon>
        <draw:frame draw:style-name="gr6" draw:text-style-name="P7" draw:layer="layout" svg:width="1.42cm" svg:height="0.48cm" svg:x="3.5cm" svg:y="15.23cm">
          <draw:text-box>
            <text:p text:style-name="P2"><text:span text:style-name="T4">Excused</text:span></text:p>
          </draw:text-box>
        </draw:frame>
        <draw:polygon draw:style-name="gr3" draw:text-style-name="P4" draw:layer="layout" svg:width="2.401cm" svg:height="0.801cm" svg:x="10.599cm" svg:y="15.1cm" svg:viewBox="0 0 2402 802" draw:points="0,0 2402,0 2402,802 0,802">
          <text:p/>
        </draw:polygon>
        <draw:polygon draw:style-name="gr4" draw:text-style-name="P5" draw:layer="layout" svg:width="2.401cm" svg:height="0.801cm" svg:x="10.599cm" svg:y="15.1cm" svg:viewBox="0 0 2402 802" draw:points="0,0 2402,0 2402,802 0,802">
          <text:p/>
        </draw:polygon>
        <draw:frame draw:style-name="gr6" draw:text-style-name="P7" draw:layer="layout" svg:width="1.927cm" svg:height="0.48cm" svg:x="5.9cm" svg:y="15.23cm">
          <draw:text-box>
            <text:p text:style-name="P2"><text:span text:style-name="T4">Unexcused</text:span></text:p>
          </draw:text-box>
        </draw:frame>
        <draw:polygon draw:style-name="gr3" draw:text-style-name="P4" draw:layer="layout" svg:width="2.401cm" svg:height="0.801cm" svg:x="13cm" svg:y="15.1cm" svg:viewBox="0 0 2402 802" draw:points="0,0 2402,0 2402,802 0,802">
          <text:p/>
        </draw:polygon>
        <draw:polygon draw:style-name="gr4" draw:text-style-name="P5" draw:layer="layout" svg:width="2.401cm" svg:height="0.801cm" svg:x="13cm" svg:y="15.1cm" svg:viewBox="0 0 2402 802" draw:points="0,0 2402,0 2402,802 0,802">
          <text:p/>
        </draw:polygon>
        <draw:frame draw:style-name="gr6" draw:text-style-name="P7" draw:layer="layout" svg:width="2.138cm" svg:height="0.48cm" svg:x="8.3cm" svg:y="15.23cm">
          <draw:text-box>
            <text:p text:style-name="P2"><text:span text:style-name="T4">Medical Exc.</text:span></text:p>
          </draw:text-box>
        </draw:frame>
        <draw:polygon draw:style-name="gr3" draw:text-style-name="P4" draw:layer="layout" svg:width="2.401cm" svg:height="0.801cm" svg:x="15.399cm" svg:y="15.1cm" svg:viewBox="0 0 2402 802" draw:points="0,0 2402,0 2402,802 0,802">
          <text:p/>
        </draw:polygon>
        <draw:polygon draw:style-name="gr4" draw:text-style-name="P5" draw:layer="layout" svg:width="2.401cm" svg:height="0.801cm" svg:x="15.399cm" svg:y="15.1cm" svg:viewBox="0 0 2402 802" draw:points="0,0 2402,0 2402,802 0,802">
          <text:p/>
        </draw:polygon>
        <draw:frame draw:style-name="gr6" draw:text-style-name="P7" draw:layer="layout" svg:width="1.99cm" svg:height="0.48cm" svg:x="10.7cm" svg:y="15.23cm">
          <draw:text-box>
            <text:p text:style-name="P2"><text:span text:style-name="T4">Suspension</text:span></text:p>
          </draw:text-box>
        </draw:frame>
        <draw:polygon draw:style-name="gr3" draw:text-style-name="P4" draw:layer="layout" svg:width="2.401cm" svg:height="0.801cm" svg:x="17.8cm" svg:y="15.1cm" svg:viewBox="0 0 2402 802" draw:points="0,0 2402,0 2402,802 0,802">
          <text:p/>
        </draw:polygon>
        <draw:polygon draw:style-name="gr4" draw:text-style-name="P5" draw:layer="layout" svg:width="2.401cm" svg:height="0.801cm" svg:x="17.8cm" svg:y="15.1cm" svg:viewBox="0 0 2402 802" draw:points="0,0 2402,0 2402,802 0,802">
          <text:p/>
        </draw:polygon>
        <draw:frame draw:style-name="gr6" draw:text-style-name="P7" draw:layer="layout" svg:width="2.034cm" svg:height="0.48cm" svg:x="13.1cm" svg:y="15.23cm">
          <draw:text-box>
            <text:p text:style-name="P2"><text:span text:style-name="T4">Total Hours</text:span></text:p>
          </draw:text-box>
        </draw:frame>
        <draw:polygon draw:style-name="gr4" draw:text-style-name="P5" draw:layer="layout" svg:width="2.401cm" svg:height="0.801cm" svg:x="0.999cm" svg:y="15.9cm" svg:viewBox="0 0 2402 802" draw:points="0,0 2402,0 2402,802 0,802">
          <text:p/>
        </draw:polygon>
        <draw:frame draw:style-name="gr6" draw:text-style-name="P7" draw:layer="layout" svg:width="1.766cm" svg:height="0.48cm" svg:x="15.5cm" svg:y="15.23cm">
          <draw:text-box>
            <text:p text:style-name="P2"><text:span text:style-name="T4">Attending</text:span></text:p>
          </draw:text-box>
        </draw:frame>
        <draw:polygon draw:style-name="gr4" draw:text-style-name="P5" draw:layer="layout" svg:width="2.401cm" svg:height="0.801cm" svg:x="3.4cm" svg:y="15.9cm" svg:viewBox="0 0 2402 802" draw:points="0,0 2402,0 2402,802 0,802">
          <text:p/>
        </draw:polygon>
        <draw:frame draw:style-name="gr6" draw:text-style-name="P7" draw:layer="layout" svg:width="1.724cm" svg:height="0.48cm" svg:x="17.9cm" svg:y="15.23cm">
          <draw:text-box>
            <text:p text:style-name="P2"><text:span text:style-name="T4">Total Abs.</text:span></text:p>
          </draw:text-box>
        </draw:frame>
        <draw:polygon draw:style-name="gr4" draw:text-style-name="P5" draw:layer="layout" svg:width="2.401cm" svg:height="0.801cm" svg:x="5.799cm" svg:y="15.9cm" svg:viewBox="0 0 2402 802" draw:points="0,0 2402,0 2402,802 0,802">
          <text:p/>
        </draw:polygon>
        <draw:frame draw:style-name="gr6" draw:text-style-name="P7" draw:layer="layout" svg:width="1.723cm" svg:height="0.48cm" svg:x="1.1cm" svg:y="16.03cm">
          <draw:text-box>
            <text:p text:style-name="P2"><text:span text:style-name="T3">2024-2025</text:span></text:p>
          </draw:text-box>
        </draw:frame>
        <draw:polygon draw:style-name="gr4" draw:text-style-name="P5" draw:layer="layout" svg:width="2.4cm" svg:height="0.801cm" svg:x="8.199cm" svg:y="15.9cm" svg:viewBox="0 0 2401 802" draw:points="0,0 2401,0 2401,802 0,802">
          <text:p/>
        </draw:polygon>
        <draw:frame draw:style-name="gr6" draw:text-style-name="P7" draw:layer="layout" svg:width="0.699cm" svg:height="0.48cm" svg:x="3.5cm" svg:y="16.03cm">
          <draw:text-box>
            <text:p text:style-name="P2"><text:span text:style-name="T3">6.00</text:span></text:p>
          </draw:text-box>
        </draw:frame>
        <draw:polygon draw:style-name="gr4" draw:text-style-name="P5" draw:layer="layout" svg:width="2.401cm" svg:height="0.801cm" svg:x="10.599cm" svg:y="15.9cm" svg:viewBox="0 0 2402 802" draw:points="0,0 2402,0 2402,802 0,802">
          <text:p/>
        </draw:polygon>
        <draw:frame draw:style-name="gr6" draw:text-style-name="P7" draw:layer="layout" svg:width="0.9cm" svg:height="0.48cm" svg:x="5.9cm" svg:y="16.03cm">
          <draw:text-box>
            <text:p text:style-name="P2"><text:span text:style-name="T3">62.00</text:span></text:p>
          </draw:text-box>
        </draw:frame>
        <draw:polygon draw:style-name="gr4" draw:text-style-name="P5" draw:layer="layout" svg:width="2.401cm" svg:height="0.801cm" svg:x="13cm" svg:y="15.9cm" svg:viewBox="0 0 2402 802" draw:points="0,0 2402,0 2402,802 0,802">
          <text:p/>
        </draw:polygon>
        <draw:frame draw:style-name="gr6" draw:text-style-name="P7" draw:layer="layout" svg:width="0.699cm" svg:height="0.48cm" svg:x="8.3cm" svg:y="16.03cm">
          <draw:text-box>
            <text:p text:style-name="P2"><text:span text:style-name="T3">6.00</text:span></text:p>
          </draw:text-box>
        </draw:frame>
        <draw:polygon draw:style-name="gr4" draw:text-style-name="P5" draw:layer="layout" svg:width="2.401cm" svg:height="0.801cm" svg:x="15.399cm" svg:y="15.9cm" svg:viewBox="0 0 2402 802" draw:points="0,0 2402,0 2402,802 0,802">
          <text:p/>
        </draw:polygon>
        <draw:frame draw:style-name="gr6" draw:text-style-name="P7" draw:layer="layout" svg:width="0.699cm" svg:height="0.48cm" svg:x="10.7cm" svg:y="16.03cm">
          <draw:text-box>
            <text:p text:style-name="P2"><text:span text:style-name="T3">0.00</text:span></text:p>
          </draw:text-box>
        </draw:frame>
        <draw:polygon draw:style-name="gr4" draw:text-style-name="P5" draw:layer="layout" svg:width="2.401cm" svg:height="0.801cm" svg:x="17.8cm" svg:y="15.9cm" svg:viewBox="0 0 2402 802" draw:points="0,0 2402,0 2402,802 0,802">
          <text:p/>
        </draw:polygon>
        <draw:frame draw:style-name="gr6" draw:text-style-name="P7" draw:layer="layout" svg:width="1.101cm" svg:height="0.48cm" svg:x="13.1cm" svg:y="16.03cm">
          <draw:text-box>
            <text:p text:style-name="P2"><text:span text:style-name="T3">628.00</text:span></text:p>
          </draw:text-box>
        </draw:frame>
        <draw:polygon draw:style-name="gr3" draw:text-style-name="P4" draw:layer="layout" svg:width="10cm" svg:height="0.801cm" svg:x="0.999cm" svg:y="17.1cm" svg:viewBox="0 0 10001 802" draw:points="0,0 10001,0 10001,802 0,802">
          <text:p/>
        </draw:polygon>
        <draw:polygon draw:style-name="gr4" draw:text-style-name="P5" draw:layer="layout" svg:width="10cm" svg:height="0.801cm" svg:x="0.999cm" svg:y="17.1cm" svg:viewBox="0 0 10001 802" draw:points="0,0 10001,0 10001,802 0,802">
          <text:p/>
        </draw:polygon>
        <draw:frame draw:style-name="gr6" draw:text-style-name="P7" draw:layer="layout" svg:width="1.101cm" svg:height="0.48cm" svg:x="15.5cm" svg:y="16.03cm">
          <draw:text-box>
            <text:p text:style-name="P2"><text:span text:style-name="T3">554.00</text:span></text:p>
          </draw:text-box>
        </draw:frame>
        <draw:polygon draw:style-name="gr3" draw:text-style-name="P4" draw:layer="layout" svg:width="2.2cm" svg:height="0.801cm" svg:x="10.999cm" svg:y="17.1cm" svg:viewBox="0 0 2201 802" draw:points="0,0 2201,0 2201,802 0,802">
          <text:p/>
        </draw:polygon>
        <draw:polygon draw:style-name="gr4" draw:text-style-name="P5" draw:layer="layout" svg:width="2.2cm" svg:height="0.801cm" svg:x="10.999cm" svg:y="17.1cm" svg:viewBox="0 0 2201 802" draw:points="0,0 2201,0 2201,802 0,802">
          <text:p/>
        </draw:polygon>
        <draw:frame draw:style-name="gr6" draw:text-style-name="P7" draw:layer="layout" svg:width="0.9cm" svg:height="0.48cm" svg:x="17.9cm" svg:y="16.03cm">
          <draw:text-box>
            <text:p text:style-name="P2"><text:span text:style-name="T3">68.00</text:span></text:p>
          </draw:text-box>
        </draw:frame>
        <draw:polygon draw:style-name="gr3" draw:text-style-name="P4" draw:layer="layout" svg:width="2.202cm" svg:height="0.801cm" svg:x="13.199cm" svg:y="17.1cm" svg:viewBox="0 0 2203 802" draw:points="0,0 2203,0 2203,802 0,802">
          <text:p/>
        </draw:polygon>
        <draw:polygon draw:style-name="gr4" draw:text-style-name="P5" draw:layer="layout" svg:width="2.202cm" svg:height="0.801cm" svg:x="13.199cm" svg:y="17.1cm" svg:viewBox="0 0 2203 802" draw:points="0,0 2203,0 2203,802 0,802">
          <text:p/>
        </draw:polygon>
        <draw:frame draw:style-name="gr6" draw:text-style-name="P7" draw:layer="layout" svg:width="3.608cm" svg:height="0.48cm" svg:x="1.1cm" svg:y="17.23cm">
          <draw:text-box>
            <text:p text:style-name="P2"><text:span text:style-name="T4">Emily Davis <text:s/>#118245</text:span></text:p>
          </draw:text-box>
        </draw:frame>
        <draw:polygon draw:style-name="gr3" draw:text-style-name="P4" draw:layer="layout" svg:width="2.202cm" svg:height="0.801cm" svg:x="15.399cm" svg:y="17.1cm" svg:viewBox="0 0 2203 802" draw:points="0,0 2203,0 2203,802 0,802">
          <text:p/>
        </draw:polygon>
        <draw:polygon draw:style-name="gr4" draw:text-style-name="P5" draw:layer="layout" svg:width="2.202cm" svg:height="0.801cm" svg:x="15.399cm" svg:y="17.1cm" svg:viewBox="0 0 2203 802" draw:points="0,0 2203,0 2203,802 0,802">
          <text:p/>
        </draw:polygon>
        <draw:frame draw:style-name="gr6" draw:text-style-name="P7" draw:layer="layout" svg:width="0.88cm" svg:height="0.48cm" svg:x="11.679cm" svg:y="17.23cm">
          <draw:text-box>
            <text:p text:style-name="P2"><text:span text:style-name="T4">Daily</text:span></text:p>
          </draw:text-box>
        </draw:frame>
        <draw:polygon draw:style-name="gr3" draw:text-style-name="P4" draw:layer="layout" svg:width="2.2cm" svg:height="0.801cm" svg:x="17.6cm" svg:y="17.1cm" svg:viewBox="0 0 2201 802" draw:points="0,0 2201,0 2201,802 0,802">
          <text:p/>
        </draw:polygon>
        <draw:polygon draw:style-name="gr4" draw:text-style-name="P5" draw:layer="layout" svg:width="2.2cm" svg:height="0.801cm" svg:x="17.6cm" svg:y="17.1cm" svg:viewBox="0 0 2201 802" draw:points="0,0 2201,0 2201,802 0,802">
          <text:p/>
        </draw:polygon>
        <draw:frame draw:style-name="gr6" draw:text-style-name="P7" draw:layer="layout" svg:width="2.139cm" svg:height="0.48cm" svg:x="13.251cm" svg:y="17.23cm">
          <draw:text-box>
            <text:p text:style-name="P2"><text:span text:style-name="T4">Consecutive</text:span></text:p>
          </draw:text-box>
        </draw:frame>
        <draw:polygon draw:style-name="gr3" draw:text-style-name="P4" draw:layer="layout" svg:width="6.301cm" svg:height="0.801cm" svg:x="0.999cm" svg:y="17.9cm" svg:viewBox="0 0 6302 802" draw:points="0,0 6302,0 6302,802 0,802">
          <text:p/>
        </draw:polygon>
        <draw:polygon draw:style-name="gr4" draw:text-style-name="P5" draw:layer="layout" svg:width="6.301cm" svg:height="0.801cm" svg:x="0.999cm" svg:y="17.9cm" svg:viewBox="0 0 6302 802" draw:points="0,0 6302,0 6302,802 0,802">
          <text:p/>
        </draw:polygon>
        <draw:frame draw:style-name="gr6" draw:text-style-name="P7" draw:layer="layout" svg:width="1.468cm" svg:height="0.48cm" svg:x="15.824cm" svg:y="17.23cm">
          <draw:text-box>
            <text:p text:style-name="P2"><text:span text:style-name="T4">Monthly</text:span></text:p>
          </draw:text-box>
        </draw:frame>
        <draw:polygon draw:style-name="gr3" draw:text-style-name="P4" draw:layer="layout" svg:width="6.402cm" svg:height="0.801cm" svg:x="7.299cm" svg:y="17.9cm" svg:viewBox="0 0 6403 802" draw:points="0,0 6403,0 6403,802 0,802">
          <text:p/>
        </draw:polygon>
        <draw:polygon draw:style-name="gr4" draw:text-style-name="P5" draw:layer="layout" svg:width="6.402cm" svg:height="0.801cm" svg:x="7.299cm" svg:y="17.9cm" svg:viewBox="0 0 6403 802" draw:points="0,0 6403,0 6403,802 0,802">
          <text:p/>
        </draw:polygon>
        <draw:frame draw:style-name="gr6" draw:text-style-name="P7" draw:layer="layout" svg:width="1.927cm" svg:height="0.48cm" svg:x="17.749cm" svg:y="17.23cm">
          <draw:text-box>
            <text:p text:style-name="P2"><text:span text:style-name="T4">Thresholds</text:span></text:p>
          </draw:text-box>
        </draw:frame>
        <draw:polygon draw:style-name="gr3" draw:text-style-name="P4" draw:layer="layout" svg:width="6.301cm" svg:height="0.801cm" svg:x="13.699cm" svg:y="17.9cm" svg:viewBox="0 0 6302 802" draw:points="0,0 6302,0 6302,802 0,802">
          <text:p/>
        </draw:polygon>
        <draw:polygon draw:style-name="gr4" draw:text-style-name="P5" draw:layer="layout" svg:width="6.301cm" svg:height="0.801cm" svg:x="13.699cm" svg:y="17.9cm" svg:viewBox="0 0 6302 802" draw:points="0,0 6302,0 6302,802 0,802">
          <text:p/>
        </draw:polygon>
        <draw:frame draw:style-name="gr6" draw:text-style-name="P7" draw:layer="layout" svg:width="1.027cm" svg:height="0.48cm" svg:x="1.1cm" svg:y="18.03cm">
          <draw:text-box>
            <text:p text:style-name="P2"><text:span text:style-name="T3">Age: 7</text:span></text:p>
          </draw:text-box>
        </draw:frame>
        <draw:polygon draw:style-name="gr3" draw:text-style-name="P4" draw:layer="layout" svg:width="6.301cm" svg:height="0.801cm" svg:x="0.999cm" svg:y="18.7cm" svg:viewBox="0 0 6302 802" draw:points="0,0 6302,0 6302,802 0,802">
          <text:p/>
        </draw:polygon>
        <draw:polygon draw:style-name="gr4" draw:text-style-name="P5" draw:layer="layout" svg:width="6.301cm" svg:height="0.801cm" svg:x="0.999cm" svg:y="18.7cm" svg:viewBox="0 0 6302 802" draw:points="0,0 6302,0 6302,802 0,802">
          <text:p/>
        </draw:polygon>
        <draw:frame draw:style-name="gr6" draw:text-style-name="P7" draw:layer="layout" svg:width="3.554cm" svg:height="0.48cm" svg:x="8.755cm" svg:y="18.03cm">
          <draw:text-box>
            <text:p text:style-name="P2"><text:span text:style-name="T3">Calendar: EL - Default</text:span></text:p>
          </draw:text-box>
        </draw:frame>
        <draw:polygon draw:style-name="gr3" draw:text-style-name="P4" draw:layer="layout" svg:width="6.402cm" svg:height="0.801cm" svg:x="7.299cm" svg:y="18.7cm" svg:viewBox="0 0 6403 802" draw:points="0,0 6403,0 6403,802 0,802">
          <text:p/>
        </draw:polygon>
        <draw:polygon draw:style-name="gr4" draw:text-style-name="P5" draw:layer="layout" svg:width="6.402cm" svg:height="0.801cm" svg:x="7.299cm" svg:y="18.7cm" svg:viewBox="0 0 6403 802" draw:points="0,0 6403,0 6403,802 0,802">
          <text:p/>
        </draw:polygon>
        <draw:frame draw:style-name="gr6" draw:text-style-name="P7" draw:layer="layout" svg:width="1.602cm" svg:height="0.48cm" svg:x="18.331cm" svg:y="18.03cm">
          <draw:text-box>
            <text:p text:style-name="P2"><text:span text:style-name="T3">Grade: 01</text:span></text:p>
          </draw:text-box>
        </draw:frame>
        <draw:polygon draw:style-name="gr3" draw:text-style-name="P4" draw:layer="layout" svg:width="6.301cm" svg:height="0.801cm" svg:x="13.699cm" svg:y="18.7cm" svg:viewBox="0 0 6302 802" draw:points="0,0 6302,0 6302,802 0,802">
          <text:p/>
        </draw:polygon>
        <draw:polygon draw:style-name="gr4" draw:text-style-name="P5" draw:layer="layout" svg:width="6.301cm" svg:height="0.801cm" svg:x="13.699cm" svg:y="18.7cm" svg:viewBox="0 0 6302 802" draw:points="0,0 6302,0 6302,802 0,802">
          <text:p/>
        </draw:polygon>
        <draw:frame draw:style-name="gr6" draw:text-style-name="P7" draw:layer="layout" svg:width="6.798cm" svg:height="0.48cm" svg:x="1.1cm" svg:y="18.83cm">
          <draw:text-box>
            <text:p text:style-name="P2"><text:span text:style-name="T3">HR Teacher: 368 - Non-Preschool Student</text:span></text:p>
          </draw:text-box>
        </draw:frame>
        <draw:polygon draw:style-name="gr3" draw:text-style-name="P4" draw:layer="layout" svg:width="2.401cm" svg:height="0.801cm" svg:x="0.999cm" svg:y="19.7cm" svg:viewBox="0 0 2402 802" draw:points="0,0 2402,0 2402,802 0,802">
          <text:p/>
        </draw:polygon>
        <draw:polygon draw:style-name="gr4" draw:text-style-name="P5" draw:layer="layout" svg:width="2.401cm" svg:height="0.801cm" svg:x="0.999cm" svg:y="19.7cm" svg:viewBox="0 0 2402 802" draw:points="0,0 2402,0 2402,802 0,802">
          <text:p/>
        </draw:polygon>
        <draw:frame draw:style-name="gr6" draw:text-style-name="P7" draw:layer="layout" svg:width="5.234cm" svg:height="0.48cm" svg:x="7.981cm" svg:y="18.83cm">
          <draw:text-box>
            <text:p text:style-name="P2"><text:span text:style-name="T3">5 - Resident Attending Full Time</text:span></text:p>
          </draw:text-box>
        </draw:frame>
        <draw:polygon draw:style-name="gr3" draw:text-style-name="P4" draw:layer="layout" svg:width="2.401cm" svg:height="0.801cm" svg:x="3.4cm" svg:y="19.7cm" svg:viewBox="0 0 2402 802" draw:points="0,0 2402,0 2402,802 0,802">
          <text:p/>
        </draw:polygon>
        <draw:polygon draw:style-name="gr4" draw:text-style-name="P5" draw:layer="layout" svg:width="2.401cm" svg:height="0.801cm" svg:x="3.4cm" svg:y="19.7cm" svg:viewBox="0 0 2402 802" draw:points="0,0 2402,0 2402,802 0,802">
          <text:p/>
        </draw:polygon>
        <draw:frame draw:style-name="gr6" draw:text-style-name="P7" draw:layer="layout" svg:width="5.939cm" svg:height="0.48cm" svg:x="13.627cm" svg:y="18.83cm">
          <draw:text-box>
            <text:p text:style-name="P2"><text:span text:style-name="T3">ESCR - ELEM/JH - Inactive <text:s/>% FS - 100</text:span></text:p>
          </draw:text-box>
        </draw:frame>
        <draw:polygon draw:style-name="gr3" draw:text-style-name="P4" draw:layer="layout" svg:width="2.401cm" svg:height="0.801cm" svg:x="5.799cm" svg:y="19.7cm" svg:viewBox="0 0 2402 802" draw:points="0,0 2402,0 2402,802 0,802">
          <text:p/>
        </draw:polygon>
        <draw:polygon draw:style-name="gr4" draw:text-style-name="P5" draw:layer="layout" svg:width="2.401cm" svg:height="0.801cm" svg:x="5.799cm" svg:y="19.7cm" svg:viewBox="0 0 2402 802" draw:points="0,0 2402,0 2402,802 0,802">
          <text:p/>
        </draw:polygon>
        <draw:frame draw:style-name="gr6" draw:text-style-name="P7" draw:layer="layout" svg:width="2.038cm" svg:height="0.48cm" svg:x="1.1cm" svg:y="19.83cm">
          <draw:text-box>
            <text:p text:style-name="P2"><text:span text:style-name="T4">School Year</text:span></text:p>
          </draw:text-box>
        </draw:frame>
        <draw:polygon draw:style-name="gr3" draw:text-style-name="P4" draw:layer="layout" svg:width="2.4cm" svg:height="0.801cm" svg:x="8.199cm" svg:y="19.7cm" svg:viewBox="0 0 2401 802" draw:points="0,0 2401,0 2401,802 0,802">
          <text:p/>
        </draw:polygon>
        <draw:polygon draw:style-name="gr4" draw:text-style-name="P5" draw:layer="layout" svg:width="2.4cm" svg:height="0.801cm" svg:x="8.199cm" svg:y="19.7cm" svg:viewBox="0 0 2401 802" draw:points="0,0 2401,0 2401,802 0,802">
          <text:p/>
        </draw:polygon>
        <draw:frame draw:style-name="gr6" draw:text-style-name="P7" draw:layer="layout" svg:width="1.42cm" svg:height="0.48cm" svg:x="3.5cm" svg:y="19.83cm">
          <draw:text-box>
            <text:p text:style-name="P2"><text:span text:style-name="T4">Excused</text:span></text:p>
          </draw:text-box>
        </draw:frame>
        <draw:polygon draw:style-name="gr3" draw:text-style-name="P4" draw:layer="layout" svg:width="2.401cm" svg:height="0.801cm" svg:x="10.599cm" svg:y="19.7cm" svg:viewBox="0 0 2402 802" draw:points="0,0 2402,0 2402,802 0,802">
          <text:p/>
        </draw:polygon>
        <draw:polygon draw:style-name="gr4" draw:text-style-name="P5" draw:layer="layout" svg:width="2.401cm" svg:height="0.801cm" svg:x="10.599cm" svg:y="19.7cm" svg:viewBox="0 0 2402 802" draw:points="0,0 2402,0 2402,802 0,802">
          <text:p/>
        </draw:polygon>
        <draw:frame draw:style-name="gr6" draw:text-style-name="P7" draw:layer="layout" svg:width="1.927cm" svg:height="0.48cm" svg:x="5.9cm" svg:y="19.83cm">
          <draw:text-box>
            <text:p text:style-name="P2"><text:span text:style-name="T4">Unexcused</text:span></text:p>
          </draw:text-box>
        </draw:frame>
        <draw:polygon draw:style-name="gr3" draw:text-style-name="P4" draw:layer="layout" svg:width="2.401cm" svg:height="0.801cm" svg:x="13cm" svg:y="19.7cm" svg:viewBox="0 0 2402 802" draw:points="0,0 2402,0 2402,802 0,802">
          <text:p/>
        </draw:polygon>
        <draw:polygon draw:style-name="gr4" draw:text-style-name="P5" draw:layer="layout" svg:width="2.401cm" svg:height="0.801cm" svg:x="13cm" svg:y="19.7cm" svg:viewBox="0 0 2402 802" draw:points="0,0 2402,0 2402,802 0,802">
          <text:p/>
        </draw:polygon>
        <draw:frame draw:style-name="gr6" draw:text-style-name="P7" draw:layer="layout" svg:width="2.138cm" svg:height="0.48cm" svg:x="8.3cm" svg:y="19.83cm">
          <draw:text-box>
            <text:p text:style-name="P2"><text:span text:style-name="T4">Medical Exc.</text:span></text:p>
          </draw:text-box>
        </draw:frame>
        <draw:polygon draw:style-name="gr3" draw:text-style-name="P4" draw:layer="layout" svg:width="2.401cm" svg:height="0.801cm" svg:x="15.399cm" svg:y="19.7cm" svg:viewBox="0 0 2402 802" draw:points="0,0 2402,0 2402,802 0,802">
          <text:p/>
        </draw:polygon>
        <draw:polygon draw:style-name="gr4" draw:text-style-name="P5" draw:layer="layout" svg:width="2.401cm" svg:height="0.801cm" svg:x="15.399cm" svg:y="19.7cm" svg:viewBox="0 0 2402 802" draw:points="0,0 2402,0 2402,802 0,802">
          <text:p/>
        </draw:polygon>
        <draw:frame draw:style-name="gr6" draw:text-style-name="P7" draw:layer="layout" svg:width="1.99cm" svg:height="0.48cm" svg:x="10.7cm" svg:y="19.83cm">
          <draw:text-box>
            <text:p text:style-name="P2"><text:span text:style-name="T4">Suspension</text:span></text:p>
          </draw:text-box>
        </draw:frame>
        <draw:polygon draw:style-name="gr3" draw:text-style-name="P4" draw:layer="layout" svg:width="2.401cm" svg:height="0.801cm" svg:x="17.8cm" svg:y="19.7cm" svg:viewBox="0 0 2402 802" draw:points="0,0 2402,0 2402,802 0,802">
          <text:p/>
        </draw:polygon>
        <draw:polygon draw:style-name="gr4" draw:text-style-name="P5" draw:layer="layout" svg:width="2.401cm" svg:height="0.801cm" svg:x="17.8cm" svg:y="19.7cm" svg:viewBox="0 0 2402 802" draw:points="0,0 2402,0 2402,802 0,802">
          <text:p/>
        </draw:polygon>
        <draw:frame draw:style-name="gr6" draw:text-style-name="P7" draw:layer="layout" svg:width="2.034cm" svg:height="0.48cm" svg:x="13.1cm" svg:y="19.83cm">
          <draw:text-box>
            <text:p text:style-name="P2"><text:span text:style-name="T4">Total Hours</text:span></text:p>
          </draw:text-box>
        </draw:frame>
        <draw:polygon draw:style-name="gr4" draw:text-style-name="P5" draw:layer="layout" svg:width="2.401cm" svg:height="0.801cm" svg:x="0.999cm" svg:y="20.5cm" svg:viewBox="0 0 2402 802" draw:points="0,0 2402,0 2402,802 0,802">
          <text:p/>
        </draw:polygon>
        <draw:frame draw:style-name="gr6" draw:text-style-name="P7" draw:layer="layout" svg:width="1.766cm" svg:height="0.48cm" svg:x="15.5cm" svg:y="19.83cm">
          <draw:text-box>
            <text:p text:style-name="P2"><text:span text:style-name="T4">Attending</text:span></text:p>
          </draw:text-box>
        </draw:frame>
        <draw:polygon draw:style-name="gr4" draw:text-style-name="P5" draw:layer="layout" svg:width="2.401cm" svg:height="0.801cm" svg:x="3.4cm" svg:y="20.5cm" svg:viewBox="0 0 2402 802" draw:points="0,0 2402,0 2402,802 0,802">
          <text:p/>
        </draw:polygon>
        <draw:frame draw:style-name="gr6" draw:text-style-name="P7" draw:layer="layout" svg:width="1.724cm" svg:height="0.48cm" svg:x="17.9cm" svg:y="19.83cm">
          <draw:text-box>
            <text:p text:style-name="P2"><text:span text:style-name="T4">Total Abs.</text:span></text:p>
          </draw:text-box>
        </draw:frame>
        <draw:polygon draw:style-name="gr4" draw:text-style-name="P5" draw:layer="layout" svg:width="2.401cm" svg:height="0.801cm" svg:x="5.799cm" svg:y="20.5cm" svg:viewBox="0 0 2402 802" draw:points="0,0 2402,0 2402,802 0,802">
          <text:p/>
        </draw:polygon>
        <draw:frame draw:style-name="gr6" draw:text-style-name="P7" draw:layer="layout" svg:width="1.723cm" svg:height="0.48cm" svg:x="1.1cm" svg:y="20.63cm">
          <draw:text-box>
            <text:p text:style-name="P2"><text:span text:style-name="T3">2024-2025</text:span></text:p>
          </draw:text-box>
        </draw:frame>
        <draw:polygon draw:style-name="gr4" draw:text-style-name="P5" draw:layer="layout" svg:width="2.4cm" svg:height="0.801cm" svg:x="8.199cm" svg:y="20.5cm" svg:viewBox="0 0 2401 802" draw:points="0,0 2401,0 2401,802 0,802">
          <text:p/>
        </draw:polygon>
        <draw:frame draw:style-name="gr6" draw:text-style-name="P7" draw:layer="layout" svg:width="0.9cm" svg:height="0.48cm" svg:x="3.5cm" svg:y="20.63cm">
          <draw:text-box>
            <text:p text:style-name="P2"><text:span text:style-name="T3">85.75</text:span></text:p>
          </draw:text-box>
        </draw:frame>
        <draw:polygon draw:style-name="gr4" draw:text-style-name="P5" draw:layer="layout" svg:width="2.401cm" svg:height="0.801cm" svg:x="10.599cm" svg:y="20.5cm" svg:viewBox="0 0 2402 802" draw:points="0,0 2402,0 2402,802 0,802">
          <text:p/>
        </draw:polygon>
        <draw:frame draw:style-name="gr6" draw:text-style-name="P7" draw:layer="layout" svg:width="0.699cm" svg:height="0.48cm" svg:x="5.9cm" svg:y="20.63cm">
          <draw:text-box>
            <text:p text:style-name="P2"><text:span text:style-name="T3">0.00</text:span></text:p>
          </draw:text-box>
        </draw:frame>
        <draw:polygon draw:style-name="gr4" draw:text-style-name="P5" draw:layer="layout" svg:width="2.401cm" svg:height="0.801cm" svg:x="13cm" svg:y="20.5cm" svg:viewBox="0 0 2402 802" draw:points="0,0 2402,0 2402,802 0,802">
          <text:p/>
        </draw:polygon>
        <draw:frame draw:style-name="gr6" draw:text-style-name="P7" draw:layer="layout" svg:width="0.699cm" svg:height="0.48cm" svg:x="8.3cm" svg:y="20.63cm">
          <draw:text-box>
            <text:p text:style-name="P2"><text:span text:style-name="T3">0.00</text:span></text:p>
          </draw:text-box>
        </draw:frame>
        <draw:polygon draw:style-name="gr4" draw:text-style-name="P5" draw:layer="layout" svg:width="2.401cm" svg:height="0.801cm" svg:x="15.399cm" svg:y="20.5cm" svg:viewBox="0 0 2402 802" draw:points="0,0 2402,0 2402,802 0,802">
          <text:p/>
        </draw:polygon>
        <draw:frame draw:style-name="gr6" draw:text-style-name="P7" draw:layer="layout" svg:width="0.699cm" svg:height="0.48cm" svg:x="10.7cm" svg:y="20.63cm">
          <draw:text-box>
            <text:p text:style-name="P2"><text:span text:style-name="T3">0.00</text:span></text:p>
          </draw:text-box>
        </draw:frame>
        <draw:polygon draw:style-name="gr4" draw:text-style-name="P5" draw:layer="layout" svg:width="2.401cm" svg:height="0.801cm" svg:x="17.8cm" svg:y="20.5cm" svg:viewBox="0 0 2402 802" draw:points="0,0 2402,0 2402,802 0,802">
          <text:p/>
        </draw:polygon>
        <draw:frame draw:style-name="gr6" draw:text-style-name="P7" draw:layer="layout" svg:width="1.101cm" svg:height="0.48cm" svg:x="13.1cm" svg:y="20.63cm">
          <draw:text-box>
            <text:p text:style-name="P2"><text:span text:style-name="T3">634.00</text:span></text:p>
          </draw:text-box>
        </draw:frame>
        <draw:frame draw:style-name="gr6" draw:text-style-name="P7" draw:layer="layout" svg:width="1.101cm" svg:height="0.48cm" svg:x="15.5cm" svg:y="20.63cm">
          <draw:text-box>
            <text:p text:style-name="P2"><text:span text:style-name="T3">548.25</text:span></text:p>
          </draw:text-box>
        </draw:frame>
        <draw:frame draw:style-name="gr6" draw:text-style-name="P7" draw:layer="layout" svg:width="0.9cm" svg:height="0.48cm" svg:x="17.9cm" svg:y="20.63cm">
          <draw:text-box>
            <text:p text:style-name="P2"><text:span text:style-name="T3">85.75</text:span></text:p>
          </draw:text-box>
        </draw:frame>
        <draw:polygon draw:style-name="gr3" draw:text-style-name="P4" draw:layer="layout" svg:width="10cm" svg:height="0.801cm" svg:x="1cm" svg:y="25.9cm" svg:viewBox="0 0 10001 802" draw:points="0,0 10001,0 10001,802 0,802">
          <text:p/>
        </draw:polygon>
        <draw:polygon draw:style-name="gr4" draw:text-style-name="P5" draw:layer="layout" svg:width="10cm" svg:height="0.801cm" svg:x="1cm" svg:y="25.9cm" svg:viewBox="0 0 10001 802" draw:points="0,0 10001,0 10001,802 0,802">
          <text:p/>
        </draw:polygon>
        <draw:polygon draw:style-name="gr3" draw:text-style-name="P4" draw:layer="layout" svg:width="2.2cm" svg:height="0.801cm" svg:x="11cm" svg:y="25.9cm" svg:viewBox="0 0 2201 802" draw:points="0,0 2201,0 2201,802 0,802">
          <text:p/>
        </draw:polygon>
        <draw:polygon draw:style-name="gr4" draw:text-style-name="P5" draw:layer="layout" svg:width="2.2cm" svg:height="0.801cm" svg:x="11cm" svg:y="25.9cm" svg:viewBox="0 0 2201 802" draw:points="0,0 2201,0 2201,802 0,802">
          <text:p/>
        </draw:polygon>
        <draw:polygon draw:style-name="gr3" draw:text-style-name="P4" draw:layer="layout" svg:width="2.202cm" svg:height="0.801cm" svg:x="13.2cm" svg:y="25.9cm" svg:viewBox="0 0 2203 802" draw:points="0,0 2203,0 2203,802 0,802">
          <text:p/>
        </draw:polygon>
        <draw:polygon draw:style-name="gr4" draw:text-style-name="P5" draw:layer="layout" svg:width="2.202cm" svg:height="0.801cm" svg:x="13.2cm" svg:y="25.9cm" svg:viewBox="0 0 2203 802" draw:points="0,0 2203,0 2203,802 0,802">
          <text:p/>
        </draw:polygon>
        <draw:frame draw:style-name="gr6" draw:text-style-name="P7" draw:layer="layout" svg:width="4.375cm" svg:height="0.48cm" svg:x="1.101cm" svg:y="26.03cm">
          <draw:text-box>
            <text:p text:style-name="P2"><text:span text:style-name="T4">Emma Gonzalez <text:s/>#123578</text:span></text:p>
          </draw:text-box>
        </draw:frame>
        <draw:polygon draw:style-name="gr3" draw:text-style-name="P4" draw:layer="layout" svg:width="2.202cm" svg:height="0.801cm" svg:x="15.4cm" svg:y="25.9cm" svg:viewBox="0 0 2203 802" draw:points="0,0 2203,0 2203,802 0,802">
          <text:p/>
        </draw:polygon>
        <draw:polygon draw:style-name="gr4" draw:text-style-name="P5" draw:layer="layout" svg:width="2.202cm" svg:height="0.801cm" svg:x="15.4cm" svg:y="25.9cm" svg:viewBox="0 0 2203 802" draw:points="0,0 2203,0 2203,802 0,802">
          <text:p/>
        </draw:polygon>
        <draw:frame draw:style-name="gr6" draw:text-style-name="P7" draw:layer="layout" svg:width="0.88cm" svg:height="0.48cm" svg:x="11.68cm" svg:y="26.03cm">
          <draw:text-box>
            <text:p text:style-name="P2"><text:span text:style-name="T4">Daily</text:span></text:p>
          </draw:text-box>
        </draw:frame>
        <draw:polygon draw:style-name="gr3" draw:text-style-name="P4" draw:layer="layout" svg:width="2.2cm" svg:height="0.801cm" svg:x="17.601cm" svg:y="25.9cm" svg:viewBox="0 0 2201 802" draw:points="0,0 2201,0 2201,802 0,802">
          <text:p/>
        </draw:polygon>
        <draw:polygon draw:style-name="gr4" draw:text-style-name="P5" draw:layer="layout" svg:width="2.2cm" svg:height="0.801cm" svg:x="17.601cm" svg:y="25.9cm" svg:viewBox="0 0 2201 802" draw:points="0,0 2201,0 2201,802 0,802">
          <text:p/>
        </draw:polygon>
        <draw:frame draw:style-name="gr6" draw:text-style-name="P7" draw:layer="layout" svg:width="2.139cm" svg:height="0.48cm" svg:x="13.252cm" svg:y="26.03cm">
          <draw:text-box>
            <text:p text:style-name="P2"><text:span text:style-name="T4">Consecutive</text:span></text:p>
          </draw:text-box>
        </draw:frame>
        <draw:polygon draw:style-name="gr3" draw:text-style-name="P4" draw:layer="layout" svg:width="6.301cm" svg:height="0.801cm" svg:x="1cm" svg:y="26.7cm" svg:viewBox="0 0 6302 802" draw:points="0,0 6302,0 6302,802 0,802">
          <text:p/>
        </draw:polygon>
        <draw:polygon draw:style-name="gr4" draw:text-style-name="P5" draw:layer="layout" svg:width="6.301cm" svg:height="0.801cm" svg:x="1cm" svg:y="26.7cm" svg:viewBox="0 0 6302 802" draw:points="0,0 6302,0 6302,802 0,802">
          <text:p/>
        </draw:polygon>
        <draw:frame draw:style-name="gr6" draw:text-style-name="P7" draw:layer="layout" svg:width="1.468cm" svg:height="0.48cm" svg:x="15.825cm" svg:y="26.03cm">
          <draw:text-box>
            <text:p text:style-name="P2"><text:span text:style-name="T4">Monthly</text:span></text:p>
          </draw:text-box>
        </draw:frame>
        <draw:polygon draw:style-name="gr3" draw:text-style-name="P4" draw:layer="layout" svg:width="6.402cm" svg:height="0.801cm" svg:x="7.3cm" svg:y="26.7cm" svg:viewBox="0 0 6403 802" draw:points="0,0 6403,0 6403,802 0,802">
          <text:p/>
        </draw:polygon>
        <draw:polygon draw:style-name="gr4" draw:text-style-name="P5" draw:layer="layout" svg:width="6.402cm" svg:height="0.801cm" svg:x="7.3cm" svg:y="26.7cm" svg:viewBox="0 0 6403 802" draw:points="0,0 6403,0 6403,802 0,802">
          <text:p/>
        </draw:polygon>
        <draw:frame draw:style-name="gr6" draw:text-style-name="P7" draw:layer="layout" svg:width="1.927cm" svg:height="0.48cm" svg:x="17.75cm" svg:y="26.03cm">
          <draw:text-box>
            <text:p text:style-name="P2"><text:span text:style-name="T4">Thresholds</text:span></text:p>
          </draw:text-box>
        </draw:frame>
        <draw:polygon draw:style-name="gr3" draw:text-style-name="P4" draw:layer="layout" svg:width="6.301cm" svg:height="0.801cm" svg:x="13.7cm" svg:y="26.7cm" svg:viewBox="0 0 6302 802" draw:points="0,0 6302,0 6302,802 0,802">
          <text:p/>
        </draw:polygon>
        <draw:polygon draw:style-name="gr4" draw:text-style-name="P5" draw:layer="layout" svg:width="6.301cm" svg:height="0.801cm" svg:x="13.7cm" svg:y="26.7cm" svg:viewBox="0 0 6302 802" draw:points="0,0 6302,0 6302,802 0,802">
          <text:p/>
        </draw:polygon>
        <draw:frame draw:style-name="gr6" draw:text-style-name="P7" draw:layer="layout" svg:width="1.228cm" svg:height="0.48cm" svg:x="1.101cm" svg:y="26.83cm">
          <draw:text-box>
            <text:p text:style-name="P2"><text:span text:style-name="T3">Age: 12</text:span></text:p>
          </draw:text-box>
        </draw:frame>
        <draw:polygon draw:style-name="gr3" draw:text-style-name="P4" draw:layer="layout" svg:width="6.301cm" svg:height="0.802cm" svg:x="1cm" svg:y="27.499cm" svg:viewBox="0 0 6302 803" draw:points="0,0 6302,0 6302,803 0,803">
          <text:p/>
        </draw:polygon>
        <draw:polygon draw:style-name="gr4" draw:text-style-name="P5" draw:layer="layout" svg:width="6.301cm" svg:height="0.802cm" svg:x="1cm" svg:y="27.499cm" svg:viewBox="0 0 6302 803" draw:points="0,0 6302,0 6302,803 0,803">
          <text:p/>
        </draw:polygon>
        <draw:frame draw:style-name="gr6" draw:text-style-name="P7" draw:layer="layout" svg:width="3.867cm" svg:height="0.48cm" svg:x="8.629cm" svg:y="26.83cm">
          <draw:text-box>
            <text:p text:style-name="P2"><text:span text:style-name="T3">Calendar: Elementary B</text:span></text:p>
          </draw:text-box>
        </draw:frame>
        <draw:polygon draw:style-name="gr3" draw:text-style-name="P4" draw:layer="layout" svg:width="6.402cm" svg:height="0.802cm" svg:x="7.3cm" svg:y="27.499cm" svg:viewBox="0 0 6403 803" draw:points="0,0 6403,0 6403,803 0,803">
          <text:p/>
        </draw:polygon>
        <draw:polygon draw:style-name="gr4" draw:text-style-name="P5" draw:layer="layout" svg:width="6.402cm" svg:height="0.802cm" svg:x="7.3cm" svg:y="27.499cm" svg:viewBox="0 0 6403 803" draw:points="0,0 6403,0 6403,803 0,803">
          <text:p/>
        </draw:polygon>
        <draw:frame draw:style-name="gr6" draw:text-style-name="P7" draw:layer="layout" svg:width="1.602cm" svg:height="0.48cm" svg:x="18.332cm" svg:y="26.83cm">
          <draw:text-box>
            <text:p text:style-name="P2"><text:span text:style-name="T3">Grade: 05</text:span></text:p>
          </draw:text-box>
        </draw:frame>
        <draw:polygon draw:style-name="gr3" draw:text-style-name="P4" draw:layer="layout" svg:width="6.301cm" svg:height="0.802cm" svg:x="13.7cm" svg:y="27.499cm" svg:viewBox="0 0 6302 803" draw:points="0,0 6302,0 6302,803 0,803">
          <text:p/>
        </draw:polygon>
        <draw:polygon draw:style-name="gr4" draw:text-style-name="P5" draw:layer="layout" svg:width="6.301cm" svg:height="0.802cm" svg:x="13.7cm" svg:y="27.499cm" svg:viewBox="0 0 6302 803" draw:points="0,0 6302,0 6302,803 0,803">
          <text:p/>
        </draw:polygon>
        <draw:frame draw:style-name="gr6" draw:text-style-name="P7" draw:layer="layout" svg:width="4.519cm" svg:height="0.48cm" svg:x="1.101cm" svg:y="27.63cm">
          <draw:text-box>
            <text:p text:style-name="P2"><text:span text:style-name="T3">HR Teacher: ADAMS, MR. C.</text:span></text:p>
          </draw:text-box>
        </draw:frame>
        <draw:polygon draw:style-name="gr3" draw:text-style-name="P4" draw:layer="layout" svg:width="2.401cm" svg:height="0.801cm" svg:x="1cm" svg:y="28.5cm" svg:viewBox="0 0 2402 802" draw:points="0,0 2402,0 2402,802 0,802">
          <text:p/>
        </draw:polygon>
        <draw:polygon draw:style-name="gr4" draw:text-style-name="P5" draw:layer="layout" svg:width="2.401cm" svg:height="0.801cm" svg:x="1cm" svg:y="28.5cm" svg:viewBox="0 0 2402 802" draw:points="0,0 2402,0 2402,802 0,802">
          <text:p/>
        </draw:polygon>
        <draw:frame draw:style-name="gr6" draw:text-style-name="P7" draw:layer="layout" svg:width="5.234cm" svg:height="0.48cm" svg:x="7.982cm" svg:y="27.63cm">
          <draw:text-box>
            <text:p text:style-name="P2"><text:span text:style-name="T3">5 - Resident Attending Full Time</text:span></text:p>
          </draw:text-box>
        </draw:frame>
        <draw:polygon draw:style-name="gr3" draw:text-style-name="P4" draw:layer="layout" svg:width="2.401cm" svg:height="0.801cm" svg:x="3.401cm" svg:y="28.5cm" svg:viewBox="0 0 2402 802" draw:points="0,0 2402,0 2402,802 0,802">
          <text:p/>
        </draw:polygon>
        <draw:polygon draw:style-name="gr4" draw:text-style-name="P5" draw:layer="layout" svg:width="2.401cm" svg:height="0.801cm" svg:x="3.401cm" svg:y="28.5cm" svg:viewBox="0 0 2402 802" draw:points="0,0 2402,0 2402,802 0,802">
          <text:p/>
        </draw:polygon>
        <draw:frame draw:style-name="gr6" draw:text-style-name="P7" draw:layer="layout" svg:width="4.991cm" svg:height="0.48cm" svg:x="14.569cm" svg:y="27.63cm">
          <draw:text-box>
            <text:p text:style-name="P2"><text:span text:style-name="T3">ACTIVE RES - Active <text:s/>% FS - 100</text:span></text:p>
          </draw:text-box>
        </draw:frame>
        <draw:polygon draw:style-name="gr3" draw:text-style-name="P4" draw:layer="layout" svg:width="2.401cm" svg:height="0.801cm" svg:x="5.8cm" svg:y="28.5cm" svg:viewBox="0 0 2402 802" draw:points="0,0 2402,0 2402,802 0,802">
          <text:p/>
        </draw:polygon>
        <draw:polygon draw:style-name="gr4" draw:text-style-name="P5" draw:layer="layout" svg:width="2.401cm" svg:height="0.801cm" svg:x="5.8cm" svg:y="28.5cm" svg:viewBox="0 0 2402 802" draw:points="0,0 2402,0 2402,802 0,802">
          <text:p/>
        </draw:polygon>
        <draw:frame draw:style-name="gr6" draw:text-style-name="P7" draw:layer="layout" svg:width="2.038cm" svg:height="0.48cm" svg:x="1.101cm" svg:y="28.63cm">
          <draw:text-box>
            <text:p text:style-name="P2"><text:span text:style-name="T4">School Year</text:span></text:p>
          </draw:text-box>
        </draw:frame>
        <draw:polygon draw:style-name="gr3" draw:text-style-name="P4" draw:layer="layout" svg:width="2.4cm" svg:height="0.801cm" svg:x="8.2cm" svg:y="28.5cm" svg:viewBox="0 0 2401 802" draw:points="0,0 2401,0 2401,802 0,802">
          <text:p/>
        </draw:polygon>
        <draw:polygon draw:style-name="gr4" draw:text-style-name="P5" draw:layer="layout" svg:width="2.4cm" svg:height="0.801cm" svg:x="8.2cm" svg:y="28.5cm" svg:viewBox="0 0 2401 802" draw:points="0,0 2401,0 2401,802 0,802">
          <text:p/>
        </draw:polygon>
        <draw:frame draw:style-name="gr6" draw:text-style-name="P7" draw:layer="layout" svg:width="1.42cm" svg:height="0.48cm" svg:x="3.501cm" svg:y="28.63cm">
          <draw:text-box>
            <text:p text:style-name="P2"><text:span text:style-name="T4">Excused</text:span></text:p>
          </draw:text-box>
        </draw:frame>
        <draw:polygon draw:style-name="gr3" draw:text-style-name="P4" draw:layer="layout" svg:width="2.401cm" svg:height="0.801cm" svg:x="10.6cm" svg:y="28.5cm" svg:viewBox="0 0 2402 802" draw:points="0,0 2402,0 2402,802 0,802">
          <text:p/>
        </draw:polygon>
        <draw:polygon draw:style-name="gr4" draw:text-style-name="P5" draw:layer="layout" svg:width="2.401cm" svg:height="0.801cm" svg:x="10.6cm" svg:y="28.5cm" svg:viewBox="0 0 2402 802" draw:points="0,0 2402,0 2402,802 0,802">
          <text:p/>
        </draw:polygon>
        <draw:frame draw:style-name="gr6" draw:text-style-name="P7" draw:layer="layout" svg:width="1.927cm" svg:height="0.48cm" svg:x="5.901cm" svg:y="28.63cm">
          <draw:text-box>
            <text:p text:style-name="P2"><text:span text:style-name="T4">Unexcused</text:span></text:p>
          </draw:text-box>
        </draw:frame>
        <draw:polygon draw:style-name="gr3" draw:text-style-name="P4" draw:layer="layout" svg:width="2.401cm" svg:height="0.801cm" svg:x="13.001cm" svg:y="28.5cm" svg:viewBox="0 0 2402 802" draw:points="0,0 2402,0 2402,802 0,802">
          <text:p/>
        </draw:polygon>
        <draw:polygon draw:style-name="gr4" draw:text-style-name="P5" draw:layer="layout" svg:width="2.401cm" svg:height="0.801cm" svg:x="13.001cm" svg:y="28.5cm" svg:viewBox="0 0 2402 802" draw:points="0,0 2402,0 2402,802 0,802">
          <text:p/>
        </draw:polygon>
        <draw:frame draw:style-name="gr6" draw:text-style-name="P7" draw:layer="layout" svg:width="2.138cm" svg:height="0.48cm" svg:x="8.301cm" svg:y="28.63cm">
          <draw:text-box>
            <text:p text:style-name="P2"><text:span text:style-name="T4">Medical Exc.</text:span></text:p>
          </draw:text-box>
        </draw:frame>
        <draw:polygon draw:style-name="gr3" draw:text-style-name="P4" draw:layer="layout" svg:width="2.401cm" svg:height="0.801cm" svg:x="15.4cm" svg:y="28.5cm" svg:viewBox="0 0 2402 802" draw:points="0,0 2402,0 2402,802 0,802">
          <text:p/>
        </draw:polygon>
        <draw:polygon draw:style-name="gr4" draw:text-style-name="P5" draw:layer="layout" svg:width="2.401cm" svg:height="0.801cm" svg:x="15.4cm" svg:y="28.5cm" svg:viewBox="0 0 2402 802" draw:points="0,0 2402,0 2402,802 0,802">
          <text:p/>
        </draw:polygon>
        <draw:frame draw:style-name="gr6" draw:text-style-name="P7" draw:layer="layout" svg:width="1.99cm" svg:height="0.48cm" svg:x="10.701cm" svg:y="28.63cm">
          <draw:text-box>
            <text:p text:style-name="P2"><text:span text:style-name="T4">Suspension</text:span></text:p>
          </draw:text-box>
        </draw:frame>
        <draw:polygon draw:style-name="gr3" draw:text-style-name="P4" draw:layer="layout" svg:width="2.401cm" svg:height="0.801cm" svg:x="17.801cm" svg:y="28.5cm" svg:viewBox="0 0 2402 802" draw:points="0,0 2402,0 2402,802 0,802">
          <text:p/>
        </draw:polygon>
        <draw:polygon draw:style-name="gr4" draw:text-style-name="P5" draw:layer="layout" svg:width="2.401cm" svg:height="0.801cm" svg:x="17.801cm" svg:y="28.5cm" svg:viewBox="0 0 2402 802" draw:points="0,0 2402,0 2402,802 0,802">
          <text:p/>
        </draw:polygon>
        <draw:frame draw:style-name="gr6" draw:text-style-name="P7" draw:layer="layout" svg:width="2.034cm" svg:height="0.48cm" svg:x="13.101cm" svg:y="28.63cm">
          <draw:text-box>
            <text:p text:style-name="P2"><text:span text:style-name="T4">Total Hours</text:span></text:p>
          </draw:text-box>
        </draw:frame>
        <draw:polygon draw:style-name="gr4" draw:text-style-name="P5" draw:layer="layout" svg:width="2.401cm" svg:height="0.801cm" svg:x="1cm" svg:y="29.3cm" svg:viewBox="0 0 2402 802" draw:points="0,0 2402,0 2402,802 0,802">
          <text:p/>
        </draw:polygon>
        <draw:frame draw:style-name="gr6" draw:text-style-name="P7" draw:layer="layout" svg:width="1.766cm" svg:height="0.48cm" svg:x="15.501cm" svg:y="28.63cm">
          <draw:text-box>
            <text:p text:style-name="P2"><text:span text:style-name="T4">Attending</text:span></text:p>
          </draw:text-box>
        </draw:frame>
        <draw:polygon draw:style-name="gr4" draw:text-style-name="P5" draw:layer="layout" svg:width="2.401cm" svg:height="0.801cm" svg:x="3.401cm" svg:y="29.3cm" svg:viewBox="0 0 2402 802" draw:points="0,0 2402,0 2402,802 0,802">
          <text:p/>
        </draw:polygon>
        <draw:frame draw:style-name="gr6" draw:text-style-name="P7" draw:layer="layout" svg:width="1.724cm" svg:height="0.48cm" svg:x="17.901cm" svg:y="28.63cm">
          <draw:text-box>
            <text:p text:style-name="P2"><text:span text:style-name="T4">Total Abs.</text:span></text:p>
          </draw:text-box>
        </draw:frame>
        <draw:polygon draw:style-name="gr4" draw:text-style-name="P5" draw:layer="layout" svg:width="2.401cm" svg:height="0.801cm" svg:x="5.8cm" svg:y="29.3cm" svg:viewBox="0 0 2402 802" draw:points="0,0 2402,0 2402,802 0,802">
          <text:p/>
        </draw:polygon>
        <draw:frame draw:style-name="gr6" draw:text-style-name="P7" draw:layer="layout" svg:width="1.723cm" svg:height="0.48cm" svg:x="1.101cm" svg:y="29.43cm">
          <draw:text-box>
            <text:p text:style-name="P2"><text:span text:style-name="T3">2024-2025</text:span></text:p>
          </draw:text-box>
        </draw:frame>
        <draw:polygon draw:style-name="gr4" draw:text-style-name="P5" draw:layer="layout" svg:width="2.4cm" svg:height="0.801cm" svg:x="8.2cm" svg:y="29.3cm" svg:viewBox="0 0 2401 802" draw:points="0,0 2401,0 2401,802 0,802">
          <text:p/>
        </draw:polygon>
        <draw:frame draw:style-name="gr6" draw:text-style-name="P7" draw:layer="layout" svg:width="0.9cm" svg:height="0.48cm" svg:x="3.501cm" svg:y="29.43cm">
          <draw:text-box>
            <text:p text:style-name="P2"><text:span text:style-name="T3">18.00</text:span></text:p>
          </draw:text-box>
        </draw:frame>
        <draw:polygon draw:style-name="gr4" draw:text-style-name="P5" draw:layer="layout" svg:width="2.401cm" svg:height="0.801cm" svg:x="10.6cm" svg:y="29.3cm" svg:viewBox="0 0 2402 802" draw:points="0,0 2402,0 2402,802 0,802">
          <text:p/>
        </draw:polygon>
        <draw:frame draw:style-name="gr6" draw:text-style-name="P7" draw:layer="layout" svg:width="0.9cm" svg:height="0.48cm" svg:x="5.901cm" svg:y="29.43cm">
          <draw:text-box>
            <text:p text:style-name="P2"><text:span text:style-name="T3">42.00</text:span></text:p>
          </draw:text-box>
        </draw:frame>
        <draw:polygon draw:style-name="gr4" draw:text-style-name="P5" draw:layer="layout" svg:width="2.401cm" svg:height="0.801cm" svg:x="13.001cm" svg:y="29.3cm" svg:viewBox="0 0 2402 802" draw:points="0,0 2402,0 2402,802 0,802">
          <text:p/>
        </draw:polygon>
        <draw:frame draw:style-name="gr6" draw:text-style-name="P7" draw:layer="layout" svg:width="0.699cm" svg:height="0.48cm" svg:x="8.301cm" svg:y="29.43cm">
          <draw:text-box>
            <text:p text:style-name="P2"><text:span text:style-name="T3">4.00</text:span></text:p>
          </draw:text-box>
        </draw:frame>
        <draw:polygon draw:style-name="gr4" draw:text-style-name="P5" draw:layer="layout" svg:width="2.401cm" svg:height="0.801cm" svg:x="15.4cm" svg:y="29.3cm" svg:viewBox="0 0 2402 802" draw:points="0,0 2402,0 2402,802 0,802">
          <text:p/>
        </draw:polygon>
        <draw:frame draw:style-name="gr6" draw:text-style-name="P7" draw:layer="layout" svg:width="0.699cm" svg:height="0.48cm" svg:x="10.701cm" svg:y="29.43cm">
          <draw:text-box>
            <text:p text:style-name="P2"><text:span text:style-name="T3">0.00</text:span></text:p>
          </draw:text-box>
        </draw:frame>
        <draw:polygon draw:style-name="gr4" draw:text-style-name="P5" draw:layer="layout" svg:width="2.401cm" svg:height="0.801cm" svg:x="17.801cm" svg:y="29.3cm" svg:viewBox="0 0 2402 802" draw:points="0,0 2402,0 2402,802 0,802">
          <text:p/>
        </draw:polygon>
        <draw:frame draw:style-name="gr6" draw:text-style-name="P7" draw:layer="layout" svg:width="1.101cm" svg:height="0.48cm" svg:x="13.101cm" svg:y="29.43cm">
          <draw:text-box>
            <text:p text:style-name="P2"><text:span text:style-name="T3">625.00</text:span></text:p>
          </draw:text-box>
        </draw:frame>
        <draw:frame draw:style-name="gr6" draw:text-style-name="P7" draw:layer="layout" svg:width="1.101cm" svg:height="0.48cm" svg:x="15.501cm" svg:y="29.43cm">
          <draw:text-box>
            <text:p text:style-name="P2"><text:span text:style-name="T3">570.00</text:span></text:p>
          </draw:text-box>
        </draw:frame>
        <draw:frame draw:style-name="gr6" draw:text-style-name="P7" draw:layer="layout" svg:width="0.9cm" svg:height="0.48cm" svg:x="17.901cm" svg:y="29.43cm">
          <draw:text-box>
            <text:p text:style-name="P2"><text:span text:style-name="T3">60.00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0.998cm" svg:height="29.699cm" svg:x="0cm" svg:y="0cm" svg:viewBox="0 0 20999 29700" draw:points="0,0 20999,0 20999,29700 0,29700">
          <text:p/>
        </draw:polygon>
        <draw:frame draw:style-name="gr2" draw:text-style-name="P3" draw:layer="layout" svg:width="10.636cm" svg:height="0.674cm" svg:x="5.368cm" svg:y="1.12cm">
          <draw:text-box>
            <text:p text:style-name="P2"><text:span text:style-name="T1">Yearly Absence Summary 40 or More Hours</text:span></text:p>
          </draw:text-box>
        </draw:frame>
        <draw:polygon draw:style-name="gr3" draw:text-style-name="P4" draw:layer="layout" svg:width="10cm" svg:height="0.801cm" svg:x="0.999cm" svg:y="3.3cm" svg:viewBox="0 0 10001 802" draw:points="0,0 10001,0 10001,802 0,802">
          <text:p/>
        </draw:polygon>
        <draw:polygon draw:style-name="gr4" draw:text-style-name="P5" draw:layer="layout" svg:width="10cm" svg:height="0.801cm" svg:x="0.999cm" svg:y="3.3cm" svg:viewBox="0 0 10001 802" draw:points="0,0 10001,0 10001,802 0,802">
          <text:p/>
        </draw:polygon>
        <draw:frame draw:style-name="gr5" draw:text-style-name="P6" draw:layer="layout" svg:width="4.693cm" svg:height="0.577cm" svg:x="1.1cm" svg:y="2.576cm">
          <draw:text-box>
            <text:p text:style-name="P2"><text:span text:style-name="T2">URBANA ELEMENTARY</text:span></text:p>
          </draw:text-box>
        </draw:frame>
        <draw:polygon draw:style-name="gr3" draw:text-style-name="P4" draw:layer="layout" svg:width="2.2cm" svg:height="0.801cm" svg:x="10.999cm" svg:y="3.3cm" svg:viewBox="0 0 2201 802" draw:points="0,0 2201,0 2201,802 0,802">
          <text:p/>
        </draw:polygon>
        <draw:polygon draw:style-name="gr4" draw:text-style-name="P5" draw:layer="layout" svg:width="2.2cm" svg:height="0.801cm" svg:x="10.999cm" svg:y="3.3cm" svg:viewBox="0 0 2201 802" draw:points="0,0 2201,0 2201,802 0,802">
          <text:p/>
        </draw:polygon>
        <draw:frame draw:style-name="gr6" draw:text-style-name="P7" draw:layer="layout" svg:width="1.723cm" svg:height="0.48cm" svg:x="18.214cm" svg:y="2.63cm">
          <draw:text-box>
            <text:p text:style-name="P2"><text:span text:style-name="T3">2024-2025</text:span></text:p>
          </draw:text-box>
        </draw:frame>
        <draw:polygon draw:style-name="gr3" draw:text-style-name="P4" draw:layer="layout" svg:width="2.202cm" svg:height="0.801cm" svg:x="13.199cm" svg:y="3.3cm" svg:viewBox="0 0 2203 802" draw:points="0,0 2203,0 2203,802 0,802">
          <text:p/>
        </draw:polygon>
        <draw:polygon draw:style-name="gr4" draw:text-style-name="P5" draw:layer="layout" svg:width="2.202cm" svg:height="0.801cm" svg:x="13.199cm" svg:y="3.3cm" svg:viewBox="0 0 2203 802" draw:points="0,0 2203,0 2203,802 0,802">
          <text:p/>
        </draw:polygon>
        <draw:frame draw:style-name="gr6" draw:text-style-name="P7" draw:layer="layout" svg:width="3.844cm" svg:height="0.48cm" svg:x="1.1cm" svg:y="3.43cm">
          <draw:text-box>
            <text:p text:style-name="P2"><text:span text:style-name="T4">David Brown <text:s/>#118678</text:span></text:p>
          </draw:text-box>
        </draw:frame>
        <draw:polygon draw:style-name="gr3" draw:text-style-name="P4" draw:layer="layout" svg:width="2.202cm" svg:height="0.801cm" svg:x="15.399cm" svg:y="3.3cm" svg:viewBox="0 0 2203 802" draw:points="0,0 2203,0 2203,802 0,802">
          <text:p/>
        </draw:polygon>
        <draw:polygon draw:style-name="gr4" draw:text-style-name="P5" draw:layer="layout" svg:width="2.202cm" svg:height="0.801cm" svg:x="15.399cm" svg:y="3.3cm" svg:viewBox="0 0 2203 802" draw:points="0,0 2203,0 2203,802 0,802">
          <text:p/>
        </draw:polygon>
        <draw:frame draw:style-name="gr6" draw:text-style-name="P7" draw:layer="layout" svg:width="0.88cm" svg:height="0.48cm" svg:x="11.679cm" svg:y="3.43cm">
          <draw:text-box>
            <text:p text:style-name="P2"><text:span text:style-name="T4">Daily</text:span></text:p>
          </draw:text-box>
        </draw:frame>
        <draw:polygon draw:style-name="gr3" draw:text-style-name="P4" draw:layer="layout" svg:width="2.2cm" svg:height="0.801cm" svg:x="17.6cm" svg:y="3.3cm" svg:viewBox="0 0 2201 802" draw:points="0,0 2201,0 2201,802 0,802">
          <text:p/>
        </draw:polygon>
        <draw:polygon draw:style-name="gr4" draw:text-style-name="P5" draw:layer="layout" svg:width="2.2cm" svg:height="0.801cm" svg:x="17.6cm" svg:y="3.3cm" svg:viewBox="0 0 2201 802" draw:points="0,0 2201,0 2201,802 0,802">
          <text:p/>
        </draw:polygon>
        <draw:frame draw:style-name="gr6" draw:text-style-name="P7" draw:layer="layout" svg:width="2.139cm" svg:height="0.48cm" svg:x="13.251cm" svg:y="3.43cm">
          <draw:text-box>
            <text:p text:style-name="P2"><text:span text:style-name="T4">Consecutive</text:span></text:p>
          </draw:text-box>
        </draw:frame>
        <draw:polygon draw:style-name="gr3" draw:text-style-name="P4" draw:layer="layout" svg:width="6.301cm" svg:height="0.802cm" svg:x="0.999cm" svg:y="4.099cm" svg:viewBox="0 0 6302 803" draw:points="0,0 6302,0 6302,803 0,803">
          <text:p/>
        </draw:polygon>
        <draw:polygon draw:style-name="gr4" draw:text-style-name="P5" draw:layer="layout" svg:width="6.301cm" svg:height="0.802cm" svg:x="0.999cm" svg:y="4.099cm" svg:viewBox="0 0 6302 803" draw:points="0,0 6302,0 6302,803 0,803">
          <text:p/>
        </draw:polygon>
        <draw:frame draw:style-name="gr6" draw:text-style-name="P7" draw:layer="layout" svg:width="1.468cm" svg:height="0.48cm" svg:x="15.824cm" svg:y="3.43cm">
          <draw:text-box>
            <text:p text:style-name="P2"><text:span text:style-name="T4">Monthly</text:span></text:p>
          </draw:text-box>
        </draw:frame>
        <draw:polygon draw:style-name="gr3" draw:text-style-name="P4" draw:layer="layout" svg:width="6.402cm" svg:height="0.802cm" svg:x="7.299cm" svg:y="4.099cm" svg:viewBox="0 0 6403 803" draw:points="0,0 6403,0 6403,803 0,803">
          <text:p/>
        </draw:polygon>
        <draw:polygon draw:style-name="gr4" draw:text-style-name="P5" draw:layer="layout" svg:width="6.402cm" svg:height="0.802cm" svg:x="7.299cm" svg:y="4.099cm" svg:viewBox="0 0 6403 803" draw:points="0,0 6403,0 6403,803 0,803">
          <text:p/>
        </draw:polygon>
        <draw:frame draw:style-name="gr6" draw:text-style-name="P7" draw:layer="layout" svg:width="1.927cm" svg:height="0.48cm" svg:x="17.749cm" svg:y="3.43cm">
          <draw:text-box>
            <text:p text:style-name="P2"><text:span text:style-name="T4">Thresholds</text:span></text:p>
          </draw:text-box>
        </draw:frame>
        <draw:polygon draw:style-name="gr3" draw:text-style-name="P4" draw:layer="layout" svg:width="6.301cm" svg:height="0.802cm" svg:x="13.699cm" svg:y="4.099cm" svg:viewBox="0 0 6302 803" draw:points="0,0 6302,0 6302,803 0,803">
          <text:p/>
        </draw:polygon>
        <draw:polygon draw:style-name="gr4" draw:text-style-name="P5" draw:layer="layout" svg:width="6.301cm" svg:height="0.802cm" svg:x="13.699cm" svg:y="4.099cm" svg:viewBox="0 0 6302 803" draw:points="0,0 6302,0 6302,803 0,803">
          <text:p/>
        </draw:polygon>
        <draw:frame draw:style-name="gr6" draw:text-style-name="P7" draw:layer="layout" svg:width="1.027cm" svg:height="0.48cm" svg:x="1.1cm" svg:y="4.23cm">
          <draw:text-box>
            <text:p text:style-name="P2"><text:span text:style-name="T3">Age: 9</text:span></text:p>
          </draw:text-box>
        </draw:frame>
        <draw:polygon draw:style-name="gr3" draw:text-style-name="P4" draw:layer="layout" svg:width="6.301cm" svg:height="0.801cm" svg:x="0.999cm" svg:y="4.9cm" svg:viewBox="0 0 6302 802" draw:points="0,0 6302,0 6302,802 0,802">
          <text:p/>
        </draw:polygon>
        <draw:polygon draw:style-name="gr4" draw:text-style-name="P5" draw:layer="layout" svg:width="6.301cm" svg:height="0.801cm" svg:x="0.999cm" svg:y="4.9cm" svg:viewBox="0 0 6302 802" draw:points="0,0 6302,0 6302,802 0,802">
          <text:p/>
        </draw:polygon>
        <draw:frame draw:style-name="gr6" draw:text-style-name="P7" draw:layer="layout" svg:width="3.863cm" svg:height="0.48cm" svg:x="8.628cm" svg:y="4.23cm">
          <draw:text-box>
            <text:p text:style-name="P2"><text:span text:style-name="T3">Calendar: Elementary A</text:span></text:p>
          </draw:text-box>
        </draw:frame>
        <draw:polygon draw:style-name="gr3" draw:text-style-name="P4" draw:layer="layout" svg:width="6.402cm" svg:height="0.801cm" svg:x="7.299cm" svg:y="4.9cm" svg:viewBox="0 0 6403 802" draw:points="0,0 6403,0 6403,802 0,802">
          <text:p/>
        </draw:polygon>
        <draw:polygon draw:style-name="gr4" draw:text-style-name="P5" draw:layer="layout" svg:width="6.402cm" svg:height="0.801cm" svg:x="7.299cm" svg:y="4.9cm" svg:viewBox="0 0 6403 802" draw:points="0,0 6403,0 6403,802 0,802">
          <text:p/>
        </draw:polygon>
        <draw:frame draw:style-name="gr6" draw:text-style-name="P7" draw:layer="layout" svg:width="1.602cm" svg:height="0.48cm" svg:x="18.331cm" svg:y="4.23cm">
          <draw:text-box>
            <text:p text:style-name="P2"><text:span text:style-name="T3">Grade: 03</text:span></text:p>
          </draw:text-box>
        </draw:frame>
        <draw:polygon draw:style-name="gr3" draw:text-style-name="P4" draw:layer="layout" svg:width="6.301cm" svg:height="0.801cm" svg:x="13.699cm" svg:y="4.9cm" svg:viewBox="0 0 6302 802" draw:points="0,0 6302,0 6302,802 0,802">
          <text:p/>
        </draw:polygon>
        <draw:polygon draw:style-name="gr4" draw:text-style-name="P5" draw:layer="layout" svg:width="6.301cm" svg:height="0.801cm" svg:x="13.699cm" svg:y="4.9cm" svg:viewBox="0 0 6302 802" draw:points="0,0 6302,0 6302,802 0,802">
          <text:p/>
        </draw:polygon>
        <draw:frame draw:style-name="gr6" draw:text-style-name="P7" draw:layer="layout" svg:width="3.751cm" svg:height="0.48cm" svg:x="1.1cm" svg:y="5.03cm">
          <draw:text-box>
            <text:p text:style-name="P2"><text:span text:style-name="T3">HR Teacher: LEE, MR. J.</text:span></text:p>
          </draw:text-box>
        </draw:frame>
        <draw:polygon draw:style-name="gr3" draw:text-style-name="P4" draw:layer="layout" svg:width="2.401cm" svg:height="0.801cm" svg:x="0.999cm" svg:y="5.9cm" svg:viewBox="0 0 2402 802" draw:points="0,0 2402,0 2402,802 0,802">
          <text:p/>
        </draw:polygon>
        <draw:polygon draw:style-name="gr4" draw:text-style-name="P5" draw:layer="layout" svg:width="2.401cm" svg:height="0.801cm" svg:x="0.999cm" svg:y="5.9cm" svg:viewBox="0 0 2402 802" draw:points="0,0 2402,0 2402,802 0,802">
          <text:p/>
        </draw:polygon>
        <draw:frame draw:style-name="gr6" draw:text-style-name="P7" draw:layer="layout" svg:width="5.234cm" svg:height="0.48cm" svg:x="7.981cm" svg:y="5.03cm">
          <draw:text-box>
            <text:p text:style-name="P2"><text:span text:style-name="T3">5 - Resident Attending Full Time</text:span></text:p>
          </draw:text-box>
        </draw:frame>
        <draw:polygon draw:style-name="gr3" draw:text-style-name="P4" draw:layer="layout" svg:width="2.401cm" svg:height="0.801cm" svg:x="3.4cm" svg:y="5.9cm" svg:viewBox="0 0 2402 802" draw:points="0,0 2402,0 2402,802 0,802">
          <text:p/>
        </draw:polygon>
        <draw:polygon draw:style-name="gr4" draw:text-style-name="P5" draw:layer="layout" svg:width="2.401cm" svg:height="0.801cm" svg:x="3.4cm" svg:y="5.9cm" svg:viewBox="0 0 2402 802" draw:points="0,0 2402,0 2402,802 0,802">
          <text:p/>
        </draw:polygon>
        <draw:frame draw:style-name="gr6" draw:text-style-name="P7" draw:layer="layout" svg:width="4.991cm" svg:height="0.48cm" svg:x="14.568cm" svg:y="5.03cm">
          <draw:text-box>
            <text:p text:style-name="P2"><text:span text:style-name="T3">ACTIVE RES - Active <text:s/>% FS - 100</text:span></text:p>
          </draw:text-box>
        </draw:frame>
        <draw:polygon draw:style-name="gr3" draw:text-style-name="P4" draw:layer="layout" svg:width="2.401cm" svg:height="0.801cm" svg:x="5.799cm" svg:y="5.9cm" svg:viewBox="0 0 2402 802" draw:points="0,0 2402,0 2402,802 0,802">
          <text:p/>
        </draw:polygon>
        <draw:polygon draw:style-name="gr4" draw:text-style-name="P5" draw:layer="layout" svg:width="2.401cm" svg:height="0.801cm" svg:x="5.799cm" svg:y="5.9cm" svg:viewBox="0 0 2402 802" draw:points="0,0 2402,0 2402,802 0,802">
          <text:p/>
        </draw:polygon>
        <draw:frame draw:style-name="gr6" draw:text-style-name="P7" draw:layer="layout" svg:width="2.038cm" svg:height="0.48cm" svg:x="1.1cm" svg:y="6.03cm">
          <draw:text-box>
            <text:p text:style-name="P2"><text:span text:style-name="T4">School Year</text:span></text:p>
          </draw:text-box>
        </draw:frame>
        <draw:polygon draw:style-name="gr3" draw:text-style-name="P4" draw:layer="layout" svg:width="2.4cm" svg:height="0.801cm" svg:x="8.199cm" svg:y="5.9cm" svg:viewBox="0 0 2401 802" draw:points="0,0 2401,0 2401,802 0,802">
          <text:p/>
        </draw:polygon>
        <draw:polygon draw:style-name="gr4" draw:text-style-name="P5" draw:layer="layout" svg:width="2.4cm" svg:height="0.801cm" svg:x="8.199cm" svg:y="5.9cm" svg:viewBox="0 0 2401 802" draw:points="0,0 2401,0 2401,802 0,802">
          <text:p/>
        </draw:polygon>
        <draw:frame draw:style-name="gr6" draw:text-style-name="P7" draw:layer="layout" svg:width="1.42cm" svg:height="0.48cm" svg:x="3.5cm" svg:y="6.03cm">
          <draw:text-box>
            <text:p text:style-name="P2"><text:span text:style-name="T4">Excused</text:span></text:p>
          </draw:text-box>
        </draw:frame>
        <draw:polygon draw:style-name="gr3" draw:text-style-name="P4" draw:layer="layout" svg:width="2.401cm" svg:height="0.801cm" svg:x="10.599cm" svg:y="5.9cm" svg:viewBox="0 0 2402 802" draw:points="0,0 2402,0 2402,802 0,802">
          <text:p/>
        </draw:polygon>
        <draw:polygon draw:style-name="gr4" draw:text-style-name="P5" draw:layer="layout" svg:width="2.401cm" svg:height="0.801cm" svg:x="10.599cm" svg:y="5.9cm" svg:viewBox="0 0 2402 802" draw:points="0,0 2402,0 2402,802 0,802">
          <text:p/>
        </draw:polygon>
        <draw:frame draw:style-name="gr6" draw:text-style-name="P7" draw:layer="layout" svg:width="1.927cm" svg:height="0.48cm" svg:x="5.9cm" svg:y="6.03cm">
          <draw:text-box>
            <text:p text:style-name="P2"><text:span text:style-name="T4">Unexcused</text:span></text:p>
          </draw:text-box>
        </draw:frame>
        <draw:polygon draw:style-name="gr3" draw:text-style-name="P4" draw:layer="layout" svg:width="2.401cm" svg:height="0.801cm" svg:x="13cm" svg:y="5.9cm" svg:viewBox="0 0 2402 802" draw:points="0,0 2402,0 2402,802 0,802">
          <text:p/>
        </draw:polygon>
        <draw:polygon draw:style-name="gr4" draw:text-style-name="P5" draw:layer="layout" svg:width="2.401cm" svg:height="0.801cm" svg:x="13cm" svg:y="5.9cm" svg:viewBox="0 0 2402 802" draw:points="0,0 2402,0 2402,802 0,802">
          <text:p/>
        </draw:polygon>
        <draw:frame draw:style-name="gr6" draw:text-style-name="P7" draw:layer="layout" svg:width="2.138cm" svg:height="0.48cm" svg:x="8.3cm" svg:y="6.03cm">
          <draw:text-box>
            <text:p text:style-name="P2"><text:span text:style-name="T4">Medical Exc.</text:span></text:p>
          </draw:text-box>
        </draw:frame>
        <draw:polygon draw:style-name="gr3" draw:text-style-name="P4" draw:layer="layout" svg:width="2.401cm" svg:height="0.801cm" svg:x="15.399cm" svg:y="5.9cm" svg:viewBox="0 0 2402 802" draw:points="0,0 2402,0 2402,802 0,802">
          <text:p/>
        </draw:polygon>
        <draw:polygon draw:style-name="gr4" draw:text-style-name="P5" draw:layer="layout" svg:width="2.401cm" svg:height="0.801cm" svg:x="15.399cm" svg:y="5.9cm" svg:viewBox="0 0 2402 802" draw:points="0,0 2402,0 2402,802 0,802">
          <text:p/>
        </draw:polygon>
        <draw:frame draw:style-name="gr6" draw:text-style-name="P7" draw:layer="layout" svg:width="1.99cm" svg:height="0.48cm" svg:x="10.7cm" svg:y="6.03cm">
          <draw:text-box>
            <text:p text:style-name="P2"><text:span text:style-name="T4">Suspension</text:span></text:p>
          </draw:text-box>
        </draw:frame>
        <draw:polygon draw:style-name="gr3" draw:text-style-name="P4" draw:layer="layout" svg:width="2.401cm" svg:height="0.801cm" svg:x="17.8cm" svg:y="5.9cm" svg:viewBox="0 0 2402 802" draw:points="0,0 2402,0 2402,802 0,802">
          <text:p/>
        </draw:polygon>
        <draw:polygon draw:style-name="gr4" draw:text-style-name="P5" draw:layer="layout" svg:width="2.401cm" svg:height="0.801cm" svg:x="17.8cm" svg:y="5.9cm" svg:viewBox="0 0 2402 802" draw:points="0,0 2402,0 2402,802 0,802">
          <text:p/>
        </draw:polygon>
        <draw:frame draw:style-name="gr6" draw:text-style-name="P7" draw:layer="layout" svg:width="2.034cm" svg:height="0.48cm" svg:x="13.1cm" svg:y="6.03cm">
          <draw:text-box>
            <text:p text:style-name="P2"><text:span text:style-name="T4">Total Hours</text:span></text:p>
          </draw:text-box>
        </draw:frame>
        <draw:polygon draw:style-name="gr4" draw:text-style-name="P5" draw:layer="layout" svg:width="2.401cm" svg:height="0.802cm" svg:x="0.999cm" svg:y="6.699cm" svg:viewBox="0 0 2402 803" draw:points="0,0 2402,0 2402,803 0,803">
          <text:p/>
        </draw:polygon>
        <draw:frame draw:style-name="gr6" draw:text-style-name="P7" draw:layer="layout" svg:width="1.766cm" svg:height="0.48cm" svg:x="15.5cm" svg:y="6.03cm">
          <draw:text-box>
            <text:p text:style-name="P2"><text:span text:style-name="T4">Attending</text:span></text:p>
          </draw:text-box>
        </draw:frame>
        <draw:polygon draw:style-name="gr4" draw:text-style-name="P5" draw:layer="layout" svg:width="2.401cm" svg:height="0.802cm" svg:x="3.4cm" svg:y="6.699cm" svg:viewBox="0 0 2402 803" draw:points="0,0 2402,0 2402,803 0,803">
          <text:p/>
        </draw:polygon>
        <draw:frame draw:style-name="gr6" draw:text-style-name="P7" draw:layer="layout" svg:width="1.724cm" svg:height="0.48cm" svg:x="17.9cm" svg:y="6.03cm">
          <draw:text-box>
            <text:p text:style-name="P2"><text:span text:style-name="T4">Total Abs.</text:span></text:p>
          </draw:text-box>
        </draw:frame>
        <draw:polygon draw:style-name="gr4" draw:text-style-name="P5" draw:layer="layout" svg:width="2.401cm" svg:height="0.802cm" svg:x="5.799cm" svg:y="6.699cm" svg:viewBox="0 0 2402 803" draw:points="0,0 2402,0 2402,803 0,803">
          <text:p/>
        </draw:polygon>
        <draw:frame draw:style-name="gr6" draw:text-style-name="P7" draw:layer="layout" svg:width="1.723cm" svg:height="0.48cm" svg:x="1.1cm" svg:y="6.83cm">
          <draw:text-box>
            <text:p text:style-name="P2"><text:span text:style-name="T3">2024-2025</text:span></text:p>
          </draw:text-box>
        </draw:frame>
        <draw:polygon draw:style-name="gr4" draw:text-style-name="P5" draw:layer="layout" svg:width="2.4cm" svg:height="0.802cm" svg:x="8.199cm" svg:y="6.699cm" svg:viewBox="0 0 2401 803" draw:points="0,0 2401,0 2401,803 0,803">
          <text:p/>
        </draw:polygon>
        <draw:frame draw:style-name="gr6" draw:text-style-name="P7" draw:layer="layout" svg:width="0.9cm" svg:height="0.48cm" svg:x="3.5cm" svg:y="6.83cm">
          <draw:text-box>
            <text:p text:style-name="P2"><text:span text:style-name="T3">30.00</text:span></text:p>
          </draw:text-box>
        </draw:frame>
        <draw:polygon draw:style-name="gr4" draw:text-style-name="P5" draw:layer="layout" svg:width="2.401cm" svg:height="0.802cm" svg:x="10.599cm" svg:y="6.699cm" svg:viewBox="0 0 2402 803" draw:points="0,0 2402,0 2402,803 0,803">
          <text:p/>
        </draw:polygon>
        <draw:frame draw:style-name="gr6" draw:text-style-name="P7" draw:layer="layout" svg:width="0.9cm" svg:height="0.48cm" svg:x="5.9cm" svg:y="6.83cm">
          <draw:text-box>
            <text:p text:style-name="P2"><text:span text:style-name="T3">10.00</text:span></text:p>
          </draw:text-box>
        </draw:frame>
        <draw:polygon draw:style-name="gr4" draw:text-style-name="P5" draw:layer="layout" svg:width="2.401cm" svg:height="0.802cm" svg:x="13cm" svg:y="6.699cm" svg:viewBox="0 0 2402 803" draw:points="0,0 2402,0 2402,803 0,803">
          <text:p/>
        </draw:polygon>
        <draw:frame draw:style-name="gr6" draw:text-style-name="P7" draw:layer="layout" svg:width="0.9cm" svg:height="0.48cm" svg:x="8.3cm" svg:y="6.83cm">
          <draw:text-box>
            <text:p text:style-name="P2"><text:span text:style-name="T3">12.00</text:span></text:p>
          </draw:text-box>
        </draw:frame>
        <draw:polygon draw:style-name="gr4" draw:text-style-name="P5" draw:layer="layout" svg:width="2.401cm" svg:height="0.802cm" svg:x="15.399cm" svg:y="6.699cm" svg:viewBox="0 0 2402 803" draw:points="0,0 2402,0 2402,803 0,803">
          <text:p/>
        </draw:polygon>
        <draw:frame draw:style-name="gr6" draw:text-style-name="P7" draw:layer="layout" svg:width="0.699cm" svg:height="0.48cm" svg:x="10.7cm" svg:y="6.83cm">
          <draw:text-box>
            <text:p text:style-name="P2"><text:span text:style-name="T3">0.00</text:span></text:p>
          </draw:text-box>
        </draw:frame>
        <draw:polygon draw:style-name="gr4" draw:text-style-name="P5" draw:layer="layout" svg:width="2.401cm" svg:height="0.802cm" svg:x="17.8cm" svg:y="6.699cm" svg:viewBox="0 0 2402 803" draw:points="0,0 2402,0 2402,803 0,803">
          <text:p/>
        </draw:polygon>
        <draw:frame draw:style-name="gr6" draw:text-style-name="P7" draw:layer="layout" svg:width="1.101cm" svg:height="0.48cm" svg:x="13.1cm" svg:y="6.83cm">
          <draw:text-box>
            <text:p text:style-name="P2"><text:span text:style-name="T3">600.00</text:span></text:p>
          </draw:text-box>
        </draw:frame>
        <draw:polygon draw:style-name="gr3" draw:text-style-name="P4" draw:layer="layout" svg:width="10cm" svg:height="0.801cm" svg:x="0.999cm" svg:y="7.9cm" svg:viewBox="0 0 10001 802" draw:points="0,0 10001,0 10001,802 0,802">
          <text:p/>
        </draw:polygon>
        <draw:polygon draw:style-name="gr4" draw:text-style-name="P5" draw:layer="layout" svg:width="10cm" svg:height="0.801cm" svg:x="0.999cm" svg:y="7.9cm" svg:viewBox="0 0 10001 802" draw:points="0,0 10001,0 10001,802 0,802">
          <text:p/>
        </draw:polygon>
        <draw:frame draw:style-name="gr6" draw:text-style-name="P7" draw:layer="layout" svg:width="1.101cm" svg:height="0.48cm" svg:x="15.5cm" svg:y="6.83cm">
          <draw:text-box>
            <text:p text:style-name="P2"><text:span text:style-name="T3">548.00</text:span></text:p>
          </draw:text-box>
        </draw:frame>
        <draw:polygon draw:style-name="gr3" draw:text-style-name="P4" draw:layer="layout" svg:width="2.2cm" svg:height="0.801cm" svg:x="10.999cm" svg:y="7.9cm" svg:viewBox="0 0 2201 802" draw:points="0,0 2201,0 2201,802 0,802">
          <text:p/>
        </draw:polygon>
        <draw:polygon draw:style-name="gr4" draw:text-style-name="P5" draw:layer="layout" svg:width="2.2cm" svg:height="0.801cm" svg:x="10.999cm" svg:y="7.9cm" svg:viewBox="0 0 2201 802" draw:points="0,0 2201,0 2201,802 0,802">
          <text:p/>
        </draw:polygon>
        <draw:frame draw:style-name="gr6" draw:text-style-name="P7" draw:layer="layout" svg:width="0.9cm" svg:height="0.48cm" svg:x="17.9cm" svg:y="6.83cm">
          <draw:text-box>
            <text:p text:style-name="P2"><text:span text:style-name="T3">40.00</text:span></text:p>
          </draw:text-box>
        </draw:frame>
        <draw:polygon draw:style-name="gr3" draw:text-style-name="P4" draw:layer="layout" svg:width="2.202cm" svg:height="0.801cm" svg:x="13.199cm" svg:y="7.9cm" svg:viewBox="0 0 2203 802" draw:points="0,0 2203,0 2203,802 0,802">
          <text:p/>
        </draw:polygon>
        <draw:polygon draw:style-name="gr4" draw:text-style-name="P5" draw:layer="layout" svg:width="2.202cm" svg:height="0.801cm" svg:x="13.199cm" svg:y="7.9cm" svg:viewBox="0 0 2203 802" draw:points="0,0 2203,0 2203,802 0,802">
          <text:p/>
        </draw:polygon>
        <draw:frame draw:style-name="gr6" draw:text-style-name="P7" draw:layer="layout" svg:width="3.883cm" svg:height="0.48cm" svg:x="1.1cm" svg:y="8.03cm">
          <draw:text-box>
            <text:p text:style-name="P2"><text:span text:style-name="T4">Sarah Wilson <text:s/>#119789</text:span></text:p>
          </draw:text-box>
        </draw:frame>
        <draw:polygon draw:style-name="gr3" draw:text-style-name="P4" draw:layer="layout" svg:width="2.202cm" svg:height="0.801cm" svg:x="15.399cm" svg:y="7.9cm" svg:viewBox="0 0 2203 802" draw:points="0,0 2203,0 2203,802 0,802">
          <text:p/>
        </draw:polygon>
        <draw:polygon draw:style-name="gr4" draw:text-style-name="P5" draw:layer="layout" svg:width="2.202cm" svg:height="0.801cm" svg:x="15.399cm" svg:y="7.9cm" svg:viewBox="0 0 2203 802" draw:points="0,0 2203,0 2203,802 0,802">
          <text:p/>
        </draw:polygon>
        <draw:frame draw:style-name="gr6" draw:text-style-name="P7" draw:layer="layout" svg:width="0.88cm" svg:height="0.48cm" svg:x="11.679cm" svg:y="8.03cm">
          <draw:text-box>
            <text:p text:style-name="P2"><text:span text:style-name="T4">Daily</text:span></text:p>
          </draw:text-box>
        </draw:frame>
        <draw:polygon draw:style-name="gr3" draw:text-style-name="P4" draw:layer="layout" svg:width="2.2cm" svg:height="0.801cm" svg:x="17.6cm" svg:y="7.9cm" svg:viewBox="0 0 2201 802" draw:points="0,0 2201,0 2201,802 0,802">
          <text:p/>
        </draw:polygon>
        <draw:polygon draw:style-name="gr4" draw:text-style-name="P5" draw:layer="layout" svg:width="2.2cm" svg:height="0.801cm" svg:x="17.6cm" svg:y="7.9cm" svg:viewBox="0 0 2201 802" draw:points="0,0 2201,0 2201,802 0,802">
          <text:p/>
        </draw:polygon>
        <draw:frame draw:style-name="gr6" draw:text-style-name="P7" draw:layer="layout" svg:width="2.139cm" svg:height="0.48cm" svg:x="13.251cm" svg:y="8.03cm">
          <draw:text-box>
            <text:p text:style-name="P2"><text:span text:style-name="T4">Consecutive</text:span></text:p>
          </draw:text-box>
        </draw:frame>
        <draw:polygon draw:style-name="gr3" draw:text-style-name="P4" draw:layer="layout" svg:width="6.301cm" svg:height="0.801cm" svg:x="0.999cm" svg:y="8.7cm" svg:viewBox="0 0 6302 802" draw:points="0,0 6302,0 6302,802 0,802">
          <text:p/>
        </draw:polygon>
        <draw:polygon draw:style-name="gr4" draw:text-style-name="P5" draw:layer="layout" svg:width="6.301cm" svg:height="0.801cm" svg:x="0.999cm" svg:y="8.7cm" svg:viewBox="0 0 6302 802" draw:points="0,0 6302,0 6302,802 0,802">
          <text:p/>
        </draw:polygon>
        <draw:frame draw:style-name="gr6" draw:text-style-name="P7" draw:layer="layout" svg:width="1.468cm" svg:height="0.48cm" svg:x="15.824cm" svg:y="8.03cm">
          <draw:text-box>
            <text:p text:style-name="P2"><text:span text:style-name="T4">Monthly</text:span></text:p>
          </draw:text-box>
        </draw:frame>
        <draw:polygon draw:style-name="gr3" draw:text-style-name="P4" draw:layer="layout" svg:width="6.402cm" svg:height="0.801cm" svg:x="7.299cm" svg:y="8.7cm" svg:viewBox="0 0 6403 802" draw:points="0,0 6403,0 6403,802 0,802">
          <text:p/>
        </draw:polygon>
        <draw:polygon draw:style-name="gr4" draw:text-style-name="P5" draw:layer="layout" svg:width="6.402cm" svg:height="0.801cm" svg:x="7.299cm" svg:y="8.7cm" svg:viewBox="0 0 6403 802" draw:points="0,0 6403,0 6403,802 0,802">
          <text:p/>
        </draw:polygon>
        <draw:frame draw:style-name="gr6" draw:text-style-name="P7" draw:layer="layout" svg:width="1.927cm" svg:height="0.48cm" svg:x="17.749cm" svg:y="8.03cm">
          <draw:text-box>
            <text:p text:style-name="P2"><text:span text:style-name="T4">Thresholds</text:span></text:p>
          </draw:text-box>
        </draw:frame>
        <draw:polygon draw:style-name="gr3" draw:text-style-name="P4" draw:layer="layout" svg:width="6.301cm" svg:height="0.801cm" svg:x="13.699cm" svg:y="8.7cm" svg:viewBox="0 0 6302 802" draw:points="0,0 6302,0 6302,802 0,802">
          <text:p/>
        </draw:polygon>
        <draw:polygon draw:style-name="gr4" draw:text-style-name="P5" draw:layer="layout" svg:width="6.301cm" svg:height="0.801cm" svg:x="13.699cm" svg:y="8.7cm" svg:viewBox="0 0 6302 802" draw:points="0,0 6302,0 6302,802 0,802">
          <text:p/>
        </draw:polygon>
        <draw:frame draw:style-name="gr6" draw:text-style-name="P7" draw:layer="layout" svg:width="1.228cm" svg:height="0.48cm" svg:x="1.1cm" svg:y="8.83cm">
          <draw:text-box>
            <text:p text:style-name="P2"><text:span text:style-name="T3">Age: 11</text:span></text:p>
          </draw:text-box>
        </draw:frame>
        <draw:polygon draw:style-name="gr3" draw:text-style-name="P4" draw:layer="layout" svg:width="6.301cm" svg:height="0.802cm" svg:x="0.999cm" svg:y="9.499cm" svg:viewBox="0 0 6302 803" draw:points="0,0 6302,0 6302,803 0,803">
          <text:p/>
        </draw:polygon>
        <draw:polygon draw:style-name="gr4" draw:text-style-name="P5" draw:layer="layout" svg:width="6.301cm" svg:height="0.802cm" svg:x="0.999cm" svg:y="9.499cm" svg:viewBox="0 0 6302 803" draw:points="0,0 6302,0 6302,803 0,803">
          <text:p/>
        </draw:polygon>
        <draw:frame draw:style-name="gr6" draw:text-style-name="P7" draw:layer="layout" svg:width="3.867cm" svg:height="0.48cm" svg:x="8.628cm" svg:y="8.83cm">
          <draw:text-box>
            <text:p text:style-name="P2"><text:span text:style-name="T3">Calendar: Elementary B</text:span></text:p>
          </draw:text-box>
        </draw:frame>
        <draw:polygon draw:style-name="gr3" draw:text-style-name="P4" draw:layer="layout" svg:width="6.402cm" svg:height="0.802cm" svg:x="7.299cm" svg:y="9.499cm" svg:viewBox="0 0 6403 803" draw:points="0,0 6403,0 6403,803 0,803">
          <text:p/>
        </draw:polygon>
        <draw:polygon draw:style-name="gr4" draw:text-style-name="P5" draw:layer="layout" svg:width="6.402cm" svg:height="0.802cm" svg:x="7.299cm" svg:y="9.499cm" svg:viewBox="0 0 6403 803" draw:points="0,0 6403,0 6403,803 0,803">
          <text:p/>
        </draw:polygon>
        <draw:frame draw:style-name="gr6" draw:text-style-name="P7" draw:layer="layout" svg:width="1.602cm" svg:height="0.48cm" svg:x="18.331cm" svg:y="8.83cm">
          <draw:text-box>
            <text:p text:style-name="P2"><text:span text:style-name="T3">Grade: 04</text:span></text:p>
          </draw:text-box>
        </draw:frame>
        <draw:polygon draw:style-name="gr3" draw:text-style-name="P4" draw:layer="layout" svg:width="6.301cm" svg:height="0.802cm" svg:x="13.699cm" svg:y="9.499cm" svg:viewBox="0 0 6302 803" draw:points="0,0 6302,0 6302,803 0,803">
          <text:p/>
        </draw:polygon>
        <draw:polygon draw:style-name="gr4" draw:text-style-name="P5" draw:layer="layout" svg:width="6.301cm" svg:height="0.802cm" svg:x="13.699cm" svg:y="9.499cm" svg:viewBox="0 0 6302 803" draw:points="0,0 6302,0 6302,803 0,803">
          <text:p/>
        </draw:polygon>
        <draw:frame draw:style-name="gr6" draw:text-style-name="P7" draw:layer="layout" svg:width="4.458cm" svg:height="0.48cm" svg:x="1.1cm" svg:y="9.63cm">
          <draw:text-box>
            <text:p text:style-name="P2"><text:span text:style-name="T3">HR Teacher: MILLER, MS. L.</text:span></text:p>
          </draw:text-box>
        </draw:frame>
        <draw:polygon draw:style-name="gr3" draw:text-style-name="P4" draw:layer="layout" svg:width="2.401cm" svg:height="0.801cm" svg:x="0.999cm" svg:y="10.5cm" svg:viewBox="0 0 2402 802" draw:points="0,0 2402,0 2402,802 0,802">
          <text:p/>
        </draw:polygon>
        <draw:polygon draw:style-name="gr4" draw:text-style-name="P5" draw:layer="layout" svg:width="2.401cm" svg:height="0.801cm" svg:x="0.999cm" svg:y="10.5cm" svg:viewBox="0 0 2402 802" draw:points="0,0 2402,0 2402,802 0,802">
          <text:p/>
        </draw:polygon>
        <draw:frame draw:style-name="gr6" draw:text-style-name="P7" draw:layer="layout" svg:width="5.234cm" svg:height="0.48cm" svg:x="7.981cm" svg:y="9.63cm">
          <draw:text-box>
            <text:p text:style-name="P2"><text:span text:style-name="T3">5 - Resident Attending Full Time</text:span></text:p>
          </draw:text-box>
        </draw:frame>
        <draw:polygon draw:style-name="gr3" draw:text-style-name="P4" draw:layer="layout" svg:width="2.401cm" svg:height="0.801cm" svg:x="3.4cm" svg:y="10.5cm" svg:viewBox="0 0 2402 802" draw:points="0,0 2402,0 2402,802 0,802">
          <text:p/>
        </draw:polygon>
        <draw:polygon draw:style-name="gr4" draw:text-style-name="P5" draw:layer="layout" svg:width="2.401cm" svg:height="0.801cm" svg:x="3.4cm" svg:y="10.5cm" svg:viewBox="0 0 2402 802" draw:points="0,0 2402,0 2402,802 0,802">
          <text:p/>
        </draw:polygon>
        <draw:frame draw:style-name="gr6" draw:text-style-name="P7" draw:layer="layout" svg:width="4.991cm" svg:height="0.48cm" svg:x="14.568cm" svg:y="9.63cm">
          <draw:text-box>
            <text:p text:style-name="P2"><text:span text:style-name="T3">ACTIVE RES - Active <text:s/>% FS - 100</text:span></text:p>
          </draw:text-box>
        </draw:frame>
        <draw:polygon draw:style-name="gr3" draw:text-style-name="P4" draw:layer="layout" svg:width="2.401cm" svg:height="0.801cm" svg:x="5.799cm" svg:y="10.5cm" svg:viewBox="0 0 2402 802" draw:points="0,0 2402,0 2402,802 0,802">
          <text:p/>
        </draw:polygon>
        <draw:polygon draw:style-name="gr4" draw:text-style-name="P5" draw:layer="layout" svg:width="2.401cm" svg:height="0.801cm" svg:x="5.799cm" svg:y="10.5cm" svg:viewBox="0 0 2402 802" draw:points="0,0 2402,0 2402,802 0,802">
          <text:p/>
        </draw:polygon>
        <draw:frame draw:style-name="gr6" draw:text-style-name="P7" draw:layer="layout" svg:width="2.038cm" svg:height="0.48cm" svg:x="1.1cm" svg:y="10.63cm">
          <draw:text-box>
            <text:p text:style-name="P2"><text:span text:style-name="T4">School Year</text:span></text:p>
          </draw:text-box>
        </draw:frame>
        <draw:polygon draw:style-name="gr3" draw:text-style-name="P4" draw:layer="layout" svg:width="2.4cm" svg:height="0.801cm" svg:x="8.199cm" svg:y="10.5cm" svg:viewBox="0 0 2401 802" draw:points="0,0 2401,0 2401,802 0,802">
          <text:p/>
        </draw:polygon>
        <draw:polygon draw:style-name="gr4" draw:text-style-name="P5" draw:layer="layout" svg:width="2.4cm" svg:height="0.801cm" svg:x="8.199cm" svg:y="10.5cm" svg:viewBox="0 0 2401 802" draw:points="0,0 2401,0 2401,802 0,802">
          <text:p/>
        </draw:polygon>
        <draw:frame draw:style-name="gr6" draw:text-style-name="P7" draw:layer="layout" svg:width="1.42cm" svg:height="0.48cm" svg:x="3.5cm" svg:y="10.63cm">
          <draw:text-box>
            <text:p text:style-name="P2"><text:span text:style-name="T4">Excused</text:span></text:p>
          </draw:text-box>
        </draw:frame>
        <draw:polygon draw:style-name="gr3" draw:text-style-name="P4" draw:layer="layout" svg:width="2.401cm" svg:height="0.801cm" svg:x="10.599cm" svg:y="10.5cm" svg:viewBox="0 0 2402 802" draw:points="0,0 2402,0 2402,802 0,802">
          <text:p/>
        </draw:polygon>
        <draw:polygon draw:style-name="gr4" draw:text-style-name="P5" draw:layer="layout" svg:width="2.401cm" svg:height="0.801cm" svg:x="10.599cm" svg:y="10.5cm" svg:viewBox="0 0 2402 802" draw:points="0,0 2402,0 2402,802 0,802">
          <text:p/>
        </draw:polygon>
        <draw:frame draw:style-name="gr6" draw:text-style-name="P7" draw:layer="layout" svg:width="1.927cm" svg:height="0.48cm" svg:x="5.9cm" svg:y="10.63cm">
          <draw:text-box>
            <text:p text:style-name="P2"><text:span text:style-name="T4">Unexcused</text:span></text:p>
          </draw:text-box>
        </draw:frame>
        <draw:polygon draw:style-name="gr3" draw:text-style-name="P4" draw:layer="layout" svg:width="2.401cm" svg:height="0.801cm" svg:x="13cm" svg:y="10.5cm" svg:viewBox="0 0 2402 802" draw:points="0,0 2402,0 2402,802 0,802">
          <text:p/>
        </draw:polygon>
        <draw:polygon draw:style-name="gr4" draw:text-style-name="P5" draw:layer="layout" svg:width="2.401cm" svg:height="0.801cm" svg:x="13cm" svg:y="10.5cm" svg:viewBox="0 0 2402 802" draw:points="0,0 2402,0 2402,802 0,802">
          <text:p/>
        </draw:polygon>
        <draw:frame draw:style-name="gr6" draw:text-style-name="P7" draw:layer="layout" svg:width="2.138cm" svg:height="0.48cm" svg:x="8.3cm" svg:y="10.63cm">
          <draw:text-box>
            <text:p text:style-name="P2"><text:span text:style-name="T4">Medical Exc.</text:span></text:p>
          </draw:text-box>
        </draw:frame>
        <draw:polygon draw:style-name="gr3" draw:text-style-name="P4" draw:layer="layout" svg:width="2.401cm" svg:height="0.801cm" svg:x="15.399cm" svg:y="10.5cm" svg:viewBox="0 0 2402 802" draw:points="0,0 2402,0 2402,802 0,802">
          <text:p/>
        </draw:polygon>
        <draw:polygon draw:style-name="gr4" draw:text-style-name="P5" draw:layer="layout" svg:width="2.401cm" svg:height="0.801cm" svg:x="15.399cm" svg:y="10.5cm" svg:viewBox="0 0 2402 802" draw:points="0,0 2402,0 2402,802 0,802">
          <text:p/>
        </draw:polygon>
        <draw:frame draw:style-name="gr6" draw:text-style-name="P7" draw:layer="layout" svg:width="1.99cm" svg:height="0.48cm" svg:x="10.7cm" svg:y="10.63cm">
          <draw:text-box>
            <text:p text:style-name="P2"><text:span text:style-name="T4">Suspension</text:span></text:p>
          </draw:text-box>
        </draw:frame>
        <draw:polygon draw:style-name="gr3" draw:text-style-name="P4" draw:layer="layout" svg:width="2.401cm" svg:height="0.801cm" svg:x="17.8cm" svg:y="10.5cm" svg:viewBox="0 0 2402 802" draw:points="0,0 2402,0 2402,802 0,802">
          <text:p/>
        </draw:polygon>
        <draw:polygon draw:style-name="gr4" draw:text-style-name="P5" draw:layer="layout" svg:width="2.401cm" svg:height="0.801cm" svg:x="17.8cm" svg:y="10.5cm" svg:viewBox="0 0 2402 802" draw:points="0,0 2402,0 2402,802 0,802">
          <text:p/>
        </draw:polygon>
        <draw:frame draw:style-name="gr6" draw:text-style-name="P7" draw:layer="layout" svg:width="2.034cm" svg:height="0.48cm" svg:x="13.1cm" svg:y="10.63cm">
          <draw:text-box>
            <text:p text:style-name="P2"><text:span text:style-name="T4">Total Hours</text:span></text:p>
          </draw:text-box>
        </draw:frame>
        <draw:polygon draw:style-name="gr4" draw:text-style-name="P5" draw:layer="layout" svg:width="2.401cm" svg:height="0.801cm" svg:x="0.999cm" svg:y="11.3cm" svg:viewBox="0 0 2402 802" draw:points="0,0 2402,0 2402,802 0,802">
          <text:p/>
        </draw:polygon>
        <draw:frame draw:style-name="gr6" draw:text-style-name="P7" draw:layer="layout" svg:width="1.766cm" svg:height="0.48cm" svg:x="15.5cm" svg:y="10.63cm">
          <draw:text-box>
            <text:p text:style-name="P2"><text:span text:style-name="T4">Attending</text:span></text:p>
          </draw:text-box>
        </draw:frame>
        <draw:polygon draw:style-name="gr4" draw:text-style-name="P5" draw:layer="layout" svg:width="2.401cm" svg:height="0.801cm" svg:x="3.4cm" svg:y="11.3cm" svg:viewBox="0 0 2402 802" draw:points="0,0 2402,0 2402,802 0,802">
          <text:p/>
        </draw:polygon>
        <draw:frame draw:style-name="gr6" draw:text-style-name="P7" draw:layer="layout" svg:width="1.724cm" svg:height="0.48cm" svg:x="17.9cm" svg:y="10.63cm">
          <draw:text-box>
            <text:p text:style-name="P2"><text:span text:style-name="T4">Total Abs.</text:span></text:p>
          </draw:text-box>
        </draw:frame>
        <draw:polygon draw:style-name="gr4" draw:text-style-name="P5" draw:layer="layout" svg:width="2.401cm" svg:height="0.801cm" svg:x="5.799cm" svg:y="11.3cm" svg:viewBox="0 0 2402 802" draw:points="0,0 2402,0 2402,802 0,802">
          <text:p/>
        </draw:polygon>
        <draw:frame draw:style-name="gr6" draw:text-style-name="P7" draw:layer="layout" svg:width="1.723cm" svg:height="0.48cm" svg:x="1.1cm" svg:y="11.43cm">
          <draw:text-box>
            <text:p text:style-name="P2"><text:span text:style-name="T3">2024-2025</text:span></text:p>
          </draw:text-box>
        </draw:frame>
        <draw:polygon draw:style-name="gr4" draw:text-style-name="P5" draw:layer="layout" svg:width="2.4cm" svg:height="0.801cm" svg:x="8.199cm" svg:y="11.3cm" svg:viewBox="0 0 2401 802" draw:points="0,0 2401,0 2401,802 0,802">
          <text:p/>
        </draw:polygon>
        <draw:frame draw:style-name="gr6" draw:text-style-name="P7" draw:layer="layout" svg:width="0.9cm" svg:height="0.48cm" svg:x="3.5cm" svg:y="11.43cm">
          <draw:text-box>
            <text:p text:style-name="P2"><text:span text:style-name="T3">20.00</text:span></text:p>
          </draw:text-box>
        </draw:frame>
        <draw:polygon draw:style-name="gr4" draw:text-style-name="P5" draw:layer="layout" svg:width="2.401cm" svg:height="0.801cm" svg:x="10.599cm" svg:y="11.3cm" svg:viewBox="0 0 2402 802" draw:points="0,0 2402,0 2402,802 0,802">
          <text:p/>
        </draw:polygon>
        <draw:frame draw:style-name="gr6" draw:text-style-name="P7" draw:layer="layout" svg:width="0.9cm" svg:height="0.48cm" svg:x="5.9cm" svg:y="11.43cm">
          <draw:text-box>
            <text:p text:style-name="P2"><text:span text:style-name="T3">35.00</text:span></text:p>
          </draw:text-box>
        </draw:frame>
        <draw:polygon draw:style-name="gr4" draw:text-style-name="P5" draw:layer="layout" svg:width="2.401cm" svg:height="0.801cm" svg:x="13cm" svg:y="11.3cm" svg:viewBox="0 0 2402 802" draw:points="0,0 2402,0 2402,802 0,802">
          <text:p/>
        </draw:polygon>
        <draw:frame draw:style-name="gr6" draw:text-style-name="P7" draw:layer="layout" svg:width="0.699cm" svg:height="0.48cm" svg:x="8.3cm" svg:y="11.43cm">
          <draw:text-box>
            <text:p text:style-name="P2"><text:span text:style-name="T3">5.00</text:span></text:p>
          </draw:text-box>
        </draw:frame>
        <draw:polygon draw:style-name="gr4" draw:text-style-name="P5" draw:layer="layout" svg:width="2.401cm" svg:height="0.801cm" svg:x="15.399cm" svg:y="11.3cm" svg:viewBox="0 0 2402 802" draw:points="0,0 2402,0 2402,802 0,802">
          <text:p/>
        </draw:polygon>
        <draw:frame draw:style-name="gr6" draw:text-style-name="P7" draw:layer="layout" svg:width="0.699cm" svg:height="0.48cm" svg:x="10.7cm" svg:y="11.43cm">
          <draw:text-box>
            <text:p text:style-name="P2"><text:span text:style-name="T3">0.00</text:span></text:p>
          </draw:text-box>
        </draw:frame>
        <draw:polygon draw:style-name="gr4" draw:text-style-name="P5" draw:layer="layout" svg:width="2.401cm" svg:height="0.801cm" svg:x="17.8cm" svg:y="11.3cm" svg:viewBox="0 0 2402 802" draw:points="0,0 2402,0 2402,802 0,802">
          <text:p/>
        </draw:polygon>
        <draw:frame draw:style-name="gr6" draw:text-style-name="P7" draw:layer="layout" svg:width="1.101cm" svg:height="0.48cm" svg:x="13.1cm" svg:y="11.43cm">
          <draw:text-box>
            <text:p text:style-name="P2"><text:span text:style-name="T3">620.00</text:span></text:p>
          </draw:text-box>
        </draw:frame>
        <draw:polygon draw:style-name="gr3" draw:text-style-name="P4" draw:layer="layout" svg:width="10cm" svg:height="0.802cm" svg:x="0.999cm" svg:y="12.499cm" svg:viewBox="0 0 10001 803" draw:points="0,0 10001,0 10001,803 0,803">
          <text:p/>
        </draw:polygon>
        <draw:polygon draw:style-name="gr4" draw:text-style-name="P5" draw:layer="layout" svg:width="10cm" svg:height="0.802cm" svg:x="0.999cm" svg:y="12.499cm" svg:viewBox="0 0 10001 803" draw:points="0,0 10001,0 10001,803 0,803">
          <text:p/>
        </draw:polygon>
        <draw:frame draw:style-name="gr6" draw:text-style-name="P7" draw:layer="layout" svg:width="1.101cm" svg:height="0.48cm" svg:x="15.5cm" svg:y="11.43cm">
          <draw:text-box>
            <text:p text:style-name="P2"><text:span text:style-name="T3">560.00</text:span></text:p>
          </draw:text-box>
        </draw:frame>
        <draw:polygon draw:style-name="gr3" draw:text-style-name="P4" draw:layer="layout" svg:width="2.2cm" svg:height="0.802cm" svg:x="10.999cm" svg:y="12.499cm" svg:viewBox="0 0 2201 803" draw:points="0,0 2201,0 2201,803 0,803">
          <text:p/>
        </draw:polygon>
        <draw:polygon draw:style-name="gr4" draw:text-style-name="P5" draw:layer="layout" svg:width="2.2cm" svg:height="0.802cm" svg:x="10.999cm" svg:y="12.499cm" svg:viewBox="0 0 2201 803" draw:points="0,0 2201,0 2201,803 0,803">
          <text:p/>
        </draw:polygon>
        <draw:frame draw:style-name="gr6" draw:text-style-name="P7" draw:layer="layout" svg:width="0.9cm" svg:height="0.48cm" svg:x="17.9cm" svg:y="11.43cm">
          <draw:text-box>
            <text:p text:style-name="P2"><text:span text:style-name="T3">55.00</text:span></text:p>
          </draw:text-box>
        </draw:frame>
        <draw:polygon draw:style-name="gr3" draw:text-style-name="P4" draw:layer="layout" svg:width="2.202cm" svg:height="0.802cm" svg:x="13.199cm" svg:y="12.499cm" svg:viewBox="0 0 2203 803" draw:points="0,0 2203,0 2203,803 0,803">
          <text:p/>
        </draw:polygon>
        <draw:polygon draw:style-name="gr4" draw:text-style-name="P5" draw:layer="layout" svg:width="2.202cm" svg:height="0.802cm" svg:x="13.199cm" svg:y="12.499cm" svg:viewBox="0 0 2203 803" draw:points="0,0 2203,0 2203,803 0,803">
          <text:p/>
        </draw:polygon>
        <draw:frame draw:style-name="gr6" draw:text-style-name="P7" draw:layer="layout" svg:width="3.86cm" svg:height="0.48cm" svg:x="1.1cm" svg:y="12.63cm">
          <draw:text-box>
            <text:p text:style-name="P2"><text:span text:style-name="T4">James Taylor <text:s/>#120451</text:span></text:p>
          </draw:text-box>
        </draw:frame>
        <draw:polygon draw:style-name="gr3" draw:text-style-name="P4" draw:layer="layout" svg:width="2.202cm" svg:height="0.802cm" svg:x="15.399cm" svg:y="12.499cm" svg:viewBox="0 0 2203 803" draw:points="0,0 2203,0 2203,803 0,803">
          <text:p/>
        </draw:polygon>
        <draw:polygon draw:style-name="gr4" draw:text-style-name="P5" draw:layer="layout" svg:width="2.202cm" svg:height="0.802cm" svg:x="15.399cm" svg:y="12.499cm" svg:viewBox="0 0 2203 803" draw:points="0,0 2203,0 2203,803 0,803">
          <text:p/>
        </draw:polygon>
        <draw:frame draw:style-name="gr6" draw:text-style-name="P7" draw:layer="layout" svg:width="0.88cm" svg:height="0.48cm" svg:x="11.679cm" svg:y="12.63cm">
          <draw:text-box>
            <text:p text:style-name="P2"><text:span text:style-name="T4">Daily</text:span></text:p>
          </draw:text-box>
        </draw:frame>
        <draw:polygon draw:style-name="gr3" draw:text-style-name="P4" draw:layer="layout" svg:width="2.2cm" svg:height="0.802cm" svg:x="17.6cm" svg:y="12.499cm" svg:viewBox="0 0 2201 803" draw:points="0,0 2201,0 2201,803 0,803">
          <text:p/>
        </draw:polygon>
        <draw:polygon draw:style-name="gr4" draw:text-style-name="P5" draw:layer="layout" svg:width="2.2cm" svg:height="0.802cm" svg:x="17.6cm" svg:y="12.499cm" svg:viewBox="0 0 2201 803" draw:points="0,0 2201,0 2201,803 0,803">
          <text:p/>
        </draw:polygon>
        <draw:frame draw:style-name="gr6" draw:text-style-name="P7" draw:layer="layout" svg:width="2.139cm" svg:height="0.48cm" svg:x="13.251cm" svg:y="12.63cm">
          <draw:text-box>
            <text:p text:style-name="P2"><text:span text:style-name="T4">Consecutive</text:span></text:p>
          </draw:text-box>
        </draw:frame>
        <draw:polygon draw:style-name="gr3" draw:text-style-name="P4" draw:layer="layout" svg:width="6.301cm" svg:height="0.801cm" svg:x="0.999cm" svg:y="13.3cm" svg:viewBox="0 0 6302 802" draw:points="0,0 6302,0 6302,802 0,802">
          <text:p/>
        </draw:polygon>
        <draw:polygon draw:style-name="gr4" draw:text-style-name="P5" draw:layer="layout" svg:width="6.301cm" svg:height="0.801cm" svg:x="0.999cm" svg:y="13.3cm" svg:viewBox="0 0 6302 802" draw:points="0,0 6302,0 6302,802 0,802">
          <text:p/>
        </draw:polygon>
        <draw:frame draw:style-name="gr6" draw:text-style-name="P7" draw:layer="layout" svg:width="1.468cm" svg:height="0.48cm" svg:x="15.824cm" svg:y="12.63cm">
          <draw:text-box>
            <text:p text:style-name="P2"><text:span text:style-name="T4">Monthly</text:span></text:p>
          </draw:text-box>
        </draw:frame>
        <draw:polygon draw:style-name="gr3" draw:text-style-name="P4" draw:layer="layout" svg:width="6.402cm" svg:height="0.801cm" svg:x="7.299cm" svg:y="13.3cm" svg:viewBox="0 0 6403 802" draw:points="0,0 6403,0 6403,802 0,802">
          <text:p/>
        </draw:polygon>
        <draw:polygon draw:style-name="gr4" draw:text-style-name="P5" draw:layer="layout" svg:width="6.402cm" svg:height="0.801cm" svg:x="7.299cm" svg:y="13.3cm" svg:viewBox="0 0 6403 802" draw:points="0,0 6403,0 6403,802 0,802">
          <text:p/>
        </draw:polygon>
        <draw:frame draw:style-name="gr6" draw:text-style-name="P7" draw:layer="layout" svg:width="1.927cm" svg:height="0.48cm" svg:x="17.749cm" svg:y="12.63cm">
          <draw:text-box>
            <text:p text:style-name="P2"><text:span text:style-name="T4">Thresholds</text:span></text:p>
          </draw:text-box>
        </draw:frame>
        <draw:polygon draw:style-name="gr3" draw:text-style-name="P4" draw:layer="layout" svg:width="6.301cm" svg:height="0.801cm" svg:x="13.699cm" svg:y="13.3cm" svg:viewBox="0 0 6302 802" draw:points="0,0 6302,0 6302,802 0,802">
          <text:p/>
        </draw:polygon>
        <draw:polygon draw:style-name="gr4" draw:text-style-name="P5" draw:layer="layout" svg:width="6.301cm" svg:height="0.801cm" svg:x="13.699cm" svg:y="13.3cm" svg:viewBox="0 0 6302 802" draw:points="0,0 6302,0 6302,802 0,802">
          <text:p/>
        </draw:polygon>
        <draw:frame draw:style-name="gr6" draw:text-style-name="P7" draw:layer="layout" svg:width="1.228cm" svg:height="0.48cm" svg:x="1.1cm" svg:y="13.43cm">
          <draw:text-box>
            <text:p text:style-name="P2"><text:span text:style-name="T3">Age: 10</text:span></text:p>
          </draw:text-box>
        </draw:frame>
        <draw:polygon draw:style-name="gr3" draw:text-style-name="P4" draw:layer="layout" svg:width="6.301cm" svg:height="0.801cm" svg:x="0.999cm" svg:y="14.1cm" svg:viewBox="0 0 6302 802" draw:points="0,0 6302,0 6302,802 0,802">
          <text:p/>
        </draw:polygon>
        <draw:polygon draw:style-name="gr4" draw:text-style-name="P5" draw:layer="layout" svg:width="6.301cm" svg:height="0.801cm" svg:x="0.999cm" svg:y="14.1cm" svg:viewBox="0 0 6302 802" draw:points="0,0 6302,0 6302,802 0,802">
          <text:p/>
        </draw:polygon>
        <draw:frame draw:style-name="gr6" draw:text-style-name="P7" draw:layer="layout" svg:width="3.867cm" svg:height="0.48cm" svg:x="8.628cm" svg:y="13.43cm">
          <draw:text-box>
            <text:p text:style-name="P2"><text:span text:style-name="T3">Calendar: Elementary B</text:span></text:p>
          </draw:text-box>
        </draw:frame>
        <draw:polygon draw:style-name="gr3" draw:text-style-name="P4" draw:layer="layout" svg:width="6.402cm" svg:height="0.801cm" svg:x="7.299cm" svg:y="14.1cm" svg:viewBox="0 0 6403 802" draw:points="0,0 6403,0 6403,802 0,802">
          <text:p/>
        </draw:polygon>
        <draw:polygon draw:style-name="gr4" draw:text-style-name="P5" draw:layer="layout" svg:width="6.402cm" svg:height="0.801cm" svg:x="7.299cm" svg:y="14.1cm" svg:viewBox="0 0 6403 802" draw:points="0,0 6403,0 6403,802 0,802">
          <text:p/>
        </draw:polygon>
        <draw:frame draw:style-name="gr6" draw:text-style-name="P7" draw:layer="layout" svg:width="1.602cm" svg:height="0.48cm" svg:x="18.331cm" svg:y="13.43cm">
          <draw:text-box>
            <text:p text:style-name="P2"><text:span text:style-name="T3">Grade: 05</text:span></text:p>
          </draw:text-box>
        </draw:frame>
        <draw:polygon draw:style-name="gr3" draw:text-style-name="P4" draw:layer="layout" svg:width="6.301cm" svg:height="0.801cm" svg:x="13.699cm" svg:y="14.1cm" svg:viewBox="0 0 6302 802" draw:points="0,0 6302,0 6302,802 0,802">
          <text:p/>
        </draw:polygon>
        <draw:polygon draw:style-name="gr4" draw:text-style-name="P5" draw:layer="layout" svg:width="6.301cm" svg:height="0.801cm" svg:x="13.699cm" svg:y="14.1cm" svg:viewBox="0 0 6302 802" draw:points="0,0 6302,0 6302,802 0,802">
          <text:p/>
        </draw:polygon>
        <draw:frame draw:style-name="gr6" draw:text-style-name="P7" draw:layer="layout" svg:width="4.509cm" svg:height="0.48cm" svg:x="1.1cm" svg:y="14.23cm">
          <draw:text-box>
            <text:p text:style-name="P2"><text:span text:style-name="T3">HR Teacher: HARRIS, MR. T.</text:span></text:p>
          </draw:text-box>
        </draw:frame>
        <draw:polygon draw:style-name="gr3" draw:text-style-name="P4" draw:layer="layout" svg:width="2.401cm" svg:height="0.801cm" svg:x="0.999cm" svg:y="15.1cm" svg:viewBox="0 0 2402 802" draw:points="0,0 2402,0 2402,802 0,802">
          <text:p/>
        </draw:polygon>
        <draw:polygon draw:style-name="gr4" draw:text-style-name="P5" draw:layer="layout" svg:width="2.401cm" svg:height="0.801cm" svg:x="0.999cm" svg:y="15.1cm" svg:viewBox="0 0 2402 802" draw:points="0,0 2402,0 2402,802 0,802">
          <text:p/>
        </draw:polygon>
        <draw:frame draw:style-name="gr6" draw:text-style-name="P7" draw:layer="layout" svg:width="5.234cm" svg:height="0.48cm" svg:x="7.981cm" svg:y="14.23cm">
          <draw:text-box>
            <text:p text:style-name="P2"><text:span text:style-name="T3">5 - Resident Attending Full Time</text:span></text:p>
          </draw:text-box>
        </draw:frame>
        <draw:polygon draw:style-name="gr3" draw:text-style-name="P4" draw:layer="layout" svg:width="2.401cm" svg:height="0.801cm" svg:x="3.4cm" svg:y="15.1cm" svg:viewBox="0 0 2402 802" draw:points="0,0 2402,0 2402,802 0,802">
          <text:p/>
        </draw:polygon>
        <draw:polygon draw:style-name="gr4" draw:text-style-name="P5" draw:layer="layout" svg:width="2.401cm" svg:height="0.801cm" svg:x="3.4cm" svg:y="15.1cm" svg:viewBox="0 0 2402 802" draw:points="0,0 2402,0 2402,802 0,802">
          <text:p/>
        </draw:polygon>
        <draw:frame draw:style-name="gr6" draw:text-style-name="P7" draw:layer="layout" svg:width="4.991cm" svg:height="0.48cm" svg:x="14.568cm" svg:y="14.23cm">
          <draw:text-box>
            <text:p text:style-name="P2"><text:span text:style-name="T3">ACTIVE RES - Active <text:s/>% FS - 100</text:span></text:p>
          </draw:text-box>
        </draw:frame>
        <draw:polygon draw:style-name="gr3" draw:text-style-name="P4" draw:layer="layout" svg:width="2.401cm" svg:height="0.801cm" svg:x="5.799cm" svg:y="15.1cm" svg:viewBox="0 0 2402 802" draw:points="0,0 2402,0 2402,802 0,802">
          <text:p/>
        </draw:polygon>
        <draw:polygon draw:style-name="gr4" draw:text-style-name="P5" draw:layer="layout" svg:width="2.401cm" svg:height="0.801cm" svg:x="5.799cm" svg:y="15.1cm" svg:viewBox="0 0 2402 802" draw:points="0,0 2402,0 2402,802 0,802">
          <text:p/>
        </draw:polygon>
        <draw:frame draw:style-name="gr6" draw:text-style-name="P7" draw:layer="layout" svg:width="2.038cm" svg:height="0.48cm" svg:x="1.1cm" svg:y="15.23cm">
          <draw:text-box>
            <text:p text:style-name="P2"><text:span text:style-name="T4">School Year</text:span></text:p>
          </draw:text-box>
        </draw:frame>
        <draw:polygon draw:style-name="gr3" draw:text-style-name="P4" draw:layer="layout" svg:width="2.4cm" svg:height="0.801cm" svg:x="8.199cm" svg:y="15.1cm" svg:viewBox="0 0 2401 802" draw:points="0,0 2401,0 2401,802 0,802">
          <text:p/>
        </draw:polygon>
        <draw:polygon draw:style-name="gr4" draw:text-style-name="P5" draw:layer="layout" svg:width="2.4cm" svg:height="0.801cm" svg:x="8.199cm" svg:y="15.1cm" svg:viewBox="0 0 2401 802" draw:points="0,0 2401,0 2401,802 0,802">
          <text:p/>
        </draw:polygon>
        <draw:frame draw:style-name="gr6" draw:text-style-name="P7" draw:layer="layout" svg:width="1.42cm" svg:height="0.48cm" svg:x="3.5cm" svg:y="15.23cm">
          <draw:text-box>
            <text:p text:style-name="P2"><text:span text:style-name="T4">Excused</text:span></text:p>
          </draw:text-box>
        </draw:frame>
        <draw:polygon draw:style-name="gr3" draw:text-style-name="P4" draw:layer="layout" svg:width="2.401cm" svg:height="0.801cm" svg:x="10.599cm" svg:y="15.1cm" svg:viewBox="0 0 2402 802" draw:points="0,0 2402,0 2402,802 0,802">
          <text:p/>
        </draw:polygon>
        <draw:polygon draw:style-name="gr4" draw:text-style-name="P5" draw:layer="layout" svg:width="2.401cm" svg:height="0.801cm" svg:x="10.599cm" svg:y="15.1cm" svg:viewBox="0 0 2402 802" draw:points="0,0 2402,0 2402,802 0,802">
          <text:p/>
        </draw:polygon>
        <draw:frame draw:style-name="gr6" draw:text-style-name="P7" draw:layer="layout" svg:width="1.927cm" svg:height="0.48cm" svg:x="5.9cm" svg:y="15.23cm">
          <draw:text-box>
            <text:p text:style-name="P2"><text:span text:style-name="T4">Unexcused</text:span></text:p>
          </draw:text-box>
        </draw:frame>
        <draw:polygon draw:style-name="gr3" draw:text-style-name="P4" draw:layer="layout" svg:width="2.401cm" svg:height="0.801cm" svg:x="13cm" svg:y="15.1cm" svg:viewBox="0 0 2402 802" draw:points="0,0 2402,0 2402,802 0,802">
          <text:p/>
        </draw:polygon>
        <draw:polygon draw:style-name="gr4" draw:text-style-name="P5" draw:layer="layout" svg:width="2.401cm" svg:height="0.801cm" svg:x="13cm" svg:y="15.1cm" svg:viewBox="0 0 2402 802" draw:points="0,0 2402,0 2402,802 0,802">
          <text:p/>
        </draw:polygon>
        <draw:frame draw:style-name="gr6" draw:text-style-name="P7" draw:layer="layout" svg:width="2.138cm" svg:height="0.48cm" svg:x="8.3cm" svg:y="15.23cm">
          <draw:text-box>
            <text:p text:style-name="P2"><text:span text:style-name="T4">Medical Exc.</text:span></text:p>
          </draw:text-box>
        </draw:frame>
        <draw:polygon draw:style-name="gr3" draw:text-style-name="P4" draw:layer="layout" svg:width="2.401cm" svg:height="0.801cm" svg:x="15.399cm" svg:y="15.1cm" svg:viewBox="0 0 2402 802" draw:points="0,0 2402,0 2402,802 0,802">
          <text:p/>
        </draw:polygon>
        <draw:polygon draw:style-name="gr4" draw:text-style-name="P5" draw:layer="layout" svg:width="2.401cm" svg:height="0.801cm" svg:x="15.399cm" svg:y="15.1cm" svg:viewBox="0 0 2402 802" draw:points="0,0 2402,0 2402,802 0,802">
          <text:p/>
        </draw:polygon>
        <draw:frame draw:style-name="gr6" draw:text-style-name="P7" draw:layer="layout" svg:width="1.99cm" svg:height="0.48cm" svg:x="10.7cm" svg:y="15.23cm">
          <draw:text-box>
            <text:p text:style-name="P2"><text:span text:style-name="T4">Suspension</text:span></text:p>
          </draw:text-box>
        </draw:frame>
        <draw:polygon draw:style-name="gr3" draw:text-style-name="P4" draw:layer="layout" svg:width="2.401cm" svg:height="0.801cm" svg:x="17.8cm" svg:y="15.1cm" svg:viewBox="0 0 2402 802" draw:points="0,0 2402,0 2402,802 0,802">
          <text:p/>
        </draw:polygon>
        <draw:polygon draw:style-name="gr4" draw:text-style-name="P5" draw:layer="layout" svg:width="2.401cm" svg:height="0.801cm" svg:x="17.8cm" svg:y="15.1cm" svg:viewBox="0 0 2402 802" draw:points="0,0 2402,0 2402,802 0,802">
          <text:p/>
        </draw:polygon>
        <draw:frame draw:style-name="gr6" draw:text-style-name="P7" draw:layer="layout" svg:width="2.034cm" svg:height="0.48cm" svg:x="13.1cm" svg:y="15.23cm">
          <draw:text-box>
            <text:p text:style-name="P2"><text:span text:style-name="T4">Total Hours</text:span></text:p>
          </draw:text-box>
        </draw:frame>
        <draw:polygon draw:style-name="gr4" draw:text-style-name="P5" draw:layer="layout" svg:width="2.401cm" svg:height="0.801cm" svg:x="0.999cm" svg:y="15.9cm" svg:viewBox="0 0 2402 802" draw:points="0,0 2402,0 2402,802 0,802">
          <text:p/>
        </draw:polygon>
        <draw:frame draw:style-name="gr6" draw:text-style-name="P7" draw:layer="layout" svg:width="1.766cm" svg:height="0.48cm" svg:x="15.5cm" svg:y="15.23cm">
          <draw:text-box>
            <text:p text:style-name="P2"><text:span text:style-name="T4">Attending</text:span></text:p>
          </draw:text-box>
        </draw:frame>
        <draw:polygon draw:style-name="gr4" draw:text-style-name="P5" draw:layer="layout" svg:width="2.401cm" svg:height="0.801cm" svg:x="3.4cm" svg:y="15.9cm" svg:viewBox="0 0 2402 802" draw:points="0,0 2402,0 2402,802 0,802">
          <text:p/>
        </draw:polygon>
        <draw:frame draw:style-name="gr6" draw:text-style-name="P7" draw:layer="layout" svg:width="1.724cm" svg:height="0.48cm" svg:x="17.9cm" svg:y="15.23cm">
          <draw:text-box>
            <text:p text:style-name="P2"><text:span text:style-name="T4">Total Abs.</text:span></text:p>
          </draw:text-box>
        </draw:frame>
        <draw:polygon draw:style-name="gr4" draw:text-style-name="P5" draw:layer="layout" svg:width="2.401cm" svg:height="0.801cm" svg:x="5.799cm" svg:y="15.9cm" svg:viewBox="0 0 2402 802" draw:points="0,0 2402,0 2402,802 0,802">
          <text:p/>
        </draw:polygon>
        <draw:frame draw:style-name="gr6" draw:text-style-name="P7" draw:layer="layout" svg:width="1.723cm" svg:height="0.48cm" svg:x="1.1cm" svg:y="16.03cm">
          <draw:text-box>
            <text:p text:style-name="P2"><text:span text:style-name="T3">2024-2025</text:span></text:p>
          </draw:text-box>
        </draw:frame>
        <draw:polygon draw:style-name="gr4" draw:text-style-name="P5" draw:layer="layout" svg:width="2.4cm" svg:height="0.801cm" svg:x="8.199cm" svg:y="15.9cm" svg:viewBox="0 0 2401 802" draw:points="0,0 2401,0 2401,802 0,802">
          <text:p/>
        </draw:polygon>
        <draw:frame draw:style-name="gr6" draw:text-style-name="P7" draw:layer="layout" svg:width="0.9cm" svg:height="0.48cm" svg:x="3.5cm" svg:y="16.03cm">
          <draw:text-box>
            <text:p text:style-name="P2"><text:span text:style-name="T3">15.00</text:span></text:p>
          </draw:text-box>
        </draw:frame>
        <draw:polygon draw:style-name="gr4" draw:text-style-name="P5" draw:layer="layout" svg:width="2.401cm" svg:height="0.801cm" svg:x="10.599cm" svg:y="15.9cm" svg:viewBox="0 0 2402 802" draw:points="0,0 2402,0 2402,802 0,802">
          <text:p/>
        </draw:polygon>
        <draw:frame draw:style-name="gr6" draw:text-style-name="P7" draw:layer="layout" svg:width="0.9cm" svg:height="0.48cm" svg:x="5.9cm" svg:y="16.03cm">
          <draw:text-box>
            <text:p text:style-name="P2"><text:span text:style-name="T3">40.00</text:span></text:p>
          </draw:text-box>
        </draw:frame>
        <draw:polygon draw:style-name="gr4" draw:text-style-name="P5" draw:layer="layout" svg:width="2.401cm" svg:height="0.801cm" svg:x="13cm" svg:y="15.9cm" svg:viewBox="0 0 2402 802" draw:points="0,0 2402,0 2402,802 0,802">
          <text:p/>
        </draw:polygon>
        <draw:frame draw:style-name="gr6" draw:text-style-name="P7" draw:layer="layout" svg:width="0.9cm" svg:height="0.48cm" svg:x="8.3cm" svg:y="16.03cm">
          <draw:text-box>
            <text:p text:style-name="P2"><text:span text:style-name="T3">10.00</text:span></text:p>
          </draw:text-box>
        </draw:frame>
        <draw:polygon draw:style-name="gr4" draw:text-style-name="P5" draw:layer="layout" svg:width="2.401cm" svg:height="0.801cm" svg:x="15.399cm" svg:y="15.9cm" svg:viewBox="0 0 2402 802" draw:points="0,0 2402,0 2402,802 0,802">
          <text:p/>
        </draw:polygon>
        <draw:frame draw:style-name="gr6" draw:text-style-name="P7" draw:layer="layout" svg:width="0.699cm" svg:height="0.48cm" svg:x="10.7cm" svg:y="16.03cm">
          <draw:text-box>
            <text:p text:style-name="P2"><text:span text:style-name="T3">0.00</text:span></text:p>
          </draw:text-box>
        </draw:frame>
        <draw:polygon draw:style-name="gr4" draw:text-style-name="P5" draw:layer="layout" svg:width="2.401cm" svg:height="0.801cm" svg:x="17.8cm" svg:y="15.9cm" svg:viewBox="0 0 2402 802" draw:points="0,0 2402,0 2402,802 0,802">
          <text:p/>
        </draw:polygon>
        <draw:frame draw:style-name="gr6" draw:text-style-name="P7" draw:layer="layout" svg:width="1.101cm" svg:height="0.48cm" svg:x="13.1cm" svg:y="16.03cm">
          <draw:text-box>
            <text:p text:style-name="P2"><text:span text:style-name="T3">630.00</text:span></text:p>
          </draw:text-box>
        </draw:frame>
        <draw:polygon draw:style-name="gr3" draw:text-style-name="P4" draw:layer="layout" svg:width="10cm" svg:height="0.801cm" svg:x="0.999cm" svg:y="17.1cm" svg:viewBox="0 0 10001 802" draw:points="0,0 10001,0 10001,802 0,802">
          <text:p/>
        </draw:polygon>
        <draw:polygon draw:style-name="gr4" draw:text-style-name="P5" draw:layer="layout" svg:width="10cm" svg:height="0.801cm" svg:x="0.999cm" svg:y="17.1cm" svg:viewBox="0 0 10001 802" draw:points="0,0 10001,0 10001,802 0,802">
          <text:p/>
        </draw:polygon>
        <draw:frame draw:style-name="gr6" draw:text-style-name="P7" draw:layer="layout" svg:width="1.101cm" svg:height="0.48cm" svg:x="15.5cm" svg:y="16.03cm">
          <draw:text-box>
            <text:p text:style-name="P2"><text:span text:style-name="T3">565.00</text:span></text:p>
          </draw:text-box>
        </draw:frame>
        <draw:polygon draw:style-name="gr3" draw:text-style-name="P4" draw:layer="layout" svg:width="2.2cm" svg:height="0.801cm" svg:x="10.999cm" svg:y="17.1cm" svg:viewBox="0 0 2201 802" draw:points="0,0 2201,0 2201,802 0,802">
          <text:p/>
        </draw:polygon>
        <draw:polygon draw:style-name="gr4" draw:text-style-name="P5" draw:layer="layout" svg:width="2.2cm" svg:height="0.801cm" svg:x="10.999cm" svg:y="17.1cm" svg:viewBox="0 0 2201 802" draw:points="0,0 2201,0 2201,802 0,802">
          <text:p/>
        </draw:polygon>
        <draw:frame draw:style-name="gr6" draw:text-style-name="P7" draw:layer="layout" svg:width="0.9cm" svg:height="0.48cm" svg:x="17.9cm" svg:y="16.03cm">
          <draw:text-box>
            <text:p text:style-name="P2"><text:span text:style-name="T3">65.00</text:span></text:p>
          </draw:text-box>
        </draw:frame>
        <draw:polygon draw:style-name="gr3" draw:text-style-name="P4" draw:layer="layout" svg:width="2.202cm" svg:height="0.801cm" svg:x="13.199cm" svg:y="17.1cm" svg:viewBox="0 0 2203 802" draw:points="0,0 2203,0 2203,802 0,802">
          <text:p/>
        </draw:polygon>
        <draw:polygon draw:style-name="gr4" draw:text-style-name="P5" draw:layer="layout" svg:width="2.202cm" svg:height="0.801cm" svg:x="13.199cm" svg:y="17.1cm" svg:viewBox="0 0 2203 802" draw:points="0,0 2203,0 2203,802 0,802">
          <text:p/>
        </draw:polygon>
        <draw:frame draw:style-name="gr6" draw:text-style-name="P7" draw:layer="layout" svg:width="4.281cm" svg:height="0.48cm" svg:x="1.1cm" svg:y="17.23cm">
          <draw:text-box>
            <text:p text:style-name="P2"><text:span text:style-name="T4">Olivia Martinez <text:s/>#121874</text:span></text:p>
          </draw:text-box>
        </draw:frame>
        <draw:polygon draw:style-name="gr3" draw:text-style-name="P4" draw:layer="layout" svg:width="2.202cm" svg:height="0.801cm" svg:x="15.399cm" svg:y="17.1cm" svg:viewBox="0 0 2203 802" draw:points="0,0 2203,0 2203,802 0,802">
          <text:p/>
        </draw:polygon>
        <draw:polygon draw:style-name="gr4" draw:text-style-name="P5" draw:layer="layout" svg:width="2.202cm" svg:height="0.801cm" svg:x="15.399cm" svg:y="17.1cm" svg:viewBox="0 0 2203 802" draw:points="0,0 2203,0 2203,802 0,802">
          <text:p/>
        </draw:polygon>
        <draw:frame draw:style-name="gr6" draw:text-style-name="P7" draw:layer="layout" svg:width="0.88cm" svg:height="0.48cm" svg:x="11.679cm" svg:y="17.23cm">
          <draw:text-box>
            <text:p text:style-name="P2"><text:span text:style-name="T4">Daily</text:span></text:p>
          </draw:text-box>
        </draw:frame>
        <draw:polygon draw:style-name="gr3" draw:text-style-name="P4" draw:layer="layout" svg:width="2.2cm" svg:height="0.801cm" svg:x="17.6cm" svg:y="17.1cm" svg:viewBox="0 0 2201 802" draw:points="0,0 2201,0 2201,802 0,802">
          <text:p/>
        </draw:polygon>
        <draw:polygon draw:style-name="gr4" draw:text-style-name="P5" draw:layer="layout" svg:width="2.2cm" svg:height="0.801cm" svg:x="17.6cm" svg:y="17.1cm" svg:viewBox="0 0 2201 802" draw:points="0,0 2201,0 2201,802 0,802">
          <text:p/>
        </draw:polygon>
        <draw:frame draw:style-name="gr6" draw:text-style-name="P7" draw:layer="layout" svg:width="2.139cm" svg:height="0.48cm" svg:x="13.251cm" svg:y="17.23cm">
          <draw:text-box>
            <text:p text:style-name="P2"><text:span text:style-name="T4">Consecutive</text:span></text:p>
          </draw:text-box>
        </draw:frame>
        <draw:polygon draw:style-name="gr3" draw:text-style-name="P4" draw:layer="layout" svg:width="6.301cm" svg:height="0.801cm" svg:x="0.999cm" svg:y="17.9cm" svg:viewBox="0 0 6302 802" draw:points="0,0 6302,0 6302,802 0,802">
          <text:p/>
        </draw:polygon>
        <draw:polygon draw:style-name="gr4" draw:text-style-name="P5" draw:layer="layout" svg:width="6.301cm" svg:height="0.801cm" svg:x="0.999cm" svg:y="17.9cm" svg:viewBox="0 0 6302 802" draw:points="0,0 6302,0 6302,802 0,802">
          <text:p/>
        </draw:polygon>
        <draw:frame draw:style-name="gr6" draw:text-style-name="P7" draw:layer="layout" svg:width="1.468cm" svg:height="0.48cm" svg:x="15.824cm" svg:y="17.23cm">
          <draw:text-box>
            <text:p text:style-name="P2"><text:span text:style-name="T4">Monthly</text:span></text:p>
          </draw:text-box>
        </draw:frame>
        <draw:polygon draw:style-name="gr3" draw:text-style-name="P4" draw:layer="layout" svg:width="6.402cm" svg:height="0.801cm" svg:x="7.299cm" svg:y="17.9cm" svg:viewBox="0 0 6403 802" draw:points="0,0 6403,0 6403,802 0,802">
          <text:p/>
        </draw:polygon>
        <draw:polygon draw:style-name="gr4" draw:text-style-name="P5" draw:layer="layout" svg:width="6.402cm" svg:height="0.801cm" svg:x="7.299cm" svg:y="17.9cm" svg:viewBox="0 0 6403 802" draw:points="0,0 6403,0 6403,802 0,802">
          <text:p/>
        </draw:polygon>
        <draw:frame draw:style-name="gr6" draw:text-style-name="P7" draw:layer="layout" svg:width="1.927cm" svg:height="0.48cm" svg:x="17.749cm" svg:y="17.23cm">
          <draw:text-box>
            <text:p text:style-name="P2"><text:span text:style-name="T4">Thresholds</text:span></text:p>
          </draw:text-box>
        </draw:frame>
        <draw:polygon draw:style-name="gr3" draw:text-style-name="P4" draw:layer="layout" svg:width="6.301cm" svg:height="0.801cm" svg:x="13.699cm" svg:y="17.9cm" svg:viewBox="0 0 6302 802" draw:points="0,0 6302,0 6302,802 0,802">
          <text:p/>
        </draw:polygon>
        <draw:polygon draw:style-name="gr4" draw:text-style-name="P5" draw:layer="layout" svg:width="6.301cm" svg:height="0.801cm" svg:x="13.699cm" svg:y="17.9cm" svg:viewBox="0 0 6302 802" draw:points="0,0 6302,0 6302,802 0,802">
          <text:p/>
        </draw:polygon>
        <draw:frame draw:style-name="gr6" draw:text-style-name="P7" draw:layer="layout" svg:width="1.027cm" svg:height="0.48cm" svg:x="1.1cm" svg:y="18.03cm">
          <draw:text-box>
            <text:p text:style-name="P2"><text:span text:style-name="T3">Age: 8</text:span></text:p>
          </draw:text-box>
        </draw:frame>
        <draw:polygon draw:style-name="gr3" draw:text-style-name="P4" draw:layer="layout" svg:width="6.301cm" svg:height="0.801cm" svg:x="0.999cm" svg:y="18.7cm" svg:viewBox="0 0 6302 802" draw:points="0,0 6302,0 6302,802 0,802">
          <text:p/>
        </draw:polygon>
        <draw:polygon draw:style-name="gr4" draw:text-style-name="P5" draw:layer="layout" svg:width="6.301cm" svg:height="0.801cm" svg:x="0.999cm" svg:y="18.7cm" svg:viewBox="0 0 6302 802" draw:points="0,0 6302,0 6302,802 0,802">
          <text:p/>
        </draw:polygon>
        <draw:frame draw:style-name="gr6" draw:text-style-name="P7" draw:layer="layout" svg:width="3.554cm" svg:height="0.48cm" svg:x="8.755cm" svg:y="18.03cm">
          <draw:text-box>
            <text:p text:style-name="P2"><text:span text:style-name="T3">Calendar: EL - Default</text:span></text:p>
          </draw:text-box>
        </draw:frame>
        <draw:polygon draw:style-name="gr3" draw:text-style-name="P4" draw:layer="layout" svg:width="6.402cm" svg:height="0.801cm" svg:x="7.299cm" svg:y="18.7cm" svg:viewBox="0 0 6403 802" draw:points="0,0 6403,0 6403,802 0,802">
          <text:p/>
        </draw:polygon>
        <draw:polygon draw:style-name="gr4" draw:text-style-name="P5" draw:layer="layout" svg:width="6.402cm" svg:height="0.801cm" svg:x="7.299cm" svg:y="18.7cm" svg:viewBox="0 0 6403 802" draw:points="0,0 6403,0 6403,802 0,802">
          <text:p/>
        </draw:polygon>
        <draw:frame draw:style-name="gr6" draw:text-style-name="P7" draw:layer="layout" svg:width="1.602cm" svg:height="0.48cm" svg:x="18.331cm" svg:y="18.03cm">
          <draw:text-box>
            <text:p text:style-name="P2"><text:span text:style-name="T3">Grade: 02</text:span></text:p>
          </draw:text-box>
        </draw:frame>
        <draw:polygon draw:style-name="gr3" draw:text-style-name="P4" draw:layer="layout" svg:width="6.301cm" svg:height="0.801cm" svg:x="13.699cm" svg:y="18.7cm" svg:viewBox="0 0 6302 802" draw:points="0,0 6302,0 6302,802 0,802">
          <text:p/>
        </draw:polygon>
        <draw:polygon draw:style-name="gr4" draw:text-style-name="P5" draw:layer="layout" svg:width="6.301cm" svg:height="0.801cm" svg:x="13.699cm" svg:y="18.7cm" svg:viewBox="0 0 6302 802" draw:points="0,0 6302,0 6302,802 0,802">
          <text:p/>
        </draw:polygon>
        <draw:frame draw:style-name="gr6" draw:text-style-name="P7" draw:layer="layout" svg:width="4.678cm" svg:height="0.48cm" svg:x="1.1cm" svg:y="18.83cm">
          <draw:text-box>
            <text:p text:style-name="P2"><text:span text:style-name="T3">HR Teacher: WALKER, MS. D.</text:span></text:p>
          </draw:text-box>
        </draw:frame>
        <draw:polygon draw:style-name="gr3" draw:text-style-name="P4" draw:layer="layout" svg:width="2.401cm" svg:height="0.801cm" svg:x="0.999cm" svg:y="19.7cm" svg:viewBox="0 0 2402 802" draw:points="0,0 2402,0 2402,802 0,802">
          <text:p/>
        </draw:polygon>
        <draw:polygon draw:style-name="gr4" draw:text-style-name="P5" draw:layer="layout" svg:width="2.401cm" svg:height="0.801cm" svg:x="0.999cm" svg:y="19.7cm" svg:viewBox="0 0 2402 802" draw:points="0,0 2402,0 2402,802 0,802">
          <text:p/>
        </draw:polygon>
        <draw:frame draw:style-name="gr6" draw:text-style-name="P7" draw:layer="layout" svg:width="5.234cm" svg:height="0.48cm" svg:x="7.981cm" svg:y="18.83cm">
          <draw:text-box>
            <text:p text:style-name="P2"><text:span text:style-name="T3">5 - Resident Attending Full Time</text:span></text:p>
          </draw:text-box>
        </draw:frame>
        <draw:polygon draw:style-name="gr3" draw:text-style-name="P4" draw:layer="layout" svg:width="2.401cm" svg:height="0.801cm" svg:x="3.4cm" svg:y="19.7cm" svg:viewBox="0 0 2402 802" draw:points="0,0 2402,0 2402,802 0,802">
          <text:p/>
        </draw:polygon>
        <draw:polygon draw:style-name="gr4" draw:text-style-name="P5" draw:layer="layout" svg:width="2.401cm" svg:height="0.801cm" svg:x="3.4cm" svg:y="19.7cm" svg:viewBox="0 0 2402 802" draw:points="0,0 2402,0 2402,802 0,802">
          <text:p/>
        </draw:polygon>
        <draw:frame draw:style-name="gr6" draw:text-style-name="P7" draw:layer="layout" svg:width="5.939cm" svg:height="0.48cm" svg:x="13.627cm" svg:y="18.83cm">
          <draw:text-box>
            <text:p text:style-name="P2"><text:span text:style-name="T3">ESCR - ELEM/JH - Inactive <text:s/>% FS - 100</text:span></text:p>
          </draw:text-box>
        </draw:frame>
        <draw:polygon draw:style-name="gr3" draw:text-style-name="P4" draw:layer="layout" svg:width="2.401cm" svg:height="0.801cm" svg:x="5.799cm" svg:y="19.7cm" svg:viewBox="0 0 2402 802" draw:points="0,0 2402,0 2402,802 0,802">
          <text:p/>
        </draw:polygon>
        <draw:polygon draw:style-name="gr4" draw:text-style-name="P5" draw:layer="layout" svg:width="2.401cm" svg:height="0.801cm" svg:x="5.799cm" svg:y="19.7cm" svg:viewBox="0 0 2402 802" draw:points="0,0 2402,0 2402,802 0,802">
          <text:p/>
        </draw:polygon>
        <draw:frame draw:style-name="gr6" draw:text-style-name="P7" draw:layer="layout" svg:width="2.038cm" svg:height="0.48cm" svg:x="1.1cm" svg:y="19.83cm">
          <draw:text-box>
            <text:p text:style-name="P2"><text:span text:style-name="T4">School Year</text:span></text:p>
          </draw:text-box>
        </draw:frame>
        <draw:polygon draw:style-name="gr3" draw:text-style-name="P4" draw:layer="layout" svg:width="2.4cm" svg:height="0.801cm" svg:x="8.199cm" svg:y="19.7cm" svg:viewBox="0 0 2401 802" draw:points="0,0 2401,0 2401,802 0,802">
          <text:p/>
        </draw:polygon>
        <draw:polygon draw:style-name="gr4" draw:text-style-name="P5" draw:layer="layout" svg:width="2.4cm" svg:height="0.801cm" svg:x="8.199cm" svg:y="19.7cm" svg:viewBox="0 0 2401 802" draw:points="0,0 2401,0 2401,802 0,802">
          <text:p/>
        </draw:polygon>
        <draw:frame draw:style-name="gr6" draw:text-style-name="P7" draw:layer="layout" svg:width="1.42cm" svg:height="0.48cm" svg:x="3.5cm" svg:y="19.83cm">
          <draw:text-box>
            <text:p text:style-name="P2"><text:span text:style-name="T4">Excused</text:span></text:p>
          </draw:text-box>
        </draw:frame>
        <draw:polygon draw:style-name="gr3" draw:text-style-name="P4" draw:layer="layout" svg:width="2.401cm" svg:height="0.801cm" svg:x="10.599cm" svg:y="19.7cm" svg:viewBox="0 0 2402 802" draw:points="0,0 2402,0 2402,802 0,802">
          <text:p/>
        </draw:polygon>
        <draw:polygon draw:style-name="gr4" draw:text-style-name="P5" draw:layer="layout" svg:width="2.401cm" svg:height="0.801cm" svg:x="10.599cm" svg:y="19.7cm" svg:viewBox="0 0 2402 802" draw:points="0,0 2402,0 2402,802 0,802">
          <text:p/>
        </draw:polygon>
        <draw:frame draw:style-name="gr6" draw:text-style-name="P7" draw:layer="layout" svg:width="1.927cm" svg:height="0.48cm" svg:x="5.9cm" svg:y="19.83cm">
          <draw:text-box>
            <text:p text:style-name="P2"><text:span text:style-name="T4">Unexcused</text:span></text:p>
          </draw:text-box>
        </draw:frame>
        <draw:polygon draw:style-name="gr3" draw:text-style-name="P4" draw:layer="layout" svg:width="2.401cm" svg:height="0.801cm" svg:x="13cm" svg:y="19.7cm" svg:viewBox="0 0 2402 802" draw:points="0,0 2402,0 2402,802 0,802">
          <text:p/>
        </draw:polygon>
        <draw:polygon draw:style-name="gr4" draw:text-style-name="P5" draw:layer="layout" svg:width="2.401cm" svg:height="0.801cm" svg:x="13cm" svg:y="19.7cm" svg:viewBox="0 0 2402 802" draw:points="0,0 2402,0 2402,802 0,802">
          <text:p/>
        </draw:polygon>
        <draw:frame draw:style-name="gr6" draw:text-style-name="P7" draw:layer="layout" svg:width="2.138cm" svg:height="0.48cm" svg:x="8.3cm" svg:y="19.83cm">
          <draw:text-box>
            <text:p text:style-name="P2"><text:span text:style-name="T4">Medical Exc.</text:span></text:p>
          </draw:text-box>
        </draw:frame>
        <draw:polygon draw:style-name="gr3" draw:text-style-name="P4" draw:layer="layout" svg:width="2.401cm" svg:height="0.801cm" svg:x="15.399cm" svg:y="19.7cm" svg:viewBox="0 0 2402 802" draw:points="0,0 2402,0 2402,802 0,802">
          <text:p/>
        </draw:polygon>
        <draw:polygon draw:style-name="gr4" draw:text-style-name="P5" draw:layer="layout" svg:width="2.401cm" svg:height="0.801cm" svg:x="15.399cm" svg:y="19.7cm" svg:viewBox="0 0 2402 802" draw:points="0,0 2402,0 2402,802 0,802">
          <text:p/>
        </draw:polygon>
        <draw:frame draw:style-name="gr6" draw:text-style-name="P7" draw:layer="layout" svg:width="1.99cm" svg:height="0.48cm" svg:x="10.7cm" svg:y="19.83cm">
          <draw:text-box>
            <text:p text:style-name="P2"><text:span text:style-name="T4">Suspension</text:span></text:p>
          </draw:text-box>
        </draw:frame>
        <draw:polygon draw:style-name="gr3" draw:text-style-name="P4" draw:layer="layout" svg:width="2.401cm" svg:height="0.801cm" svg:x="17.8cm" svg:y="19.7cm" svg:viewBox="0 0 2402 802" draw:points="0,0 2402,0 2402,802 0,802">
          <text:p/>
        </draw:polygon>
        <draw:polygon draw:style-name="gr4" draw:text-style-name="P5" draw:layer="layout" svg:width="2.401cm" svg:height="0.801cm" svg:x="17.8cm" svg:y="19.7cm" svg:viewBox="0 0 2402 802" draw:points="0,0 2402,0 2402,802 0,802">
          <text:p/>
        </draw:polygon>
        <draw:frame draw:style-name="gr6" draw:text-style-name="P7" draw:layer="layout" svg:width="2.034cm" svg:height="0.48cm" svg:x="13.1cm" svg:y="19.83cm">
          <draw:text-box>
            <text:p text:style-name="P2"><text:span text:style-name="T4">Total Hours</text:span></text:p>
          </draw:text-box>
        </draw:frame>
        <draw:polygon draw:style-name="gr4" draw:text-style-name="P5" draw:layer="layout" svg:width="2.401cm" svg:height="0.801cm" svg:x="0.999cm" svg:y="20.5cm" svg:viewBox="0 0 2402 802" draw:points="0,0 2402,0 2402,802 0,802">
          <text:p/>
        </draw:polygon>
        <draw:frame draw:style-name="gr6" draw:text-style-name="P7" draw:layer="layout" svg:width="1.766cm" svg:height="0.48cm" svg:x="15.5cm" svg:y="19.83cm">
          <draw:text-box>
            <text:p text:style-name="P2"><text:span text:style-name="T4">Attending</text:span></text:p>
          </draw:text-box>
        </draw:frame>
        <draw:polygon draw:style-name="gr4" draw:text-style-name="P5" draw:layer="layout" svg:width="2.401cm" svg:height="0.801cm" svg:x="3.4cm" svg:y="20.5cm" svg:viewBox="0 0 2402 802" draw:points="0,0 2402,0 2402,802 0,802">
          <text:p/>
        </draw:polygon>
        <draw:frame draw:style-name="gr6" draw:text-style-name="P7" draw:layer="layout" svg:width="1.724cm" svg:height="0.48cm" svg:x="17.9cm" svg:y="19.83cm">
          <draw:text-box>
            <text:p text:style-name="P2"><text:span text:style-name="T4">Total Abs.</text:span></text:p>
          </draw:text-box>
        </draw:frame>
        <draw:polygon draw:style-name="gr4" draw:text-style-name="P5" draw:layer="layout" svg:width="2.401cm" svg:height="0.801cm" svg:x="5.799cm" svg:y="20.5cm" svg:viewBox="0 0 2402 802" draw:points="0,0 2402,0 2402,802 0,802">
          <text:p/>
        </draw:polygon>
        <draw:frame draw:style-name="gr6" draw:text-style-name="P7" draw:layer="layout" svg:width="1.723cm" svg:height="0.48cm" svg:x="1.1cm" svg:y="20.63cm">
          <draw:text-box>
            <text:p text:style-name="P2"><text:span text:style-name="T3">2024-2025</text:span></text:p>
          </draw:text-box>
        </draw:frame>
        <draw:polygon draw:style-name="gr4" draw:text-style-name="P5" draw:layer="layout" svg:width="2.4cm" svg:height="0.801cm" svg:x="8.199cm" svg:y="20.5cm" svg:viewBox="0 0 2401 802" draw:points="0,0 2401,0 2401,802 0,802">
          <text:p/>
        </draw:polygon>
        <draw:frame draw:style-name="gr6" draw:text-style-name="P7" draw:layer="layout" svg:width="0.9cm" svg:height="0.48cm" svg:x="3.5cm" svg:y="20.63cm">
          <draw:text-box>
            <text:p text:style-name="P2"><text:span text:style-name="T3">50.00</text:span></text:p>
          </draw:text-box>
        </draw:frame>
        <draw:polygon draw:style-name="gr4" draw:text-style-name="P5" draw:layer="layout" svg:width="2.401cm" svg:height="0.801cm" svg:x="10.599cm" svg:y="20.5cm" svg:viewBox="0 0 2402 802" draw:points="0,0 2402,0 2402,802 0,802">
          <text:p/>
        </draw:polygon>
        <draw:frame draw:style-name="gr6" draw:text-style-name="P7" draw:layer="layout" svg:width="0.699cm" svg:height="0.48cm" svg:x="5.9cm" svg:y="20.63cm">
          <draw:text-box>
            <text:p text:style-name="P2"><text:span text:style-name="T3">5.00</text:span></text:p>
          </draw:text-box>
        </draw:frame>
        <draw:polygon draw:style-name="gr4" draw:text-style-name="P5" draw:layer="layout" svg:width="2.401cm" svg:height="0.801cm" svg:x="13cm" svg:y="20.5cm" svg:viewBox="0 0 2402 802" draw:points="0,0 2402,0 2402,802 0,802">
          <text:p/>
        </draw:polygon>
        <draw:frame draw:style-name="gr6" draw:text-style-name="P7" draw:layer="layout" svg:width="0.699cm" svg:height="0.48cm" svg:x="8.3cm" svg:y="20.63cm">
          <draw:text-box>
            <text:p text:style-name="P2"><text:span text:style-name="T3">0.00</text:span></text:p>
          </draw:text-box>
        </draw:frame>
        <draw:polygon draw:style-name="gr4" draw:text-style-name="P5" draw:layer="layout" svg:width="2.401cm" svg:height="0.801cm" svg:x="15.399cm" svg:y="20.5cm" svg:viewBox="0 0 2402 802" draw:points="0,0 2402,0 2402,802 0,802">
          <text:p/>
        </draw:polygon>
        <draw:frame draw:style-name="gr6" draw:text-style-name="P7" draw:layer="layout" svg:width="0.699cm" svg:height="0.48cm" svg:x="10.7cm" svg:y="20.63cm">
          <draw:text-box>
            <text:p text:style-name="P2"><text:span text:style-name="T3">0.00</text:span></text:p>
          </draw:text-box>
        </draw:frame>
        <draw:polygon draw:style-name="gr4" draw:text-style-name="P5" draw:layer="layout" svg:width="2.401cm" svg:height="0.801cm" svg:x="17.8cm" svg:y="20.5cm" svg:viewBox="0 0 2402 802" draw:points="0,0 2402,0 2402,802 0,802">
          <text:p/>
        </draw:polygon>
        <draw:frame draw:style-name="gr6" draw:text-style-name="P7" draw:layer="layout" svg:width="1.101cm" svg:height="0.48cm" svg:x="13.1cm" svg:y="20.63cm">
          <draw:text-box>
            <text:p text:style-name="P2"><text:span text:style-name="T3">635.00</text:span></text:p>
          </draw:text-box>
        </draw:frame>
        <draw:frame draw:style-name="gr6" draw:text-style-name="P7" draw:layer="layout" svg:width="1.101cm" svg:height="0.48cm" svg:x="15.5cm" svg:y="20.63cm">
          <draw:text-box>
            <text:p text:style-name="P2"><text:span text:style-name="T3">580.00</text:span></text:p>
          </draw:text-box>
        </draw:frame>
        <draw:frame draw:style-name="gr6" draw:text-style-name="P7" draw:layer="layout" svg:width="0.9cm" svg:height="0.48cm" svg:x="17.9cm" svg:y="20.63cm">
          <draw:text-box>
            <text:p text:style-name="P2"><text:span text:style-name="T3">55.00</text:span></text:p>
          </draw:text-box>
        </draw:frame>
        <draw:polygon draw:style-name="gr3" draw:text-style-name="P4" draw:layer="layout" svg:width="10cm" svg:height="0.802cm" svg:x="1cm" svg:y="23cm" svg:viewBox="0 0 10001 803" draw:points="0,0 10001,0 10001,803 0,803">
          <text:p/>
        </draw:polygon>
        <draw:polygon draw:style-name="gr4" draw:text-style-name="P5" draw:layer="layout" svg:width="10cm" svg:height="0.802cm" svg:x="1cm" svg:y="23cm" svg:viewBox="0 0 10001 803" draw:points="0,0 10001,0 10001,803 0,803">
          <text:p/>
        </draw:polygon>
        <draw:polygon draw:style-name="gr3" draw:text-style-name="P4" draw:layer="layout" svg:width="2.2cm" svg:height="0.802cm" svg:x="11cm" svg:y="23cm" svg:viewBox="0 0 2201 803" draw:points="0,0 2201,0 2201,803 0,803">
          <text:p/>
        </draw:polygon>
        <draw:polygon draw:style-name="gr4" draw:text-style-name="P5" draw:layer="layout" svg:width="2.2cm" svg:height="0.802cm" svg:x="11cm" svg:y="23cm" svg:viewBox="0 0 2201 803" draw:points="0,0 2201,0 2201,803 0,803">
          <text:p/>
        </draw:polygon>
        <draw:polygon draw:style-name="gr3" draw:text-style-name="P4" draw:layer="layout" svg:width="2.202cm" svg:height="0.802cm" svg:x="13.2cm" svg:y="23cm" svg:viewBox="0 0 2203 803" draw:points="0,0 2203,0 2203,803 0,803">
          <text:p/>
        </draw:polygon>
        <draw:polygon draw:style-name="gr4" draw:text-style-name="P5" draw:layer="layout" svg:width="2.202cm" svg:height="0.802cm" svg:x="13.2cm" svg:y="23cm" svg:viewBox="0 0 2203 803" draw:points="0,0 2203,0 2203,803 0,803">
          <text:p/>
        </draw:polygon>
        <draw:frame draw:style-name="gr6" draw:text-style-name="P7" draw:layer="layout" svg:width="4.447cm" svg:height="0.48cm" svg:x="1.101cm" svg:y="23.131cm">
          <draw:text-box>
            <text:p text:style-name="P2"><text:span text:style-name="T4">Benjamin Harris <text:s/>#124389</text:span></text:p>
          </draw:text-box>
        </draw:frame>
        <draw:polygon draw:style-name="gr3" draw:text-style-name="P4" draw:layer="layout" svg:width="2.202cm" svg:height="0.802cm" svg:x="15.4cm" svg:y="23cm" svg:viewBox="0 0 2203 803" draw:points="0,0 2203,0 2203,803 0,803">
          <text:p/>
        </draw:polygon>
        <draw:polygon draw:style-name="gr4" draw:text-style-name="P5" draw:layer="layout" svg:width="2.202cm" svg:height="0.802cm" svg:x="15.4cm" svg:y="23cm" svg:viewBox="0 0 2203 803" draw:points="0,0 2203,0 2203,803 0,803">
          <text:p/>
        </draw:polygon>
        <draw:frame draw:style-name="gr6" draw:text-style-name="P7" draw:layer="layout" svg:width="0.88cm" svg:height="0.48cm" svg:x="11.68cm" svg:y="23.131cm">
          <draw:text-box>
            <text:p text:style-name="P2"><text:span text:style-name="T4">Daily</text:span></text:p>
          </draw:text-box>
        </draw:frame>
        <draw:polygon draw:style-name="gr3" draw:text-style-name="P4" draw:layer="layout" svg:width="2.2cm" svg:height="0.802cm" svg:x="17.601cm" svg:y="23cm" svg:viewBox="0 0 2201 803" draw:points="0,0 2201,0 2201,803 0,803">
          <text:p/>
        </draw:polygon>
        <draw:polygon draw:style-name="gr4" draw:text-style-name="P5" draw:layer="layout" svg:width="2.2cm" svg:height="0.802cm" svg:x="17.601cm" svg:y="23cm" svg:viewBox="0 0 2201 803" draw:points="0,0 2201,0 2201,803 0,803">
          <text:p/>
        </draw:polygon>
        <draw:frame draw:style-name="gr6" draw:text-style-name="P7" draw:layer="layout" svg:width="2.139cm" svg:height="0.48cm" svg:x="13.252cm" svg:y="23.131cm">
          <draw:text-box>
            <text:p text:style-name="P2"><text:span text:style-name="T4">Consecutive</text:span></text:p>
          </draw:text-box>
        </draw:frame>
        <draw:polygon draw:style-name="gr3" draw:text-style-name="P4" draw:layer="layout" svg:width="6.301cm" svg:height="0.801cm" svg:x="1cm" svg:y="23.801cm" svg:viewBox="0 0 6302 802" draw:points="0,0 6302,0 6302,802 0,802">
          <text:p/>
        </draw:polygon>
        <draw:polygon draw:style-name="gr4" draw:text-style-name="P5" draw:layer="layout" svg:width="6.301cm" svg:height="0.801cm" svg:x="1cm" svg:y="23.801cm" svg:viewBox="0 0 6302 802" draw:points="0,0 6302,0 6302,802 0,802">
          <text:p/>
        </draw:polygon>
        <draw:frame draw:style-name="gr6" draw:text-style-name="P7" draw:layer="layout" svg:width="1.468cm" svg:height="0.48cm" svg:x="15.825cm" svg:y="23.131cm">
          <draw:text-box>
            <text:p text:style-name="P2"><text:span text:style-name="T4">Monthly</text:span></text:p>
          </draw:text-box>
        </draw:frame>
        <draw:polygon draw:style-name="gr3" draw:text-style-name="P4" draw:layer="layout" svg:width="6.402cm" svg:height="0.801cm" svg:x="7.3cm" svg:y="23.801cm" svg:viewBox="0 0 6403 802" draw:points="0,0 6403,0 6403,802 0,802">
          <text:p/>
        </draw:polygon>
        <draw:polygon draw:style-name="gr4" draw:text-style-name="P5" draw:layer="layout" svg:width="6.402cm" svg:height="0.801cm" svg:x="7.3cm" svg:y="23.801cm" svg:viewBox="0 0 6403 802" draw:points="0,0 6403,0 6403,802 0,802">
          <text:p/>
        </draw:polygon>
        <draw:frame draw:style-name="gr6" draw:text-style-name="P7" draw:layer="layout" svg:width="1.927cm" svg:height="0.48cm" svg:x="17.75cm" svg:y="23.131cm">
          <draw:text-box>
            <text:p text:style-name="P2"><text:span text:style-name="T4">Thresholds</text:span></text:p>
          </draw:text-box>
        </draw:frame>
        <draw:polygon draw:style-name="gr3" draw:text-style-name="P4" draw:layer="layout" svg:width="6.301cm" svg:height="0.801cm" svg:x="13.7cm" svg:y="23.801cm" svg:viewBox="0 0 6302 802" draw:points="0,0 6302,0 6302,802 0,802">
          <text:p/>
        </draw:polygon>
        <draw:polygon draw:style-name="gr4" draw:text-style-name="P5" draw:layer="layout" svg:width="6.301cm" svg:height="0.801cm" svg:x="13.7cm" svg:y="23.801cm" svg:viewBox="0 0 6302 802" draw:points="0,0 6302,0 6302,802 0,802">
          <text:p/>
        </draw:polygon>
        <draw:frame draw:style-name="gr6" draw:text-style-name="P7" draw:layer="layout" svg:width="1.228cm" svg:height="0.48cm" svg:x="1.101cm" svg:y="23.931cm">
          <draw:text-box>
            <text:p text:style-name="P2"><text:span text:style-name="T3">Age: 10</text:span></text:p>
          </draw:text-box>
        </draw:frame>
        <draw:polygon draw:style-name="gr3" draw:text-style-name="P4" draw:layer="layout" svg:width="6.301cm" svg:height="0.801cm" svg:x="1cm" svg:y="24.601cm" svg:viewBox="0 0 6302 802" draw:points="0,0 6302,0 6302,802 0,802">
          <text:p/>
        </draw:polygon>
        <draw:polygon draw:style-name="gr4" draw:text-style-name="P5" draw:layer="layout" svg:width="6.301cm" svg:height="0.801cm" svg:x="1cm" svg:y="24.601cm" svg:viewBox="0 0 6302 802" draw:points="0,0 6302,0 6302,802 0,802">
          <text:p/>
        </draw:polygon>
        <draw:frame draw:style-name="gr6" draw:text-style-name="P7" draw:layer="layout" svg:width="3.867cm" svg:height="0.48cm" svg:x="8.629cm" svg:y="23.931cm">
          <draw:text-box>
            <text:p text:style-name="P2"><text:span text:style-name="T3">Calendar: Elementary B</text:span></text:p>
          </draw:text-box>
        </draw:frame>
        <draw:polygon draw:style-name="gr3" draw:text-style-name="P4" draw:layer="layout" svg:width="6.402cm" svg:height="0.801cm" svg:x="7.3cm" svg:y="24.601cm" svg:viewBox="0 0 6403 802" draw:points="0,0 6403,0 6403,802 0,802">
          <text:p/>
        </draw:polygon>
        <draw:polygon draw:style-name="gr4" draw:text-style-name="P5" draw:layer="layout" svg:width="6.402cm" svg:height="0.801cm" svg:x="7.3cm" svg:y="24.601cm" svg:viewBox="0 0 6403 802" draw:points="0,0 6403,0 6403,802 0,802">
          <text:p/>
        </draw:polygon>
        <draw:frame draw:style-name="gr6" draw:text-style-name="P7" draw:layer="layout" svg:width="1.602cm" svg:height="0.48cm" svg:x="18.332cm" svg:y="23.931cm">
          <draw:text-box>
            <text:p text:style-name="P2"><text:span text:style-name="T3">Grade: 03</text:span></text:p>
          </draw:text-box>
        </draw:frame>
        <draw:polygon draw:style-name="gr3" draw:text-style-name="P4" draw:layer="layout" svg:width="6.301cm" svg:height="0.801cm" svg:x="13.7cm" svg:y="24.601cm" svg:viewBox="0 0 6302 802" draw:points="0,0 6302,0 6302,802 0,802">
          <text:p/>
        </draw:polygon>
        <draw:polygon draw:style-name="gr4" draw:text-style-name="P5" draw:layer="layout" svg:width="6.301cm" svg:height="0.801cm" svg:x="13.7cm" svg:y="24.601cm" svg:viewBox="0 0 6302 802" draw:points="0,0 6302,0 6302,802 0,802">
          <text:p/>
        </draw:polygon>
        <draw:frame draw:style-name="gr6" draw:text-style-name="P7" draw:layer="layout" svg:width="4.33cm" svg:height="0.48cm" svg:x="1.101cm" svg:y="24.731cm">
          <draw:text-box>
            <text:p text:style-name="P2"><text:span text:style-name="T3">HR Teacher: SCOTT, MS. E.</text:span></text:p>
          </draw:text-box>
        </draw:frame>
        <draw:polygon draw:style-name="gr3" draw:text-style-name="P4" draw:layer="layout" svg:width="2.401cm" svg:height="0.801cm" svg:x="1cm" svg:y="25.601cm" svg:viewBox="0 0 2402 802" draw:points="0,0 2402,0 2402,802 0,802">
          <text:p/>
        </draw:polygon>
        <draw:polygon draw:style-name="gr4" draw:text-style-name="P5" draw:layer="layout" svg:width="2.401cm" svg:height="0.801cm" svg:x="1cm" svg:y="25.601cm" svg:viewBox="0 0 2402 802" draw:points="0,0 2402,0 2402,802 0,802">
          <text:p/>
        </draw:polygon>
        <draw:frame draw:style-name="gr6" draw:text-style-name="P7" draw:layer="layout" svg:width="5.234cm" svg:height="0.48cm" svg:x="7.982cm" svg:y="24.731cm">
          <draw:text-box>
            <text:p text:style-name="P2"><text:span text:style-name="T3">5 - Resident Attending Full Time</text:span></text:p>
          </draw:text-box>
        </draw:frame>
        <draw:polygon draw:style-name="gr3" draw:text-style-name="P4" draw:layer="layout" svg:width="2.401cm" svg:height="0.801cm" svg:x="3.401cm" svg:y="25.601cm" svg:viewBox="0 0 2402 802" draw:points="0,0 2402,0 2402,802 0,802">
          <text:p/>
        </draw:polygon>
        <draw:polygon draw:style-name="gr4" draw:text-style-name="P5" draw:layer="layout" svg:width="2.401cm" svg:height="0.801cm" svg:x="3.401cm" svg:y="25.601cm" svg:viewBox="0 0 2402 802" draw:points="0,0 2402,0 2402,802 0,802">
          <text:p/>
        </draw:polygon>
        <draw:frame draw:style-name="gr6" draw:text-style-name="P7" draw:layer="layout" svg:width="4.991cm" svg:height="0.48cm" svg:x="14.569cm" svg:y="24.731cm">
          <draw:text-box>
            <text:p text:style-name="P2"><text:span text:style-name="T3">ACTIVE RES - Active <text:s/>% FS - 100</text:span></text:p>
          </draw:text-box>
        </draw:frame>
        <draw:polygon draw:style-name="gr3" draw:text-style-name="P4" draw:layer="layout" svg:width="2.401cm" svg:height="0.801cm" svg:x="5.8cm" svg:y="25.601cm" svg:viewBox="0 0 2402 802" draw:points="0,0 2402,0 2402,802 0,802">
          <text:p/>
        </draw:polygon>
        <draw:polygon draw:style-name="gr4" draw:text-style-name="P5" draw:layer="layout" svg:width="2.401cm" svg:height="0.801cm" svg:x="5.8cm" svg:y="25.601cm" svg:viewBox="0 0 2402 802" draw:points="0,0 2402,0 2402,802 0,802">
          <text:p/>
        </draw:polygon>
        <draw:frame draw:style-name="gr6" draw:text-style-name="P7" draw:layer="layout" svg:width="2.038cm" svg:height="0.48cm" svg:x="1.101cm" svg:y="25.731cm">
          <draw:text-box>
            <text:p text:style-name="P2"><text:span text:style-name="T4">School Year</text:span></text:p>
          </draw:text-box>
        </draw:frame>
        <draw:polygon draw:style-name="gr3" draw:text-style-name="P4" draw:layer="layout" svg:width="2.4cm" svg:height="0.801cm" svg:x="8.2cm" svg:y="25.601cm" svg:viewBox="0 0 2401 802" draw:points="0,0 2401,0 2401,802 0,802">
          <text:p/>
        </draw:polygon>
        <draw:polygon draw:style-name="gr4" draw:text-style-name="P5" draw:layer="layout" svg:width="2.4cm" svg:height="0.801cm" svg:x="8.2cm" svg:y="25.601cm" svg:viewBox="0 0 2401 802" draw:points="0,0 2401,0 2401,802 0,802">
          <text:p/>
        </draw:polygon>
        <draw:frame draw:style-name="gr6" draw:text-style-name="P7" draw:layer="layout" svg:width="1.42cm" svg:height="0.48cm" svg:x="3.501cm" svg:y="25.731cm">
          <draw:text-box>
            <text:p text:style-name="P2"><text:span text:style-name="T4">Excused</text:span></text:p>
          </draw:text-box>
        </draw:frame>
        <draw:polygon draw:style-name="gr3" draw:text-style-name="P4" draw:layer="layout" svg:width="2.401cm" svg:height="0.801cm" svg:x="10.6cm" svg:y="25.601cm" svg:viewBox="0 0 2402 802" draw:points="0,0 2402,0 2402,802 0,802">
          <text:p/>
        </draw:polygon>
        <draw:polygon draw:style-name="gr4" draw:text-style-name="P5" draw:layer="layout" svg:width="2.401cm" svg:height="0.801cm" svg:x="10.6cm" svg:y="25.601cm" svg:viewBox="0 0 2402 802" draw:points="0,0 2402,0 2402,802 0,802">
          <text:p/>
        </draw:polygon>
        <draw:frame draw:style-name="gr6" draw:text-style-name="P7" draw:layer="layout" svg:width="1.927cm" svg:height="0.48cm" svg:x="5.901cm" svg:y="25.731cm">
          <draw:text-box>
            <text:p text:style-name="P2"><text:span text:style-name="T4">Unexcused</text:span></text:p>
          </draw:text-box>
        </draw:frame>
        <draw:polygon draw:style-name="gr3" draw:text-style-name="P4" draw:layer="layout" svg:width="2.401cm" svg:height="0.801cm" svg:x="13.001cm" svg:y="25.601cm" svg:viewBox="0 0 2402 802" draw:points="0,0 2402,0 2402,802 0,802">
          <text:p/>
        </draw:polygon>
        <draw:polygon draw:style-name="gr4" draw:text-style-name="P5" draw:layer="layout" svg:width="2.401cm" svg:height="0.801cm" svg:x="13.001cm" svg:y="25.601cm" svg:viewBox="0 0 2402 802" draw:points="0,0 2402,0 2402,802 0,802">
          <text:p/>
        </draw:polygon>
        <draw:frame draw:style-name="gr6" draw:text-style-name="P7" draw:layer="layout" svg:width="2.138cm" svg:height="0.48cm" svg:x="8.301cm" svg:y="25.731cm">
          <draw:text-box>
            <text:p text:style-name="P2"><text:span text:style-name="T4">Medical Exc.</text:span></text:p>
          </draw:text-box>
        </draw:frame>
        <draw:polygon draw:style-name="gr3" draw:text-style-name="P4" draw:layer="layout" svg:width="2.401cm" svg:height="0.801cm" svg:x="15.4cm" svg:y="25.601cm" svg:viewBox="0 0 2402 802" draw:points="0,0 2402,0 2402,802 0,802">
          <text:p/>
        </draw:polygon>
        <draw:polygon draw:style-name="gr4" draw:text-style-name="P5" draw:layer="layout" svg:width="2.401cm" svg:height="0.801cm" svg:x="15.4cm" svg:y="25.601cm" svg:viewBox="0 0 2402 802" draw:points="0,0 2402,0 2402,802 0,802">
          <text:p/>
        </draw:polygon>
        <draw:frame draw:style-name="gr6" draw:text-style-name="P7" draw:layer="layout" svg:width="1.99cm" svg:height="0.48cm" svg:x="10.701cm" svg:y="25.731cm">
          <draw:text-box>
            <text:p text:style-name="P2"><text:span text:style-name="T4">Suspension</text:span></text:p>
          </draw:text-box>
        </draw:frame>
        <draw:polygon draw:style-name="gr3" draw:text-style-name="P4" draw:layer="layout" svg:width="2.401cm" svg:height="0.801cm" svg:x="17.801cm" svg:y="25.601cm" svg:viewBox="0 0 2402 802" draw:points="0,0 2402,0 2402,802 0,802">
          <text:p/>
        </draw:polygon>
        <draw:polygon draw:style-name="gr4" draw:text-style-name="P5" draw:layer="layout" svg:width="2.401cm" svg:height="0.801cm" svg:x="17.801cm" svg:y="25.601cm" svg:viewBox="0 0 2402 802" draw:points="0,0 2402,0 2402,802 0,802">
          <text:p/>
        </draw:polygon>
        <draw:frame draw:style-name="gr6" draw:text-style-name="P7" draw:layer="layout" svg:width="2.034cm" svg:height="0.48cm" svg:x="13.101cm" svg:y="25.731cm">
          <draw:text-box>
            <text:p text:style-name="P2"><text:span text:style-name="T4">Total Hours</text:span></text:p>
          </draw:text-box>
        </draw:frame>
        <draw:polygon draw:style-name="gr4" draw:text-style-name="P5" draw:layer="layout" svg:width="2.401cm" svg:height="0.801cm" svg:x="1cm" svg:y="26.401cm" svg:viewBox="0 0 2402 802" draw:points="0,0 2402,0 2402,802 0,802">
          <text:p/>
        </draw:polygon>
        <draw:frame draw:style-name="gr6" draw:text-style-name="P7" draw:layer="layout" svg:width="1.766cm" svg:height="0.48cm" svg:x="15.501cm" svg:y="25.731cm">
          <draw:text-box>
            <text:p text:style-name="P2"><text:span text:style-name="T4">Attending</text:span></text:p>
          </draw:text-box>
        </draw:frame>
        <draw:polygon draw:style-name="gr4" draw:text-style-name="P5" draw:layer="layout" svg:width="2.401cm" svg:height="0.801cm" svg:x="3.401cm" svg:y="26.401cm" svg:viewBox="0 0 2402 802" draw:points="0,0 2402,0 2402,802 0,802">
          <text:p/>
        </draw:polygon>
        <draw:frame draw:style-name="gr6" draw:text-style-name="P7" draw:layer="layout" svg:width="1.724cm" svg:height="0.48cm" svg:x="17.901cm" svg:y="25.731cm">
          <draw:text-box>
            <text:p text:style-name="P2"><text:span text:style-name="T4">Total Abs.</text:span></text:p>
          </draw:text-box>
        </draw:frame>
        <draw:polygon draw:style-name="gr4" draw:text-style-name="P5" draw:layer="layout" svg:width="2.401cm" svg:height="0.801cm" svg:x="5.8cm" svg:y="26.401cm" svg:viewBox="0 0 2402 802" draw:points="0,0 2402,0 2402,802 0,802">
          <text:p/>
        </draw:polygon>
        <draw:frame draw:style-name="gr6" draw:text-style-name="P7" draw:layer="layout" svg:width="1.723cm" svg:height="0.48cm" svg:x="1.101cm" svg:y="26.531cm">
          <draw:text-box>
            <text:p text:style-name="P2"><text:span text:style-name="T3">2024-2025</text:span></text:p>
          </draw:text-box>
        </draw:frame>
        <draw:polygon draw:style-name="gr4" draw:text-style-name="P5" draw:layer="layout" svg:width="2.4cm" svg:height="0.801cm" svg:x="8.2cm" svg:y="26.401cm" svg:viewBox="0 0 2401 802" draw:points="0,0 2401,0 2401,802 0,802">
          <text:p/>
        </draw:polygon>
        <draw:frame draw:style-name="gr6" draw:text-style-name="P7" draw:layer="layout" svg:width="0.9cm" svg:height="0.48cm" svg:x="3.501cm" svg:y="26.531cm">
          <draw:text-box>
            <text:p text:style-name="P2"><text:span text:style-name="T3">12.00</text:span></text:p>
          </draw:text-box>
        </draw:frame>
        <draw:polygon draw:style-name="gr4" draw:text-style-name="P5" draw:layer="layout" svg:width="2.401cm" svg:height="0.801cm" svg:x="10.6cm" svg:y="26.401cm" svg:viewBox="0 0 2402 802" draw:points="0,0 2402,0 2402,802 0,802">
          <text:p/>
        </draw:polygon>
        <draw:frame draw:style-name="gr6" draw:text-style-name="P7" draw:layer="layout" svg:width="0.9cm" svg:height="0.48cm" svg:x="5.901cm" svg:y="26.531cm">
          <draw:text-box>
            <text:p text:style-name="P2"><text:span text:style-name="T3">55.00</text:span></text:p>
          </draw:text-box>
        </draw:frame>
        <draw:polygon draw:style-name="gr4" draw:text-style-name="P5" draw:layer="layout" svg:width="2.401cm" svg:height="0.801cm" svg:x="13.001cm" svg:y="26.401cm" svg:viewBox="0 0 2402 802" draw:points="0,0 2402,0 2402,802 0,802">
          <text:p/>
        </draw:polygon>
        <draw:frame draw:style-name="gr6" draw:text-style-name="P7" draw:layer="layout" svg:width="0.699cm" svg:height="0.48cm" svg:x="8.301cm" svg:y="26.531cm">
          <draw:text-box>
            <text:p text:style-name="P2"><text:span text:style-name="T3">3.00</text:span></text:p>
          </draw:text-box>
        </draw:frame>
        <draw:polygon draw:style-name="gr4" draw:text-style-name="P5" draw:layer="layout" svg:width="2.401cm" svg:height="0.801cm" svg:x="15.4cm" svg:y="26.401cm" svg:viewBox="0 0 2402 802" draw:points="0,0 2402,0 2402,802 0,802">
          <text:p/>
        </draw:polygon>
        <draw:frame draw:style-name="gr6" draw:text-style-name="P7" draw:layer="layout" svg:width="0.699cm" svg:height="0.48cm" svg:x="10.701cm" svg:y="26.531cm">
          <draw:text-box>
            <text:p text:style-name="P2"><text:span text:style-name="T3">0.00</text:span></text:p>
          </draw:text-box>
        </draw:frame>
        <draw:polygon draw:style-name="gr4" draw:text-style-name="P5" draw:layer="layout" svg:width="2.401cm" svg:height="0.801cm" svg:x="17.801cm" svg:y="26.401cm" svg:viewBox="0 0 2402 802" draw:points="0,0 2402,0 2402,802 0,802">
          <text:p/>
        </draw:polygon>
        <draw:frame draw:style-name="gr6" draw:text-style-name="P7" draw:layer="layout" svg:width="1.101cm" svg:height="0.48cm" svg:x="13.101cm" svg:y="26.531cm">
          <draw:text-box>
            <text:p text:style-name="P2"><text:span text:style-name="T3">640.00</text:span></text:p>
          </draw:text-box>
        </draw:frame>
        <draw:polygon draw:style-name="gr3" draw:text-style-name="P4" draw:layer="layout" svg:width="10cm" svg:height="0.801cm" svg:x="1cm" svg:y="27.601cm" svg:viewBox="0 0 10001 802" draw:points="0,0 10001,0 10001,802 0,802">
          <text:p/>
        </draw:polygon>
        <draw:polygon draw:style-name="gr4" draw:text-style-name="P5" draw:layer="layout" svg:width="10cm" svg:height="0.801cm" svg:x="1cm" svg:y="27.601cm" svg:viewBox="0 0 10001 802" draw:points="0,0 10001,0 10001,802 0,802">
          <text:p/>
        </draw:polygon>
        <draw:frame draw:style-name="gr6" draw:text-style-name="P7" draw:layer="layout" svg:width="1.101cm" svg:height="0.48cm" svg:x="15.501cm" svg:y="26.531cm">
          <draw:text-box>
            <text:p text:style-name="P2"><text:span text:style-name="T3">570.00</text:span></text:p>
          </draw:text-box>
        </draw:frame>
        <draw:polygon draw:style-name="gr3" draw:text-style-name="P4" draw:layer="layout" svg:width="2.2cm" svg:height="0.801cm" svg:x="11cm" svg:y="27.601cm" svg:viewBox="0 0 2201 802" draw:points="0,0 2201,0 2201,802 0,802">
          <text:p/>
        </draw:polygon>
        <draw:polygon draw:style-name="gr4" draw:text-style-name="P5" draw:layer="layout" svg:width="2.2cm" svg:height="0.801cm" svg:x="11cm" svg:y="27.601cm" svg:viewBox="0 0 2201 802" draw:points="0,0 2201,0 2201,802 0,802">
          <text:p/>
        </draw:polygon>
        <draw:frame draw:style-name="gr6" draw:text-style-name="P7" draw:layer="layout" svg:width="0.9cm" svg:height="0.48cm" svg:x="17.901cm" svg:y="26.531cm">
          <draw:text-box>
            <text:p text:style-name="P2"><text:span text:style-name="T3">67.00</text:span></text:p>
          </draw:text-box>
        </draw:frame>
        <draw:polygon draw:style-name="gr3" draw:text-style-name="P4" draw:layer="layout" svg:width="2.202cm" svg:height="0.801cm" svg:x="13.2cm" svg:y="27.601cm" svg:viewBox="0 0 2203 802" draw:points="0,0 2203,0 2203,802 0,802">
          <text:p/>
        </draw:polygon>
        <draw:polygon draw:style-name="gr4" draw:text-style-name="P5" draw:layer="layout" svg:width="2.202cm" svg:height="0.801cm" svg:x="13.2cm" svg:y="27.601cm" svg:viewBox="0 0 2203 802" draw:points="0,0 2203,0 2203,802 0,802">
          <text:p/>
        </draw:polygon>
        <draw:frame draw:style-name="gr6" draw:text-style-name="P7" draw:layer="layout" svg:width="4.656cm" svg:height="0.48cm" svg:x="1.101cm" svg:y="27.731cm">
          <draw:text-box>
            <text:p text:style-name="P2"><text:span text:style-name="T4">Sophia Rodriguez <text:s/>#125674</text:span></text:p>
          </draw:text-box>
        </draw:frame>
        <draw:polygon draw:style-name="gr3" draw:text-style-name="P4" draw:layer="layout" svg:width="2.202cm" svg:height="0.801cm" svg:x="15.4cm" svg:y="27.601cm" svg:viewBox="0 0 2203 802" draw:points="0,0 2203,0 2203,802 0,802">
          <text:p/>
        </draw:polygon>
        <draw:polygon draw:style-name="gr4" draw:text-style-name="P5" draw:layer="layout" svg:width="2.202cm" svg:height="0.801cm" svg:x="15.4cm" svg:y="27.601cm" svg:viewBox="0 0 2203 802" draw:points="0,0 2203,0 2203,802 0,802">
          <text:p/>
        </draw:polygon>
        <draw:frame draw:style-name="gr6" draw:text-style-name="P7" draw:layer="layout" svg:width="0.88cm" svg:height="0.48cm" svg:x="11.68cm" svg:y="27.731cm">
          <draw:text-box>
            <text:p text:style-name="P2"><text:span text:style-name="T4">Daily</text:span></text:p>
          </draw:text-box>
        </draw:frame>
        <draw:polygon draw:style-name="gr3" draw:text-style-name="P4" draw:layer="layout" svg:width="2.2cm" svg:height="0.801cm" svg:x="17.601cm" svg:y="27.601cm" svg:viewBox="0 0 2201 802" draw:points="0,0 2201,0 2201,802 0,802">
          <text:p/>
        </draw:polygon>
        <draw:polygon draw:style-name="gr4" draw:text-style-name="P5" draw:layer="layout" svg:width="2.2cm" svg:height="0.801cm" svg:x="17.601cm" svg:y="27.601cm" svg:viewBox="0 0 2201 802" draw:points="0,0 2201,0 2201,802 0,802">
          <text:p/>
        </draw:polygon>
        <draw:frame draw:style-name="gr6" draw:text-style-name="P7" draw:layer="layout" svg:width="2.139cm" svg:height="0.48cm" svg:x="13.252cm" svg:y="27.731cm">
          <draw:text-box>
            <text:p text:style-name="P2"><text:span text:style-name="T4">Consecutive</text:span></text:p>
          </draw:text-box>
        </draw:frame>
        <draw:polygon draw:style-name="gr3" draw:text-style-name="P4" draw:layer="layout" svg:width="6.301cm" svg:height="0.801cm" svg:x="1cm" svg:y="28.401cm" svg:viewBox="0 0 6302 802" draw:points="0,0 6302,0 6302,802 0,802">
          <text:p/>
        </draw:polygon>
        <draw:polygon draw:style-name="gr4" draw:text-style-name="P5" draw:layer="layout" svg:width="6.301cm" svg:height="0.801cm" svg:x="1cm" svg:y="28.401cm" svg:viewBox="0 0 6302 802" draw:points="0,0 6302,0 6302,802 0,802">
          <text:p/>
        </draw:polygon>
        <draw:frame draw:style-name="gr6" draw:text-style-name="P7" draw:layer="layout" svg:width="1.468cm" svg:height="0.48cm" svg:x="15.825cm" svg:y="27.731cm">
          <draw:text-box>
            <text:p text:style-name="P2"><text:span text:style-name="T4">Monthly</text:span></text:p>
          </draw:text-box>
        </draw:frame>
        <draw:polygon draw:style-name="gr3" draw:text-style-name="P4" draw:layer="layout" svg:width="6.402cm" svg:height="0.801cm" svg:x="7.3cm" svg:y="28.401cm" svg:viewBox="0 0 6403 802" draw:points="0,0 6403,0 6403,802 0,802">
          <text:p/>
        </draw:polygon>
        <draw:polygon draw:style-name="gr4" draw:text-style-name="P5" draw:layer="layout" svg:width="6.402cm" svg:height="0.801cm" svg:x="7.3cm" svg:y="28.401cm" svg:viewBox="0 0 6403 802" draw:points="0,0 6403,0 6403,802 0,802">
          <text:p/>
        </draw:polygon>
        <draw:frame draw:style-name="gr6" draw:text-style-name="P7" draw:layer="layout" svg:width="1.927cm" svg:height="0.48cm" svg:x="17.75cm" svg:y="27.731cm">
          <draw:text-box>
            <text:p text:style-name="P2"><text:span text:style-name="T4">Thresholds</text:span></text:p>
          </draw:text-box>
        </draw:frame>
        <draw:polygon draw:style-name="gr3" draw:text-style-name="P4" draw:layer="layout" svg:width="6.301cm" svg:height="0.801cm" svg:x="13.7cm" svg:y="28.401cm" svg:viewBox="0 0 6302 802" draw:points="0,0 6302,0 6302,802 0,802">
          <text:p/>
        </draw:polygon>
        <draw:polygon draw:style-name="gr4" draw:text-style-name="P5" draw:layer="layout" svg:width="6.301cm" svg:height="0.801cm" svg:x="13.7cm" svg:y="28.401cm" svg:viewBox="0 0 6302 802" draw:points="0,0 6302,0 6302,802 0,802">
          <text:p/>
        </draw:polygon>
        <draw:frame draw:style-name="gr6" draw:text-style-name="P7" draw:layer="layout" svg:width="1.027cm" svg:height="0.48cm" svg:x="1.101cm" svg:y="28.531cm">
          <draw:text-box>
            <text:p text:style-name="P2"><text:span text:style-name="T3">Age: 9</text:span></text:p>
          </draw:text-box>
        </draw:frame>
        <draw:polygon draw:style-name="gr3" draw:text-style-name="P4" draw:layer="layout" svg:width="6.301cm" svg:height="0.801cm" svg:x="1cm" svg:y="29.201cm" svg:viewBox="0 0 6302 802" draw:points="0,0 6302,0 6302,802 0,802">
          <text:p/>
        </draw:polygon>
        <draw:polygon draw:style-name="gr4" draw:text-style-name="P5" draw:layer="layout" svg:width="6.301cm" svg:height="0.801cm" svg:x="1cm" svg:y="29.201cm" svg:viewBox="0 0 6302 802" draw:points="0,0 6302,0 6302,802 0,802">
          <text:p/>
        </draw:polygon>
        <draw:frame draw:style-name="gr6" draw:text-style-name="P7" draw:layer="layout" svg:width="3.554cm" svg:height="0.48cm" svg:x="8.756cm" svg:y="28.531cm">
          <draw:text-box>
            <text:p text:style-name="P2"><text:span text:style-name="T3">Calendar: EL - Default</text:span></text:p>
          </draw:text-box>
        </draw:frame>
        <draw:polygon draw:style-name="gr3" draw:text-style-name="P4" draw:layer="layout" svg:width="6.402cm" svg:height="0.801cm" svg:x="7.3cm" svg:y="29.201cm" svg:viewBox="0 0 6403 802" draw:points="0,0 6403,0 6403,802 0,802">
          <text:p/>
        </draw:polygon>
        <draw:polygon draw:style-name="gr4" draw:text-style-name="P5" draw:layer="layout" svg:width="6.402cm" svg:height="0.801cm" svg:x="7.3cm" svg:y="29.201cm" svg:viewBox="0 0 6403 802" draw:points="0,0 6403,0 6403,802 0,802">
          <text:p/>
        </draw:polygon>
        <draw:frame draw:style-name="gr6" draw:text-style-name="P7" draw:layer="layout" svg:width="1.602cm" svg:height="0.48cm" svg:x="18.332cm" svg:y="28.531cm">
          <draw:text-box>
            <text:p text:style-name="P2"><text:span text:style-name="T3">Grade: 02</text:span></text:p>
          </draw:text-box>
        </draw:frame>
        <draw:polygon draw:style-name="gr3" draw:text-style-name="P4" draw:layer="layout" svg:width="6.301cm" svg:height="0.801cm" svg:x="13.7cm" svg:y="29.201cm" svg:viewBox="0 0 6302 802" draw:points="0,0 6302,0 6302,802 0,802">
          <text:p/>
        </draw:polygon>
        <draw:polygon draw:style-name="gr4" draw:text-style-name="P5" draw:layer="layout" svg:width="6.301cm" svg:height="0.801cm" svg:x="13.7cm" svg:y="29.201cm" svg:viewBox="0 0 6302 802" draw:points="0,0 6302,0 6302,802 0,802">
          <text:p/>
        </draw:polygon>
        <draw:frame draw:style-name="gr6" draw:text-style-name="P7" draw:layer="layout" svg:width="4.694cm" svg:height="0.48cm" svg:x="1.101cm" svg:y="29.331cm">
          <draw:text-box>
            <text:p text:style-name="P2"><text:span text:style-name="T3">HR Teacher: PARKER, MR. W.</text:span></text:p>
          </draw:text-box>
        </draw:frame>
        <draw:frame draw:style-name="gr6" draw:text-style-name="P7" draw:layer="layout" svg:width="5.234cm" svg:height="0.48cm" svg:x="7.982cm" svg:y="29.331cm">
          <draw:text-box>
            <text:p text:style-name="P2"><text:span text:style-name="T3">5 - Resident Attending Full Time</text:span></text:p>
          </draw:text-box>
        </draw:frame>
        <draw:frame draw:style-name="gr6" draw:text-style-name="P7" draw:layer="layout" svg:width="5.939cm" svg:height="0.48cm" svg:x="13.628cm" svg:y="29.331cm">
          <draw:text-box>
            <text:p text:style-name="P2"><text:span text:style-name="T3">ESCR - ELEM/JH - Inactive <text:s/>% FS - 100</text:span></text:p>
          </draw:text-box>
        </draw:frame>
        <draw:polygon draw:style-name="gr4" draw:text-style-name="P5" draw:layer="layout" svg:width="2.401cm" svg:height="0.801cm" svg:x="1.001cm" svg:y="-0.4cm" svg:viewBox="0 0 2402 802" draw:points="0,0 2402,0 2402,802 0,802">
          <text:p/>
        </draw:polygon>
        <draw:polygon draw:style-name="gr4" draw:text-style-name="P5" draw:layer="layout" svg:width="2.401cm" svg:height="0.801cm" svg:x="3.402cm" svg:y="-0.4cm" svg:viewBox="0 0 2402 802" draw:points="0,0 2402,0 2402,802 0,802">
          <text:p/>
        </draw:polygon>
        <draw:polygon draw:style-name="gr4" draw:text-style-name="P5" draw:layer="layout" svg:width="2.401cm" svg:height="0.801cm" svg:x="5.801cm" svg:y="-0.4cm" svg:viewBox="0 0 2402 802" draw:points="0,0 2402,0 2402,802 0,802">
          <text:p/>
        </draw:polygon>
        <draw:frame draw:style-name="gr6" draw:text-style-name="P7" draw:layer="layout" svg:width="1.723cm" svg:height="0.48cm" svg:x="1.102cm" svg:y="-0.27cm">
          <draw:text-box>
            <text:p text:style-name="P2"><text:span text:style-name="T3">2024-2025</text:span></text:p>
          </draw:text-box>
        </draw:frame>
        <draw:polygon draw:style-name="gr4" draw:text-style-name="P5" draw:layer="layout" svg:width="2.4cm" svg:height="0.801cm" svg:x="8.201cm" svg:y="-0.4cm" svg:viewBox="0 0 2401 802" draw:points="0,0 2401,0 2401,802 0,802">
          <text:p/>
        </draw:polygon>
        <draw:frame draw:style-name="gr6" draw:text-style-name="P7" draw:layer="layout" svg:width="0.9cm" svg:height="0.48cm" svg:x="3.502cm" svg:y="-0.27cm">
          <draw:text-box>
            <text:p text:style-name="P2"><text:span text:style-name="T3">18.00</text:span></text:p>
          </draw:text-box>
        </draw:frame>
        <draw:polygon draw:style-name="gr4" draw:text-style-name="P5" draw:layer="layout" svg:width="2.401cm" svg:height="0.801cm" svg:x="10.601cm" svg:y="-0.4cm" svg:viewBox="0 0 2402 802" draw:points="0,0 2402,0 2402,802 0,802">
          <text:p/>
        </draw:polygon>
        <draw:frame draw:style-name="gr6" draw:text-style-name="P7" draw:layer="layout" svg:width="0.9cm" svg:height="0.48cm" svg:x="5.902cm" svg:y="-0.27cm">
          <draw:text-box>
            <text:p text:style-name="P2"><text:span text:style-name="T3">42.00</text:span></text:p>
          </draw:text-box>
        </draw:frame>
        <draw:polygon draw:style-name="gr4" draw:text-style-name="P5" draw:layer="layout" svg:width="2.401cm" svg:height="0.801cm" svg:x="13.002cm" svg:y="-0.4cm" svg:viewBox="0 0 2402 802" draw:points="0,0 2402,0 2402,802 0,802">
          <text:p/>
        </draw:polygon>
        <draw:frame draw:style-name="gr6" draw:text-style-name="P7" draw:layer="layout" svg:width="0.699cm" svg:height="0.48cm" svg:x="8.302cm" svg:y="-0.27cm">
          <draw:text-box>
            <text:p text:style-name="P2"><text:span text:style-name="T3">4.00</text:span></text:p>
          </draw:text-box>
        </draw:frame>
        <draw:polygon draw:style-name="gr4" draw:text-style-name="P5" draw:layer="layout" svg:width="2.401cm" svg:height="0.801cm" svg:x="15.401cm" svg:y="-0.4cm" svg:viewBox="0 0 2402 802" draw:points="0,0 2402,0 2402,802 0,802">
          <text:p/>
        </draw:polygon>
        <draw:frame draw:style-name="gr6" draw:text-style-name="P7" draw:layer="layout" svg:width="0.699cm" svg:height="0.48cm" svg:x="10.702cm" svg:y="-0.27cm">
          <draw:text-box>
            <text:p text:style-name="P2"><text:span text:style-name="T3">0.00</text:span></text:p>
          </draw:text-box>
        </draw:frame>
        <draw:polygon draw:style-name="gr4" draw:text-style-name="P5" draw:layer="layout" svg:width="2.401cm" svg:height="0.801cm" svg:x="17.802cm" svg:y="-0.4cm" svg:viewBox="0 0 2402 802" draw:points="0,0 2402,0 2402,802 0,802">
          <text:p/>
        </draw:polygon>
        <draw:frame draw:style-name="gr6" draw:text-style-name="P7" draw:layer="layout" svg:width="1.101cm" svg:height="0.48cm" svg:x="13.102cm" svg:y="-0.27cm">
          <draw:text-box>
            <text:p text:style-name="P2"><text:span text:style-name="T3">625.00</text:span></text:p>
          </draw:text-box>
        </draw:frame>
        <draw:frame draw:style-name="gr6" draw:text-style-name="P7" draw:layer="layout" svg:width="1.101cm" svg:height="0.48cm" svg:x="15.502cm" svg:y="-0.27cm">
          <draw:text-box>
            <text:p text:style-name="P2"><text:span text:style-name="T3">570.00</text:span></text:p>
          </draw:text-box>
        </draw:frame>
        <draw:frame draw:style-name="gr6" draw:text-style-name="P7" draw:layer="layout" svg:width="0.9cm" svg:height="0.48cm" svg:x="17.902cm" svg:y="-0.27cm">
          <draw:text-box>
            <text:p text:style-name="P2"><text:span text:style-name="T3">60.00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0.998cm" svg:height="29.699cm" svg:x="0cm" svg:y="0cm" svg:viewBox="0 0 20999 29700" draw:points="0,0 20999,0 20999,29700 0,29700">
          <text:p/>
        </draw:polygon>
        <draw:frame draw:style-name="gr2" draw:text-style-name="P3" draw:layer="layout" svg:width="10.636cm" svg:height="0.674cm" svg:x="5.368cm" svg:y="2.32cm">
          <draw:text-box>
            <text:p text:style-name="P2"><text:span text:style-name="T1">Yearly Absence Summary 40 or More Hours</text:span></text:p>
          </draw:text-box>
        </draw:frame>
        <draw:polygon draw:style-name="gr3" draw:text-style-name="P4" draw:layer="layout" svg:width="10cm" svg:height="0.801cm" svg:x="0.999cm" svg:y="4.5cm" svg:viewBox="0 0 10001 802" draw:points="0,0 10001,0 10001,802 0,802">
          <text:p/>
        </draw:polygon>
        <draw:polygon draw:style-name="gr4" draw:text-style-name="P5" draw:layer="layout" svg:width="10cm" svg:height="0.801cm" svg:x="0.999cm" svg:y="4.5cm" svg:viewBox="0 0 10001 802" draw:points="0,0 10001,0 10001,802 0,802">
          <text:p/>
        </draw:polygon>
        <draw:frame draw:style-name="gr5" draw:text-style-name="P6" draw:layer="layout" svg:width="4.693cm" svg:height="0.577cm" svg:x="1.1cm" svg:y="3.776cm">
          <draw:text-box>
            <text:p text:style-name="P2"><text:span text:style-name="T2">URBANA ELEMENTARY</text:span></text:p>
          </draw:text-box>
        </draw:frame>
        <draw:polygon draw:style-name="gr3" draw:text-style-name="P4" draw:layer="layout" svg:width="2.2cm" svg:height="0.801cm" svg:x="10.999cm" svg:y="4.5cm" svg:viewBox="0 0 2201 802" draw:points="0,0 2201,0 2201,802 0,802">
          <text:p/>
        </draw:polygon>
        <draw:polygon draw:style-name="gr4" draw:text-style-name="P5" draw:layer="layout" svg:width="2.2cm" svg:height="0.801cm" svg:x="10.999cm" svg:y="4.5cm" svg:viewBox="0 0 2201 802" draw:points="0,0 2201,0 2201,802 0,802">
          <text:p/>
        </draw:polygon>
        <draw:frame draw:style-name="gr6" draw:text-style-name="P7" draw:layer="layout" svg:width="1.723cm" svg:height="0.48cm" svg:x="18.214cm" svg:y="3.83cm">
          <draw:text-box>
            <text:p text:style-name="P2"><text:span text:style-name="T3">2024-2025</text:span></text:p>
          </draw:text-box>
        </draw:frame>
        <draw:polygon draw:style-name="gr3" draw:text-style-name="P4" draw:layer="layout" svg:width="2.202cm" svg:height="0.801cm" svg:x="13.199cm" svg:y="4.5cm" svg:viewBox="0 0 2203 802" draw:points="0,0 2203,0 2203,802 0,802">
          <text:p/>
        </draw:polygon>
        <draw:polygon draw:style-name="gr4" draw:text-style-name="P5" draw:layer="layout" svg:width="2.202cm" svg:height="0.801cm" svg:x="13.199cm" svg:y="4.5cm" svg:viewBox="0 0 2203 802" draw:points="0,0 2203,0 2203,802 0,802">
          <text:p/>
        </draw:polygon>
        <draw:frame draw:style-name="gr6" draw:text-style-name="P7" draw:layer="layout" svg:width="4.407cm" svg:height="0.48cm" svg:x="1.1cm" svg:y="4.63cm">
          <draw:text-box>
            <text:p text:style-name="P2"><text:span text:style-name="T4">Christopher Lee <text:s/>#122965</text:span></text:p>
          </draw:text-box>
        </draw:frame>
        <draw:polygon draw:style-name="gr3" draw:text-style-name="P4" draw:layer="layout" svg:width="2.202cm" svg:height="0.801cm" svg:x="15.399cm" svg:y="4.5cm" svg:viewBox="0 0 2203 802" draw:points="0,0 2203,0 2203,802 0,802">
          <text:p/>
        </draw:polygon>
        <draw:polygon draw:style-name="gr4" draw:text-style-name="P5" draw:layer="layout" svg:width="2.202cm" svg:height="0.801cm" svg:x="15.399cm" svg:y="4.5cm" svg:viewBox="0 0 2203 802" draw:points="0,0 2203,0 2203,802 0,802">
          <text:p/>
        </draw:polygon>
        <draw:frame draw:style-name="gr6" draw:text-style-name="P7" draw:layer="layout" svg:width="0.88cm" svg:height="0.48cm" svg:x="11.679cm" svg:y="4.63cm">
          <draw:text-box>
            <text:p text:style-name="P2"><text:span text:style-name="T4">Daily</text:span></text:p>
          </draw:text-box>
        </draw:frame>
        <draw:polygon draw:style-name="gr3" draw:text-style-name="P4" draw:layer="layout" svg:width="2.2cm" svg:height="0.801cm" svg:x="17.6cm" svg:y="4.5cm" svg:viewBox="0 0 2201 802" draw:points="0,0 2201,0 2201,802 0,802">
          <text:p/>
        </draw:polygon>
        <draw:polygon draw:style-name="gr4" draw:text-style-name="P5" draw:layer="layout" svg:width="2.2cm" svg:height="0.801cm" svg:x="17.6cm" svg:y="4.5cm" svg:viewBox="0 0 2201 802" draw:points="0,0 2201,0 2201,802 0,802">
          <text:p/>
        </draw:polygon>
        <draw:frame draw:style-name="gr6" draw:text-style-name="P7" draw:layer="layout" svg:width="2.139cm" svg:height="0.48cm" svg:x="13.251cm" svg:y="4.63cm">
          <draw:text-box>
            <text:p text:style-name="P2"><text:span text:style-name="T4">Consecutive</text:span></text:p>
          </draw:text-box>
        </draw:frame>
        <draw:polygon draw:style-name="gr3" draw:text-style-name="P4" draw:layer="layout" svg:width="6.301cm" svg:height="0.802cm" svg:x="0.999cm" svg:y="5.299cm" svg:viewBox="0 0 6302 803" draw:points="0,0 6302,0 6302,803 0,803">
          <text:p/>
        </draw:polygon>
        <draw:polygon draw:style-name="gr4" draw:text-style-name="P5" draw:layer="layout" svg:width="6.301cm" svg:height="0.802cm" svg:x="0.999cm" svg:y="5.299cm" svg:viewBox="0 0 6302 803" draw:points="0,0 6302,0 6302,803 0,803">
          <text:p/>
        </draw:polygon>
        <draw:frame draw:style-name="gr6" draw:text-style-name="P7" draw:layer="layout" svg:width="1.468cm" svg:height="0.48cm" svg:x="15.824cm" svg:y="4.63cm">
          <draw:text-box>
            <text:p text:style-name="P2"><text:span text:style-name="T4">Monthly</text:span></text:p>
          </draw:text-box>
        </draw:frame>
        <draw:polygon draw:style-name="gr3" draw:text-style-name="P4" draw:layer="layout" svg:width="6.402cm" svg:height="0.802cm" svg:x="7.299cm" svg:y="5.299cm" svg:viewBox="0 0 6403 803" draw:points="0,0 6403,0 6403,803 0,803">
          <text:p/>
        </draw:polygon>
        <draw:polygon draw:style-name="gr4" draw:text-style-name="P5" draw:layer="layout" svg:width="6.402cm" svg:height="0.802cm" svg:x="7.299cm" svg:y="5.299cm" svg:viewBox="0 0 6403 803" draw:points="0,0 6403,0 6403,803 0,803">
          <text:p/>
        </draw:polygon>
        <draw:frame draw:style-name="gr6" draw:text-style-name="P7" draw:layer="layout" svg:width="1.927cm" svg:height="0.48cm" svg:x="17.749cm" svg:y="4.63cm">
          <draw:text-box>
            <text:p text:style-name="P2"><text:span text:style-name="T4">Thresholds</text:span></text:p>
          </draw:text-box>
        </draw:frame>
        <draw:polygon draw:style-name="gr3" draw:text-style-name="P4" draw:layer="layout" svg:width="6.301cm" svg:height="0.802cm" svg:x="13.699cm" svg:y="5.299cm" svg:viewBox="0 0 6302 803" draw:points="0,0 6302,0 6302,803 0,803">
          <text:p/>
        </draw:polygon>
        <draw:polygon draw:style-name="gr4" draw:text-style-name="P5" draw:layer="layout" svg:width="6.301cm" svg:height="0.802cm" svg:x="13.699cm" svg:y="5.299cm" svg:viewBox="0 0 6302 803" draw:points="0,0 6302,0 6302,803 0,803">
          <text:p/>
        </draw:polygon>
        <draw:frame draw:style-name="gr6" draw:text-style-name="P7" draw:layer="layout" svg:width="1.027cm" svg:height="0.48cm" svg:x="1.1cm" svg:y="5.43cm">
          <draw:text-box>
            <text:p text:style-name="P2"><text:span text:style-name="T3">Age: 7</text:span></text:p>
          </draw:text-box>
        </draw:frame>
        <draw:polygon draw:style-name="gr3" draw:text-style-name="P4" draw:layer="layout" svg:width="6.301cm" svg:height="0.801cm" svg:x="0.999cm" svg:y="6.1cm" svg:viewBox="0 0 6302 802" draw:points="0,0 6302,0 6302,802 0,802">
          <text:p/>
        </draw:polygon>
        <draw:polygon draw:style-name="gr4" draw:text-style-name="P5" draw:layer="layout" svg:width="6.301cm" svg:height="0.801cm" svg:x="0.999cm" svg:y="6.1cm" svg:viewBox="0 0 6302 802" draw:points="0,0 6302,0 6302,802 0,802">
          <text:p/>
        </draw:polygon>
        <draw:frame draw:style-name="gr6" draw:text-style-name="P7" draw:layer="layout" svg:width="3.863cm" svg:height="0.48cm" svg:x="8.628cm" svg:y="5.43cm">
          <draw:text-box>
            <text:p text:style-name="P2"><text:span text:style-name="T3">Calendar: Elementary A</text:span></text:p>
          </draw:text-box>
        </draw:frame>
        <draw:polygon draw:style-name="gr3" draw:text-style-name="P4" draw:layer="layout" svg:width="6.402cm" svg:height="0.801cm" svg:x="7.299cm" svg:y="6.1cm" svg:viewBox="0 0 6403 802" draw:points="0,0 6403,0 6403,802 0,802">
          <text:p/>
        </draw:polygon>
        <draw:polygon draw:style-name="gr4" draw:text-style-name="P5" draw:layer="layout" svg:width="6.402cm" svg:height="0.801cm" svg:x="7.299cm" svg:y="6.1cm" svg:viewBox="0 0 6403 802" draw:points="0,0 6403,0 6403,802 0,802">
          <text:p/>
        </draw:polygon>
        <draw:frame draw:style-name="gr6" draw:text-style-name="P7" draw:layer="layout" svg:width="1.602cm" svg:height="0.48cm" svg:x="18.331cm" svg:y="5.43cm">
          <draw:text-box>
            <text:p text:style-name="P2"><text:span text:style-name="T3">Grade: 01</text:span></text:p>
          </draw:text-box>
        </draw:frame>
        <draw:polygon draw:style-name="gr3" draw:text-style-name="P4" draw:layer="layout" svg:width="6.301cm" svg:height="0.801cm" svg:x="13.699cm" svg:y="6.1cm" svg:viewBox="0 0 6302 802" draw:points="0,0 6302,0 6302,802 0,802">
          <text:p/>
        </draw:polygon>
        <draw:polygon draw:style-name="gr4" draw:text-style-name="P5" draw:layer="layout" svg:width="6.301cm" svg:height="0.801cm" svg:x="13.699cm" svg:y="6.1cm" svg:viewBox="0 0 6302 802" draw:points="0,0 6302,0 6302,802 0,802">
          <text:p/>
        </draw:polygon>
        <draw:frame draw:style-name="gr6" draw:text-style-name="P7" draw:layer="layout" svg:width="4.533cm" svg:height="0.48cm" svg:x="1.1cm" svg:y="6.23cm">
          <draw:text-box>
            <text:p text:style-name="P2"><text:span text:style-name="T3">HR Teacher: CLARK, MRS. S.</text:span></text:p>
          </draw:text-box>
        </draw:frame>
        <draw:polygon draw:style-name="gr3" draw:text-style-name="P4" draw:layer="layout" svg:width="2.401cm" svg:height="0.801cm" svg:x="0.999cm" svg:y="7.1cm" svg:viewBox="0 0 2402 802" draw:points="0,0 2402,0 2402,802 0,802">
          <text:p/>
        </draw:polygon>
        <draw:polygon draw:style-name="gr4" draw:text-style-name="P5" draw:layer="layout" svg:width="2.401cm" svg:height="0.801cm" svg:x="0.999cm" svg:y="7.1cm" svg:viewBox="0 0 2402 802" draw:points="0,0 2402,0 2402,802 0,802">
          <text:p/>
        </draw:polygon>
        <draw:frame draw:style-name="gr6" draw:text-style-name="P7" draw:layer="layout" svg:width="5.234cm" svg:height="0.48cm" svg:x="7.981cm" svg:y="6.23cm">
          <draw:text-box>
            <text:p text:style-name="P2"><text:span text:style-name="T3">5 - Resident Attending Full Time</text:span></text:p>
          </draw:text-box>
        </draw:frame>
        <draw:polygon draw:style-name="gr3" draw:text-style-name="P4" draw:layer="layout" svg:width="2.401cm" svg:height="0.801cm" svg:x="3.4cm" svg:y="7.1cm" svg:viewBox="0 0 2402 802" draw:points="0,0 2402,0 2402,802 0,802">
          <text:p/>
        </draw:polygon>
        <draw:polygon draw:style-name="gr4" draw:text-style-name="P5" draw:layer="layout" svg:width="2.401cm" svg:height="0.801cm" svg:x="3.4cm" svg:y="7.1cm" svg:viewBox="0 0 2402 802" draw:points="0,0 2402,0 2402,802 0,802">
          <text:p/>
        </draw:polygon>
        <draw:frame draw:style-name="gr6" draw:text-style-name="P7" draw:layer="layout" svg:width="4.991cm" svg:height="0.48cm" svg:x="14.568cm" svg:y="6.23cm">
          <draw:text-box>
            <text:p text:style-name="P2"><text:span text:style-name="T3">ACTIVE RES - Active <text:s/>% FS - 100</text:span></text:p>
          </draw:text-box>
        </draw:frame>
        <draw:polygon draw:style-name="gr3" draw:text-style-name="P4" draw:layer="layout" svg:width="2.401cm" svg:height="0.801cm" svg:x="5.799cm" svg:y="7.1cm" svg:viewBox="0 0 2402 802" draw:points="0,0 2402,0 2402,802 0,802">
          <text:p/>
        </draw:polygon>
        <draw:polygon draw:style-name="gr4" draw:text-style-name="P5" draw:layer="layout" svg:width="2.401cm" svg:height="0.801cm" svg:x="5.799cm" svg:y="7.1cm" svg:viewBox="0 0 2402 802" draw:points="0,0 2402,0 2402,802 0,802">
          <text:p/>
        </draw:polygon>
        <draw:frame draw:style-name="gr6" draw:text-style-name="P7" draw:layer="layout" svg:width="2.038cm" svg:height="0.48cm" svg:x="1.1cm" svg:y="7.23cm">
          <draw:text-box>
            <text:p text:style-name="P2"><text:span text:style-name="T4">School Year</text:span></text:p>
          </draw:text-box>
        </draw:frame>
        <draw:polygon draw:style-name="gr3" draw:text-style-name="P4" draw:layer="layout" svg:width="2.4cm" svg:height="0.801cm" svg:x="8.199cm" svg:y="7.1cm" svg:viewBox="0 0 2401 802" draw:points="0,0 2401,0 2401,802 0,802">
          <text:p/>
        </draw:polygon>
        <draw:polygon draw:style-name="gr4" draw:text-style-name="P5" draw:layer="layout" svg:width="2.4cm" svg:height="0.801cm" svg:x="8.199cm" svg:y="7.1cm" svg:viewBox="0 0 2401 802" draw:points="0,0 2401,0 2401,802 0,802">
          <text:p/>
        </draw:polygon>
        <draw:frame draw:style-name="gr6" draw:text-style-name="P7" draw:layer="layout" svg:width="1.42cm" svg:height="0.48cm" svg:x="3.5cm" svg:y="7.23cm">
          <draw:text-box>
            <text:p text:style-name="P2"><text:span text:style-name="T4">Excused</text:span></text:p>
          </draw:text-box>
        </draw:frame>
        <draw:polygon draw:style-name="gr3" draw:text-style-name="P4" draw:layer="layout" svg:width="2.401cm" svg:height="0.801cm" svg:x="10.599cm" svg:y="7.1cm" svg:viewBox="0 0 2402 802" draw:points="0,0 2402,0 2402,802 0,802">
          <text:p/>
        </draw:polygon>
        <draw:polygon draw:style-name="gr4" draw:text-style-name="P5" draw:layer="layout" svg:width="2.401cm" svg:height="0.801cm" svg:x="10.599cm" svg:y="7.1cm" svg:viewBox="0 0 2402 802" draw:points="0,0 2402,0 2402,802 0,802">
          <text:p/>
        </draw:polygon>
        <draw:frame draw:style-name="gr6" draw:text-style-name="P7" draw:layer="layout" svg:width="1.927cm" svg:height="0.48cm" svg:x="5.9cm" svg:y="7.23cm">
          <draw:text-box>
            <text:p text:style-name="P2"><text:span text:style-name="T4">Unexcused</text:span></text:p>
          </draw:text-box>
        </draw:frame>
        <draw:polygon draw:style-name="gr3" draw:text-style-name="P4" draw:layer="layout" svg:width="2.401cm" svg:height="0.801cm" svg:x="13cm" svg:y="7.1cm" svg:viewBox="0 0 2402 802" draw:points="0,0 2402,0 2402,802 0,802">
          <text:p/>
        </draw:polygon>
        <draw:polygon draw:style-name="gr4" draw:text-style-name="P5" draw:layer="layout" svg:width="2.401cm" svg:height="0.801cm" svg:x="13cm" svg:y="7.1cm" svg:viewBox="0 0 2402 802" draw:points="0,0 2402,0 2402,802 0,802">
          <text:p/>
        </draw:polygon>
        <draw:frame draw:style-name="gr6" draw:text-style-name="P7" draw:layer="layout" svg:width="2.138cm" svg:height="0.48cm" svg:x="8.3cm" svg:y="7.23cm">
          <draw:text-box>
            <text:p text:style-name="P2"><text:span text:style-name="T4">Medical Exc.</text:span></text:p>
          </draw:text-box>
        </draw:frame>
        <draw:polygon draw:style-name="gr3" draw:text-style-name="P4" draw:layer="layout" svg:width="2.401cm" svg:height="0.801cm" svg:x="15.399cm" svg:y="7.1cm" svg:viewBox="0 0 2402 802" draw:points="0,0 2402,0 2402,802 0,802">
          <text:p/>
        </draw:polygon>
        <draw:polygon draw:style-name="gr4" draw:text-style-name="P5" draw:layer="layout" svg:width="2.401cm" svg:height="0.801cm" svg:x="15.399cm" svg:y="7.1cm" svg:viewBox="0 0 2402 802" draw:points="0,0 2402,0 2402,802 0,802">
          <text:p/>
        </draw:polygon>
        <draw:frame draw:style-name="gr6" draw:text-style-name="P7" draw:layer="layout" svg:width="1.99cm" svg:height="0.48cm" svg:x="10.7cm" svg:y="7.23cm">
          <draw:text-box>
            <text:p text:style-name="P2"><text:span text:style-name="T4">Suspension</text:span></text:p>
          </draw:text-box>
        </draw:frame>
        <draw:polygon draw:style-name="gr3" draw:text-style-name="P4" draw:layer="layout" svg:width="2.401cm" svg:height="0.801cm" svg:x="17.8cm" svg:y="7.1cm" svg:viewBox="0 0 2402 802" draw:points="0,0 2402,0 2402,802 0,802">
          <text:p/>
        </draw:polygon>
        <draw:polygon draw:style-name="gr4" draw:text-style-name="P5" draw:layer="layout" svg:width="2.401cm" svg:height="0.801cm" svg:x="17.8cm" svg:y="7.1cm" svg:viewBox="0 0 2402 802" draw:points="0,0 2402,0 2402,802 0,802">
          <text:p/>
        </draw:polygon>
        <draw:frame draw:style-name="gr6" draw:text-style-name="P7" draw:layer="layout" svg:width="2.034cm" svg:height="0.48cm" svg:x="13.1cm" svg:y="7.23cm">
          <draw:text-box>
            <text:p text:style-name="P2"><text:span text:style-name="T4">Total Hours</text:span></text:p>
          </draw:text-box>
        </draw:frame>
        <draw:polygon draw:style-name="gr4" draw:text-style-name="P5" draw:layer="layout" svg:width="2.401cm" svg:height="0.802cm" svg:x="0.999cm" svg:y="7.899cm" svg:viewBox="0 0 2402 803" draw:points="0,0 2402,0 2402,803 0,803">
          <text:p/>
        </draw:polygon>
        <draw:frame draw:style-name="gr6" draw:text-style-name="P7" draw:layer="layout" svg:width="1.766cm" svg:height="0.48cm" svg:x="15.5cm" svg:y="7.23cm">
          <draw:text-box>
            <text:p text:style-name="P2"><text:span text:style-name="T4">Attending</text:span></text:p>
          </draw:text-box>
        </draw:frame>
        <draw:polygon draw:style-name="gr4" draw:text-style-name="P5" draw:layer="layout" svg:width="2.401cm" svg:height="0.802cm" svg:x="3.4cm" svg:y="7.899cm" svg:viewBox="0 0 2402 803" draw:points="0,0 2402,0 2402,803 0,803">
          <text:p/>
        </draw:polygon>
        <draw:frame draw:style-name="gr6" draw:text-style-name="P7" draw:layer="layout" svg:width="1.724cm" svg:height="0.48cm" svg:x="17.9cm" svg:y="7.23cm">
          <draw:text-box>
            <text:p text:style-name="P2"><text:span text:style-name="T4">Total Abs.</text:span></text:p>
          </draw:text-box>
        </draw:frame>
        <draw:polygon draw:style-name="gr4" draw:text-style-name="P5" draw:layer="layout" svg:width="2.401cm" svg:height="0.802cm" svg:x="5.799cm" svg:y="7.899cm" svg:viewBox="0 0 2402 803" draw:points="0,0 2402,0 2402,803 0,803">
          <text:p/>
        </draw:polygon>
        <draw:frame draw:style-name="gr6" draw:text-style-name="P7" draw:layer="layout" svg:width="1.723cm" svg:height="0.48cm" svg:x="1.1cm" svg:y="8.03cm">
          <draw:text-box>
            <text:p text:style-name="P2"><text:span text:style-name="T3">2024-2025</text:span></text:p>
          </draw:text-box>
        </draw:frame>
        <draw:polygon draw:style-name="gr4" draw:text-style-name="P5" draw:layer="layout" svg:width="2.4cm" svg:height="0.802cm" svg:x="8.199cm" svg:y="7.899cm" svg:viewBox="0 0 2401 803" draw:points="0,0 2401,0 2401,803 0,803">
          <text:p/>
        </draw:polygon>
        <draw:frame draw:style-name="gr6" draw:text-style-name="P7" draw:layer="layout" svg:width="0.9cm" svg:height="0.48cm" svg:x="3.5cm" svg:y="8.03cm">
          <draw:text-box>
            <text:p text:style-name="P2"><text:span text:style-name="T3">25.00</text:span></text:p>
          </draw:text-box>
        </draw:frame>
        <draw:polygon draw:style-name="gr4" draw:text-style-name="P5" draw:layer="layout" svg:width="2.401cm" svg:height="0.802cm" svg:x="10.599cm" svg:y="7.899cm" svg:viewBox="0 0 2402 803" draw:points="0,0 2402,0 2402,803 0,803">
          <text:p/>
        </draw:polygon>
        <draw:frame draw:style-name="gr6" draw:text-style-name="P7" draw:layer="layout" svg:width="0.9cm" svg:height="0.48cm" svg:x="5.9cm" svg:y="8.03cm">
          <draw:text-box>
            <text:p text:style-name="P2"><text:span text:style-name="T3">15.00</text:span></text:p>
          </draw:text-box>
        </draw:frame>
        <draw:polygon draw:style-name="gr4" draw:text-style-name="P5" draw:layer="layout" svg:width="2.401cm" svg:height="0.802cm" svg:x="13cm" svg:y="7.899cm" svg:viewBox="0 0 2402 803" draw:points="0,0 2402,0 2402,803 0,803">
          <text:p/>
        </draw:polygon>
        <draw:frame draw:style-name="gr6" draw:text-style-name="P7" draw:layer="layout" svg:width="0.699cm" svg:height="0.48cm" svg:x="8.3cm" svg:y="8.03cm">
          <draw:text-box>
            <text:p text:style-name="P2"><text:span text:style-name="T3">8.00</text:span></text:p>
          </draw:text-box>
        </draw:frame>
        <draw:polygon draw:style-name="gr4" draw:text-style-name="P5" draw:layer="layout" svg:width="2.401cm" svg:height="0.802cm" svg:x="15.399cm" svg:y="7.899cm" svg:viewBox="0 0 2402 803" draw:points="0,0 2402,0 2402,803 0,803">
          <text:p/>
        </draw:polygon>
        <draw:frame draw:style-name="gr6" draw:text-style-name="P7" draw:layer="layout" svg:width="0.699cm" svg:height="0.48cm" svg:x="10.7cm" svg:y="8.03cm">
          <draw:text-box>
            <text:p text:style-name="P2"><text:span text:style-name="T3">0.00</text:span></text:p>
          </draw:text-box>
        </draw:frame>
        <draw:polygon draw:style-name="gr4" draw:text-style-name="P5" draw:layer="layout" svg:width="2.401cm" svg:height="0.802cm" svg:x="17.8cm" svg:y="7.899cm" svg:viewBox="0 0 2402 803" draw:points="0,0 2402,0 2402,803 0,803">
          <text:p/>
        </draw:polygon>
        <draw:frame draw:style-name="gr6" draw:text-style-name="P7" draw:layer="layout" svg:width="1.101cm" svg:height="0.48cm" svg:x="13.1cm" svg:y="8.03cm">
          <draw:text-box>
            <text:p text:style-name="P2"><text:span text:style-name="T3">610.00</text:span></text:p>
          </draw:text-box>
        </draw:frame>
        <draw:frame draw:style-name="gr6" draw:text-style-name="P7" draw:layer="layout" svg:width="1.101cm" svg:height="0.48cm" svg:x="15.5cm" svg:y="8.03cm">
          <draw:text-box>
            <text:p text:style-name="P2"><text:span text:style-name="T3">562.00</text:span></text:p>
          </draw:text-box>
        </draw:frame>
        <draw:frame draw:style-name="gr6" draw:text-style-name="P7" draw:layer="layout" svg:width="0.9cm" svg:height="0.48cm" svg:x="17.9cm" svg:y="8.03cm">
          <draw:text-box>
            <text:p text:style-name="P2"><text:span text:style-name="T3">40.00</text:span></text:p>
          </draw:text-box>
        </draw:frame>
        <draw:polygon draw:style-name="gr3" draw:text-style-name="P4" draw:layer="layout" svg:width="6.301cm" svg:height="0.801cm" svg:x="1.001cm" svg:y="-0.499cm" svg:viewBox="0 0 6302 802" draw:points="0,0 6302,0 6302,802 0,802">
          <text:p/>
        </draw:polygon>
        <draw:polygon draw:style-name="gr4" draw:text-style-name="P5" draw:layer="layout" svg:width="6.301cm" svg:height="0.801cm" svg:x="1.001cm" svg:y="-0.499cm" svg:viewBox="0 0 6302 802" draw:points="0,0 6302,0 6302,802 0,802">
          <text:p/>
        </draw:polygon>
        <draw:polygon draw:style-name="gr3" draw:text-style-name="P4" draw:layer="layout" svg:width="6.402cm" svg:height="0.801cm" svg:x="7.301cm" svg:y="-0.499cm" svg:viewBox="0 0 6403 802" draw:points="0,0 6403,0 6403,802 0,802">
          <text:p/>
        </draw:polygon>
        <draw:polygon draw:style-name="gr4" draw:text-style-name="P5" draw:layer="layout" svg:width="6.402cm" svg:height="0.801cm" svg:x="7.301cm" svg:y="-0.499cm" svg:viewBox="0 0 6403 802" draw:points="0,0 6403,0 6403,802 0,802">
          <text:p/>
        </draw:polygon>
        <draw:polygon draw:style-name="gr3" draw:text-style-name="P4" draw:layer="layout" svg:width="6.301cm" svg:height="0.801cm" svg:x="13.701cm" svg:y="-0.499cm" svg:viewBox="0 0 6302 802" draw:points="0,0 6302,0 6302,802 0,802">
          <text:p/>
        </draw:polygon>
        <draw:polygon draw:style-name="gr4" draw:text-style-name="P5" draw:layer="layout" svg:width="6.301cm" svg:height="0.801cm" svg:x="13.701cm" svg:y="-0.499cm" svg:viewBox="0 0 6302 802" draw:points="0,0 6302,0 6302,802 0,802">
          <text:p/>
        </draw:polygon>
        <draw:frame draw:style-name="gr6" draw:text-style-name="P7" draw:layer="layout" svg:width="4.694cm" svg:height="0.48cm" svg:x="1.102cm" svg:y="-0.369cm">
          <draw:text-box>
            <text:p text:style-name="P2"><text:span text:style-name="T3">HR Teacher: PARKER, MR. W.</text:span></text:p>
          </draw:text-box>
        </draw:frame>
        <draw:polygon draw:style-name="gr3" draw:text-style-name="P4" draw:layer="layout" svg:width="2.401cm" svg:height="0.801cm" svg:x="1.001cm" svg:y="0.501cm" svg:viewBox="0 0 2402 802" draw:points="0,0 2402,0 2402,802 0,802">
          <text:p/>
        </draw:polygon>
        <draw:polygon draw:style-name="gr4" draw:text-style-name="P5" draw:layer="layout" svg:width="2.401cm" svg:height="0.801cm" svg:x="1.001cm" svg:y="0.501cm" svg:viewBox="0 0 2402 802" draw:points="0,0 2402,0 2402,802 0,802">
          <text:p/>
        </draw:polygon>
        <draw:frame draw:style-name="gr6" draw:text-style-name="P7" draw:layer="layout" svg:width="5.234cm" svg:height="0.48cm" svg:x="7.983cm" svg:y="-0.369cm">
          <draw:text-box>
            <text:p text:style-name="P2"><text:span text:style-name="T3">5 - Resident Attending Full Time</text:span></text:p>
          </draw:text-box>
        </draw:frame>
        <draw:polygon draw:style-name="gr3" draw:text-style-name="P4" draw:layer="layout" svg:width="2.401cm" svg:height="0.801cm" svg:x="3.402cm" svg:y="0.501cm" svg:viewBox="0 0 2402 802" draw:points="0,0 2402,0 2402,802 0,802">
          <text:p/>
        </draw:polygon>
        <draw:polygon draw:style-name="gr4" draw:text-style-name="P5" draw:layer="layout" svg:width="2.401cm" svg:height="0.801cm" svg:x="3.402cm" svg:y="0.501cm" svg:viewBox="0 0 2402 802" draw:points="0,0 2402,0 2402,802 0,802">
          <text:p/>
        </draw:polygon>
        <draw:frame draw:style-name="gr6" draw:text-style-name="P7" draw:layer="layout" svg:width="5.939cm" svg:height="0.48cm" svg:x="13.629cm" svg:y="-0.369cm">
          <draw:text-box>
            <text:p text:style-name="P2"><text:span text:style-name="T3">ESCR - ELEM/JH - Inactive <text:s/>% FS - 100</text:span></text:p>
          </draw:text-box>
        </draw:frame>
        <draw:polygon draw:style-name="gr3" draw:text-style-name="P4" draw:layer="layout" svg:width="2.401cm" svg:height="0.801cm" svg:x="5.801cm" svg:y="0.501cm" svg:viewBox="0 0 2402 802" draw:points="0,0 2402,0 2402,802 0,802">
          <text:p/>
        </draw:polygon>
        <draw:polygon draw:style-name="gr4" draw:text-style-name="P5" draw:layer="layout" svg:width="2.401cm" svg:height="0.801cm" svg:x="5.801cm" svg:y="0.501cm" svg:viewBox="0 0 2402 802" draw:points="0,0 2402,0 2402,802 0,802">
          <text:p/>
        </draw:polygon>
        <draw:frame draw:style-name="gr6" draw:text-style-name="P7" draw:layer="layout" svg:width="2.038cm" svg:height="0.48cm" svg:x="1.102cm" svg:y="0.631cm">
          <draw:text-box>
            <text:p text:style-name="P2"><text:span text:style-name="T4">School Year</text:span></text:p>
          </draw:text-box>
        </draw:frame>
        <draw:polygon draw:style-name="gr3" draw:text-style-name="P4" draw:layer="layout" svg:width="2.4cm" svg:height="0.801cm" svg:x="8.201cm" svg:y="0.501cm" svg:viewBox="0 0 2401 802" draw:points="0,0 2401,0 2401,802 0,802">
          <text:p/>
        </draw:polygon>
        <draw:polygon draw:style-name="gr4" draw:text-style-name="P5" draw:layer="layout" svg:width="2.4cm" svg:height="0.801cm" svg:x="8.201cm" svg:y="0.501cm" svg:viewBox="0 0 2401 802" draw:points="0,0 2401,0 2401,802 0,802">
          <text:p/>
        </draw:polygon>
        <draw:frame draw:style-name="gr6" draw:text-style-name="P7" draw:layer="layout" svg:width="1.42cm" svg:height="0.48cm" svg:x="3.502cm" svg:y="0.631cm">
          <draw:text-box>
            <text:p text:style-name="P2"><text:span text:style-name="T4">Excused</text:span></text:p>
          </draw:text-box>
        </draw:frame>
        <draw:polygon draw:style-name="gr3" draw:text-style-name="P4" draw:layer="layout" svg:width="2.401cm" svg:height="0.801cm" svg:x="10.601cm" svg:y="0.501cm" svg:viewBox="0 0 2402 802" draw:points="0,0 2402,0 2402,802 0,802">
          <text:p/>
        </draw:polygon>
        <draw:polygon draw:style-name="gr4" draw:text-style-name="P5" draw:layer="layout" svg:width="2.401cm" svg:height="0.801cm" svg:x="10.601cm" svg:y="0.501cm" svg:viewBox="0 0 2402 802" draw:points="0,0 2402,0 2402,802 0,802">
          <text:p/>
        </draw:polygon>
        <draw:frame draw:style-name="gr6" draw:text-style-name="P7" draw:layer="layout" svg:width="1.927cm" svg:height="0.48cm" svg:x="5.902cm" svg:y="0.631cm">
          <draw:text-box>
            <text:p text:style-name="P2"><text:span text:style-name="T4">Unexcused</text:span></text:p>
          </draw:text-box>
        </draw:frame>
        <draw:polygon draw:style-name="gr3" draw:text-style-name="P4" draw:layer="layout" svg:width="2.401cm" svg:height="0.801cm" svg:x="13.002cm" svg:y="0.501cm" svg:viewBox="0 0 2402 802" draw:points="0,0 2402,0 2402,802 0,802">
          <text:p/>
        </draw:polygon>
        <draw:polygon draw:style-name="gr4" draw:text-style-name="P5" draw:layer="layout" svg:width="2.401cm" svg:height="0.801cm" svg:x="13.002cm" svg:y="0.501cm" svg:viewBox="0 0 2402 802" draw:points="0,0 2402,0 2402,802 0,802">
          <text:p/>
        </draw:polygon>
        <draw:frame draw:style-name="gr6" draw:text-style-name="P7" draw:layer="layout" svg:width="2.138cm" svg:height="0.48cm" svg:x="8.302cm" svg:y="0.631cm">
          <draw:text-box>
            <text:p text:style-name="P2"><text:span text:style-name="T4">Medical Exc.</text:span></text:p>
          </draw:text-box>
        </draw:frame>
        <draw:polygon draw:style-name="gr3" draw:text-style-name="P4" draw:layer="layout" svg:width="2.401cm" svg:height="0.801cm" svg:x="15.401cm" svg:y="0.501cm" svg:viewBox="0 0 2402 802" draw:points="0,0 2402,0 2402,802 0,802">
          <text:p/>
        </draw:polygon>
        <draw:polygon draw:style-name="gr4" draw:text-style-name="P5" draw:layer="layout" svg:width="2.401cm" svg:height="0.801cm" svg:x="15.401cm" svg:y="0.501cm" svg:viewBox="0 0 2402 802" draw:points="0,0 2402,0 2402,802 0,802">
          <text:p/>
        </draw:polygon>
        <draw:frame draw:style-name="gr6" draw:text-style-name="P7" draw:layer="layout" svg:width="1.99cm" svg:height="0.48cm" svg:x="10.702cm" svg:y="0.631cm">
          <draw:text-box>
            <text:p text:style-name="P2"><text:span text:style-name="T4">Suspension</text:span></text:p>
          </draw:text-box>
        </draw:frame>
        <draw:polygon draw:style-name="gr3" draw:text-style-name="P4" draw:layer="layout" svg:width="2.401cm" svg:height="0.801cm" svg:x="17.802cm" svg:y="0.501cm" svg:viewBox="0 0 2402 802" draw:points="0,0 2402,0 2402,802 0,802">
          <text:p/>
        </draw:polygon>
        <draw:polygon draw:style-name="gr4" draw:text-style-name="P5" draw:layer="layout" svg:width="2.401cm" svg:height="0.801cm" svg:x="17.802cm" svg:y="0.501cm" svg:viewBox="0 0 2402 802" draw:points="0,0 2402,0 2402,802 0,802">
          <text:p/>
        </draw:polygon>
        <draw:frame draw:style-name="gr6" draw:text-style-name="P7" draw:layer="layout" svg:width="2.034cm" svg:height="0.48cm" svg:x="13.102cm" svg:y="0.631cm">
          <draw:text-box>
            <text:p text:style-name="P2"><text:span text:style-name="T4">Total Hours</text:span></text:p>
          </draw:text-box>
        </draw:frame>
        <draw:polygon draw:style-name="gr4" draw:text-style-name="P5" draw:layer="layout" svg:width="2.401cm" svg:height="0.801cm" svg:x="1.001cm" svg:y="1.301cm" svg:viewBox="0 0 2402 802" draw:points="0,0 2402,0 2402,802 0,802">
          <text:p/>
        </draw:polygon>
        <draw:frame draw:style-name="gr6" draw:text-style-name="P7" draw:layer="layout" svg:width="1.766cm" svg:height="0.48cm" svg:x="15.502cm" svg:y="0.631cm">
          <draw:text-box>
            <text:p text:style-name="P2"><text:span text:style-name="T4">Attending</text:span></text:p>
          </draw:text-box>
        </draw:frame>
        <draw:polygon draw:style-name="gr4" draw:text-style-name="P5" draw:layer="layout" svg:width="2.401cm" svg:height="0.801cm" svg:x="3.402cm" svg:y="1.301cm" svg:viewBox="0 0 2402 802" draw:points="0,0 2402,0 2402,802 0,802">
          <text:p/>
        </draw:polygon>
        <draw:frame draw:style-name="gr6" draw:text-style-name="P7" draw:layer="layout" svg:width="1.724cm" svg:height="0.48cm" svg:x="17.902cm" svg:y="0.631cm">
          <draw:text-box>
            <text:p text:style-name="P2"><text:span text:style-name="T4">Total Abs.</text:span></text:p>
          </draw:text-box>
        </draw:frame>
        <draw:polygon draw:style-name="gr4" draw:text-style-name="P5" draw:layer="layout" svg:width="2.401cm" svg:height="0.801cm" svg:x="5.801cm" svg:y="1.301cm" svg:viewBox="0 0 2402 802" draw:points="0,0 2402,0 2402,802 0,802">
          <text:p/>
        </draw:polygon>
        <draw:frame draw:style-name="gr6" draw:text-style-name="P7" draw:layer="layout" svg:width="1.723cm" svg:height="0.48cm" svg:x="1.102cm" svg:y="1.431cm">
          <draw:text-box>
            <text:p text:style-name="P2"><text:span text:style-name="T3">2024-2025</text:span></text:p>
          </draw:text-box>
        </draw:frame>
        <draw:polygon draw:style-name="gr4" draw:text-style-name="P5" draw:layer="layout" svg:width="2.4cm" svg:height="0.801cm" svg:x="8.201cm" svg:y="1.301cm" svg:viewBox="0 0 2401 802" draw:points="0,0 2401,0 2401,802 0,802">
          <text:p/>
        </draw:polygon>
        <draw:frame draw:style-name="gr6" draw:text-style-name="P7" draw:layer="layout" svg:width="0.9cm" svg:height="0.48cm" svg:x="3.502cm" svg:y="1.431cm">
          <draw:text-box>
            <text:p text:style-name="P2"><text:span text:style-name="T3">70.00</text:span></text:p>
          </draw:text-box>
        </draw:frame>
        <draw:polygon draw:style-name="gr4" draw:text-style-name="P5" draw:layer="layout" svg:width="2.401cm" svg:height="0.801cm" svg:x="10.601cm" svg:y="1.301cm" svg:viewBox="0 0 2402 802" draw:points="0,0 2402,0 2402,802 0,802">
          <text:p/>
        </draw:polygon>
        <draw:frame draw:style-name="gr6" draw:text-style-name="P7" draw:layer="layout" svg:width="0.699cm" svg:height="0.48cm" svg:x="5.902cm" svg:y="1.431cm">
          <draw:text-box>
            <text:p text:style-name="P2"><text:span text:style-name="T3">0.00</text:span></text:p>
          </draw:text-box>
        </draw:frame>
        <draw:polygon draw:style-name="gr4" draw:text-style-name="P5" draw:layer="layout" svg:width="2.401cm" svg:height="0.801cm" svg:x="13.002cm" svg:y="1.301cm" svg:viewBox="0 0 2402 802" draw:points="0,0 2402,0 2402,802 0,802">
          <text:p/>
        </draw:polygon>
        <draw:frame draw:style-name="gr6" draw:text-style-name="P7" draw:layer="layout" svg:width="0.699cm" svg:height="0.48cm" svg:x="8.302cm" svg:y="1.431cm">
          <draw:text-box>
            <text:p text:style-name="P2"><text:span text:style-name="T3">5.00</text:span></text:p>
          </draw:text-box>
        </draw:frame>
        <draw:polygon draw:style-name="gr4" draw:text-style-name="P5" draw:layer="layout" svg:width="2.401cm" svg:height="0.801cm" svg:x="15.401cm" svg:y="1.301cm" svg:viewBox="0 0 2402 802" draw:points="0,0 2402,0 2402,802 0,802">
          <text:p/>
        </draw:polygon>
        <draw:frame draw:style-name="gr6" draw:text-style-name="P7" draw:layer="layout" svg:width="0.699cm" svg:height="0.48cm" svg:x="10.702cm" svg:y="1.431cm">
          <draw:text-box>
            <text:p text:style-name="P2"><text:span text:style-name="T3">0.00</text:span></text:p>
          </draw:text-box>
        </draw:frame>
        <draw:polygon draw:style-name="gr4" draw:text-style-name="P5" draw:layer="layout" svg:width="2.401cm" svg:height="0.801cm" svg:x="17.802cm" svg:y="1.301cm" svg:viewBox="0 0 2402 802" draw:points="0,0 2402,0 2402,802 0,802">
          <text:p/>
        </draw:polygon>
        <draw:frame draw:style-name="gr6" draw:text-style-name="P7" draw:layer="layout" svg:width="1.101cm" svg:height="0.48cm" svg:x="13.102cm" svg:y="1.431cm">
          <draw:text-box>
            <text:p text:style-name="P2"><text:span text:style-name="T3">645.00</text:span></text:p>
          </draw:text-box>
        </draw:frame>
        <draw:frame draw:style-name="gr6" draw:text-style-name="P7" draw:layer="layout" svg:width="1.101cm" svg:height="0.48cm" svg:x="15.502cm" svg:y="1.431cm">
          <draw:text-box>
            <text:p text:style-name="P2"><text:span text:style-name="T3">575.00</text:span></text:p>
          </draw:text-box>
        </draw:frame>
        <draw:frame draw:style-name="gr6" draw:text-style-name="P7" draw:layer="layout" svg:width="0.9cm" svg:height="0.48cm" svg:x="17.902cm" svg:y="1.431cm">
          <draw:text-box>
            <text:p text:style-name="P2"><text:span text:style-name="T3">75.00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Sans-Bold" svg:font-family="NimbusSans-Bold"/>
    <style:font-face style:name="NimbusSans-Regular" svg:font-family="NimbusSans-Regular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0.999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2-19T10:12:42.005350943</dc:date>
    <meta:editing-duration>PT6M19S</meta:editing-duration>
    <meta:editing-cycles>3</meta:editing-cycles>
    <meta:generator>LibreOffice/25.2.7.2$Linux_X86_64 LibreOffice_project/520$Build-2</meta:generator>
    <meta:print-date>2026-02-19T10:10:21.408665189</meta:print-date>
    <meta:printed-by>PDF files</meta:printed-by>
    <meta:document-statistic meta:object-count="913"/>
  </office:meta>
</office:document-meta>
</file>